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Computer modern" svg:font-family="'Computer modern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7" style:family="table-cell" style:parent-style-name="Default">
      <style:text-properties style:font-name="Computer modern"/>
    </style:style>
    <style:style style:name="ce9" style:family="table-cell" style:parent-style-name="Default" style:data-style-name="N61">
      <style:text-properties style:font-name="Computer modern"/>
    </style:style>
    <style:style style:name="ce10" style:family="table-cell" style:parent-style-name="Default" style:data-style-name="N4">
      <style:text-properties style:font-name="Computer modern"/>
    </style:style>
    <style:style style:name="ce3" style:family="table-cell" style:parent-style-name="Default">
      <style:table-cell-properties fo:background-color="#fff200"/>
    </style:style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n" table:style-name="ta1">
        <table:shapes>
          <draw:frame draw:z-index="0" draw:style-name="gr1" draw:text-style-name="P1" svg:width="1144.46pt" svg:height="583.14pt" svg:x="143.26pt" svg:y="15.62pt">
            <draw:object draw:notify-on-update-of-ranges="von.A2:von.A201 von.B2:von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92197" calcext:value-type="float">
            <text:p>0.0029219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37356" calcext:value-type="float">
            <text:p>0.001373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29562" calcext:value-type="float">
            <text:p>0.022956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33874" calcext:value-type="float">
            <text:p>0.0093387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33874" calcext:value-type="float">
            <text:p>0.0093387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24197" calcext:value-type="float">
            <text:p>0.022419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5438" calcext:value-type="float">
            <text:p>0.010543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51598" calcext:value-type="float">
            <text:p>0.0015159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52181" calcext:value-type="float">
            <text:p>0.0095218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78501" calcext:value-type="float">
            <text:p>0.027850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37924" calcext:value-type="float">
            <text:p>0.033792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9022" calcext:value-type="float">
            <text:p>0.0024902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7219" calcext:value-type="float">
            <text:p>0.013721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21023" calcext:value-type="float">
            <text:p>0.0022102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47855" calcext:value-type="float">
            <text:p>0.0064785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90356" calcext:value-type="float">
            <text:p>0.001903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722086" calcext:value-type="float">
            <text:p>0.0072208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50325" calcext:value-type="float">
            <text:p>0.0025032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17849" calcext:value-type="float">
            <text:p>0.0091784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24742" calcext:value-type="float">
            <text:p>0.0022474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02156" calcext:value-type="float">
            <text:p>0.02021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74935" calcext:value-type="float">
            <text:p>0.017493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72211" calcext:value-type="float">
            <text:p>0.0027221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12172" calcext:value-type="float">
            <text:p>0.0091217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76453" calcext:value-type="float">
            <text:p>0.017645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3353" calcext:value-type="float">
            <text:p>0.011335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00272" calcext:value-type="float">
            <text:p>0.0090027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03809" calcext:value-type="float">
            <text:p>0.0090380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7144" calcext:value-type="float">
            <text:p>0.002714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5461" calcext:value-type="float">
            <text:p>0.011546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52756" calcext:value-type="float">
            <text:p>0.005527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72228" calcext:value-type="float">
            <text:p>0.0057222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595302" calcext:value-type="float">
            <text:p>0.059530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437731" calcext:value-type="float">
            <text:p>0.043773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13968" calcext:value-type="float">
            <text:p>0.021396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68762" calcext:value-type="float">
            <text:p>0.0056876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410039" calcext:value-type="float">
            <text:p>0.041003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32804" calcext:value-type="float">
            <text:p>0.023280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53353" calcext:value-type="float">
            <text:p>0.0045335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08821" calcext:value-type="float">
            <text:p>0.030882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414596" calcext:value-type="float">
            <text:p>0.041459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39683" calcext:value-type="float">
            <text:p>0.023968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569969" calcext:value-type="float">
            <text:p>0.056996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23512" calcext:value-type="float">
            <text:p>0.032351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2902" calcext:value-type="float">
            <text:p>0.018290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12255" calcext:value-type="float">
            <text:p>0.021225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06156" calcext:value-type="float">
            <text:p>0.008061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1382" calcext:value-type="float">
            <text:p>0.01813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09516" calcext:value-type="float">
            <text:p>0.020951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00733137" calcext:value-type="float">
            <text:p>7.33E-0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4051" calcext:value-type="float">
            <text:p>0.010405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899085" calcext:value-type="float">
            <text:p>8.99E-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89345" calcext:value-type="float">
            <text:p>0.028934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60781" calcext:value-type="float">
            <text:p>0.0056078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number-columns-repeated="2"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66911" calcext:value-type="float">
            <text:p>0.036691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88034" calcext:value-type="float">
            <text:p>0.028803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51894" calcext:value-type="float">
            <text:p>0.015189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65986" calcext:value-type="float">
            <text:p>0.0026598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67187" calcext:value-type="float">
            <text:p>0.026718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34287" calcext:value-type="float">
            <text:p>0.023428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90945" calcext:value-type="float">
            <text:p>0.019094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86344" calcext:value-type="float">
            <text:p>0.038634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58532" calcext:value-type="float">
            <text:p>0.035853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17997" calcext:value-type="float">
            <text:p>0.031799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41557" calcext:value-type="float">
            <text:p>0.03415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450182" calcext:value-type="float">
            <text:p>0.04501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72585" calcext:value-type="float">
            <text:p>0.027258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8879" calcext:value-type="float">
            <text:p>0.011887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05796" calcext:value-type="float">
            <text:p>0.020579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27938" calcext:value-type="float">
            <text:p>0.0042793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1657" calcext:value-type="float">
            <text:p>0.00916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37882" calcext:value-type="float">
            <text:p>0.002378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06324" calcext:value-type="float">
            <text:p>0.0050632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01022" calcext:value-type="float">
            <text:p>0.020102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715" calcext:value-type="float">
            <text:p>0.01071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32244" calcext:value-type="float">
            <text:p>0.023224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0495" calcext:value-type="float">
            <text:p>0.013049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168247" calcext:value-type="float">
            <text:p>1.68E-0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3181" calcext:value-type="float">
            <text:p>0.011318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7312" calcext:value-type="float">
            <text:p>0.0024731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" calcext:value-type="float">
            <text:p>0.00E+0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83391" calcext:value-type="float">
            <text:p>0.0088339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510493" calcext:value-type="float">
            <text:p>5.10E-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71472" calcext:value-type="float">
            <text:p>0.0027147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00113845" calcext:value-type="float">
            <text:p>1.14E-0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730622" calcext:value-type="float">
            <text:p>7.31E-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7208" calcext:value-type="float">
            <text:p>0.0037720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26657" calcext:value-type="float">
            <text:p>0.01266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0357" calcext:value-type="float">
            <text:p>0.00503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0892821" calcext:value-type="float">
            <text:p>8.93E-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21688" calcext:value-type="float">
            <text:p>0.0062168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2592" calcext:value-type="float">
            <text:p>0.010259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95082" calcext:value-type="float">
            <text:p>0.02950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0056" calcext:value-type="float">
            <text:p>0.018005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62079" calcext:value-type="float">
            <text:p>0.0026207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8006" calcext:value-type="float">
            <text:p>0.0024800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5885" calcext:value-type="float">
            <text:p>0.018588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7411" calcext:value-type="float">
            <text:p>0.01741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00381" calcext:value-type="float">
            <text:p>0.0050038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10015" calcext:value-type="float">
            <text:p>0.0011001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25427" calcext:value-type="float">
            <text:p>0.012542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47413" calcext:value-type="float">
            <text:p>0.024741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4414" calcext:value-type="float">
            <text:p>0.013441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507829" calcext:value-type="float">
            <text:p>0.0050782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5197" calcext:value-type="float">
            <text:p>0.018519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57446" calcext:value-type="float">
            <text:p>0.0015744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85587" calcext:value-type="float">
            <text:p>0.0048558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91605" calcext:value-type="float">
            <text:p>0.0039160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9294" calcext:value-type="float">
            <text:p>0.013929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01522" calcext:value-type="float">
            <text:p>0.020152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35982" calcext:value-type="float">
            <text:p>0.006359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8531" calcext:value-type="float">
            <text:p>0.0024853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0538" calcext:value-type="float">
            <text:p>0.013053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93363" calcext:value-type="float">
            <text:p>0.019336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2883" calcext:value-type="float">
            <text:p>0.0024288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.0207263" calcext:value-type="float">
            <text:p>2.07E-0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60363" calcext:value-type="float">
            <text:p>0.0016036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9855" calcext:value-type="float">
            <text:p>0.010985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0831038" calcext:value-type="float">
            <text:p>0.00083103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05608" calcext:value-type="float">
            <text:p>0.0010560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0542969" calcext:value-type="float">
            <text:p>0.00054296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27782" calcext:value-type="float">
            <text:p>0.01277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3903" calcext:value-type="float">
            <text:p>0.003739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table:style-name="ce1" office:value-type="float" office:value="0" calcext:value-type="float">
            <text:p>0.00E+0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94719" calcext:value-type="float">
            <text:p>0.0019471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28636" calcext:value-type="float">
            <text:p>0.0012863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4857" calcext:value-type="float">
            <text:p>0.00848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50752" calcext:value-type="float">
            <text:p>0.0015075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8188" calcext:value-type="float">
            <text:p>0.0037818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1352" calcext:value-type="float">
            <text:p>0.008135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1873" calcext:value-type="float">
            <text:p>0.013187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7579" calcext:value-type="float">
            <text:p>0.013757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91321" calcext:value-type="float">
            <text:p>0.0049132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2227" calcext:value-type="float">
            <text:p>0.006222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4785" calcext:value-type="float">
            <text:p>0.011478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3307" calcext:value-type="float">
            <text:p>0.011330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1966" calcext:value-type="float">
            <text:p>0.011196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86065" calcext:value-type="float">
            <text:p>0.0088606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6153" calcext:value-type="float">
            <text:p>0.0037615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44055" calcext:value-type="float">
            <text:p>0.0064405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66793" calcext:value-type="float">
            <text:p>0.0026679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28784" calcext:value-type="float">
            <text:p>0.0062878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5938" calcext:value-type="float">
            <text:p>0.0037593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56231" calcext:value-type="float">
            <text:p>0.0025623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75879" calcext:value-type="float">
            <text:p>0.0037587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84076" calcext:value-type="float">
            <text:p>0.018407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75839" calcext:value-type="float">
            <text:p>0.0047583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78858" calcext:value-type="float">
            <text:p>0.0047885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53695" calcext:value-type="float">
            <text:p>0.0095369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0830442" calcext:value-type="float">
            <text:p>0.00083044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49943" calcext:value-type="float">
            <text:p>0.014994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63457" calcext:value-type="float">
            <text:p>0.0086345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93097" calcext:value-type="float">
            <text:p>0.019309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0137687" calcext:value-type="float">
            <text:p>0.00013768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66759" calcext:value-type="float">
            <text:p>0.016675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1454" calcext:value-type="float">
            <text:p>0.01145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22394" calcext:value-type="float">
            <text:p>0.012239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4582" calcext:value-type="float">
            <text:p>0.003458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13764" calcext:value-type="float">
            <text:p>0.0061376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41087" calcext:value-type="float">
            <text:p>0.014108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29036" calcext:value-type="float">
            <text:p>0.012903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65141" calcext:value-type="float">
            <text:p>0.0016514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68078" calcext:value-type="float">
            <text:p>0.0046807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06661" calcext:value-type="float">
            <text:p>0.0090666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636125" calcext:value-type="float">
            <text:p>0.0063612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24742" calcext:value-type="float">
            <text:p>0.0224742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76021" calcext:value-type="float">
            <text:p>0.027602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87999" calcext:value-type="float">
            <text:p>0.0088799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87999" calcext:value-type="float">
            <text:p>0.0088799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65955" calcext:value-type="float">
            <text:p>0.016595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4703" calcext:value-type="float">
            <text:p>0.01347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311431" calcext:value-type="float">
            <text:p>0.0311431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77914" calcext:value-type="float">
            <text:p>0.0087791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93685" calcext:value-type="float">
            <text:p>0.0089368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03805" calcext:value-type="float">
            <text:p>0.0103805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38076" calcext:value-type="float">
            <text:p>0.023807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955427" calcext:value-type="float">
            <text:p>0.00955427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146464" calcext:value-type="float">
            <text:p>0.0014646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40824" calcext:value-type="float">
            <text:p>0.00240824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394419" calcext:value-type="float">
            <text:p>0.00394419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67563" calcext:value-type="float">
            <text:p>0.016756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815028" calcext:value-type="float">
            <text:p>0.00815028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222206" calcext:value-type="float">
            <text:p>0.0022220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0496703" calcext:value-type="float">
            <text:p>0.00496703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134906" calcext:value-type="float">
            <text:p>0.0134906</text:p>
          </table:table-cell>
          <table:table-cell office:value-type="float" office:value="0.0334909" calcext:value-type="float">
            <text:p>0.0334909</text:p>
          </table:table-cell>
        </table:table-row>
        <table:table-row table:style-name="ro1">
          <table:table-cell office:value-type="float" office:value="0.0250711" calcext:value-type="float">
            <text:p>0.0250711</text:p>
          </table:table-cell>
          <table:table-cell office:value-type="float" office:value="0.0334909" calcext:value-type="float">
            <text:p>0.0334909</text:p>
          </table:table-cell>
        </table:table-row>
      </table:table>
      <table:table table:name="lutoTest" table:style-name="ta1">
        <table:shapes>
          <draw:frame draw:z-index="0" draw:style-name="gr1" draw:text-style-name="P1" svg:width="1276.33pt" svg:height="717.9pt" svg:x="295.4pt" svg:y="35.32pt">
            <draw:object draw:notify-on-update-of-ranges="lutoTest.A1:lutoTest.A1 lutoTest.A2:lutoTest.A250 lutoTest.B1:lutoTest.B1 lutoTest.B2:lutoTest.B250 lutoTest.C1:lutoTest.C1 lutoTest.C2:lutoTest.C250 lutoTest.D1:lutoTest.D1 lutoTest.D2:lutoTest.D2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2" table:number-columns-repeated="1020" table:default-cell-style-name="ce7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0529268" calcext:value-type="float">
            <text:p>0.005292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8"/>
          <table:table-cell table:style-name="ce10" table:number-columns-repeated="6"/>
          <table:table-cell table:number-columns-repeated="1007"/>
        </table:table-row>
        <table:table-row table:style-name="ro1">
          <table:table-cell office:value-type="float" office:value="0.0106699" calcext:value-type="float">
            <text:p>0.01066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447828" calcext:value-type="float">
            <text:p>0.0044782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60413" calcext:value-type="float">
            <text:p>0.00260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40736" calcext:value-type="float">
            <text:p>0.0240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715" calcext:value-type="float">
            <text:p>0.0127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17424" calcext:value-type="float">
            <text:p>0.001174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5745" calcext:value-type="float">
            <text:p>0.01757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13057" calcext:value-type="float">
            <text:p>0.021305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58438" calcext:value-type="float">
            <text:p>0.00158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0872" calcext:value-type="float">
            <text:p>0.014087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90524" calcext:value-type="float">
            <text:p>0.00390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3723" calcext:value-type="float">
            <text:p>0.015372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56258" calcext:value-type="float">
            <text:p>0.0025625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2591" calcext:value-type="float">
            <text:p>0.01525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4384" calcext:value-type="float">
            <text:p>0.0024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6426" calcext:value-type="float">
            <text:p>0.01164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252695" calcext:value-type="float">
            <text:p>2.53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20027" calcext:value-type="float">
            <text:p>2.00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53955" calcext:value-type="float">
            <text:p>0.002539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52846" calcext:value-type="float">
            <text:p>0.002528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00279" calcext:value-type="float">
            <text:p>0.0200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00279" calcext:value-type="float">
            <text:p>0.0200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20586" calcext:value-type="float">
            <text:p>0.001205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11241" calcext:value-type="float">
            <text:p>0.00511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42362" calcext:value-type="float">
            <text:p>0.00642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20617" calcext:value-type="float">
            <text:p>0.005206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39794" calcext:value-type="float">
            <text:p>0.01397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60601" calcext:value-type="float">
            <text:p>0.01606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0603" calcext:value-type="float">
            <text:p>0.01106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42222" calcext:value-type="float">
            <text:p>0.02422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36967" calcext:value-type="float">
            <text:p>0.01369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415" calcext:value-type="float">
            <text:p>0.0124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797123" calcext:value-type="float">
            <text:p>0.0079712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04523" calcext:value-type="float">
            <text:p>0.0010452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71914" calcext:value-type="float">
            <text:p>0.0067191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4347" calcext:value-type="float">
            <text:p>0.01443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17997" calcext:value-type="float">
            <text:p>0.02179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417317" calcext:value-type="float">
            <text:p>0.04173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86334" calcext:value-type="float">
            <text:p>0.0286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401536" calcext:value-type="float">
            <text:p>0.0401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23766" calcext:value-type="float">
            <text:p>0.02237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212324" calcext:value-type="float">
            <text:p>2.12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176761" calcext:value-type="float">
            <text:p>1.77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5432" calcext:value-type="float">
            <text:p>0.01754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75962" calcext:value-type="float">
            <text:p>0.003759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52816" calcext:value-type="float">
            <text:p>0.00252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5941" calcext:value-type="float">
            <text:p>0.01259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30629" calcext:value-type="float">
            <text:p>0.006306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7089" calcext:value-type="float">
            <text:p>0.0127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557293" calcext:value-type="float">
            <text:p>0.05572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7747" calcext:value-type="float">
            <text:p>0.03877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58877" calcext:value-type="float">
            <text:p>0.003588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8185" calcext:value-type="float">
            <text:p>0.04781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1463" calcext:value-type="float">
            <text:p>0.007914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71305" calcext:value-type="float">
            <text:p>0.005713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05343" calcext:value-type="float">
            <text:p>0.005053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1726" calcext:value-type="float">
            <text:p>0.02817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8725" calcext:value-type="float">
            <text:p>0.02287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1499" calcext:value-type="float">
            <text:p>0.0211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8159" calcext:value-type="float">
            <text:p>0.0338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7223" calcext:value-type="float">
            <text:p>0.01372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332" calcext:value-type="float">
            <text:p>0.01163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98053" calcext:value-type="float">
            <text:p>0.00298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96213" calcext:value-type="float">
            <text:p>0.00196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3515" calcext:value-type="float">
            <text:p>0.01335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6361" calcext:value-type="float">
            <text:p>0.02463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25164" calcext:value-type="float">
            <text:p>0.05251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70262" calcext:value-type="float">
            <text:p>0.07702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4497" calcext:value-type="float">
            <text:p>0.04944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54473" calcext:value-type="float">
            <text:p>0.00254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106" calcext:value-type="float">
            <text:p>0.01521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2994" calcext:value-type="float">
            <text:p>0.0142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65287" calcext:value-type="float">
            <text:p>0.008652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4752" calcext:value-type="float">
            <text:p>0.0154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72149" calcext:value-type="float">
            <text:p>0.002721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62265" calcext:value-type="float">
            <text:p>0.00362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969413" calcext:value-type="float">
            <text:p>0.009694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23691" calcext:value-type="float">
            <text:p>0.0062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38576" calcext:value-type="float">
            <text:p>0.005385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55119" calcext:value-type="float">
            <text:p>0.00555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130087" calcext:value-type="float">
            <text:p>0.0001300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40813" calcext:value-type="float">
            <text:p>0.008408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8662" calcext:value-type="float">
            <text:p>0.01186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54102" calcext:value-type="float">
            <text:p>0.003541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766566" calcext:value-type="float">
            <text:p>0.0076656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0435" calcext:value-type="float">
            <text:p>0.0104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8005" calcext:value-type="float">
            <text:p>0.0178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618163" calcext:value-type="float">
            <text:p>6.18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116189" calcext:value-type="float">
            <text:p>1.16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4413" calcext:value-type="float">
            <text:p>0.003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4413" calcext:value-type="float">
            <text:p>0.003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85189" calcext:value-type="float">
            <text:p>0.0018518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19492" calcext:value-type="float">
            <text:p>0.0061949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976354" calcext:value-type="float">
            <text:p>0.00097635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20197" calcext:value-type="float">
            <text:p>0.005201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77596" calcext:value-type="float">
            <text:p>7.76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00602901" calcext:value-type="float">
            <text:p>6.03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12534" calcext:value-type="float">
            <text:p>0.005125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11043" calcext:value-type="float">
            <text:p>0.0061104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07613" calcext:value-type="float">
            <text:p>0.006076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256258" calcext:value-type="float">
            <text:p>2.56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6209" calcext:value-type="float">
            <text:p>0.0126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792337" calcext:value-type="float">
            <text:p>7.92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0464" calcext:value-type="float">
            <text:p>0.06204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134001" calcext:value-type="float">
            <text:p>1.3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46436" calcext:value-type="float">
            <text:p>0.006464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0175697" calcext:value-type="float">
            <text:p>1.76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9171" calcext:value-type="float">
            <text:p>0.0209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9492" calcext:value-type="float">
            <text:p>0.02594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96159" calcext:value-type="float">
            <text:p>0.0296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5894" calcext:value-type="float">
            <text:p>0.02458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7636" calcext:value-type="float">
            <text:p>0.01576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1187" calcext:value-type="float">
            <text:p>0.06211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8323" calcext:value-type="float">
            <text:p>0.0558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641" calcext:value-type="float">
            <text:p>0.0276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427799" calcext:value-type="float">
            <text:p>4.28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417" calcext:value-type="float">
            <text:p>0.04154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89915" calcext:value-type="float">
            <text:p>0.001899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921" calcext:value-type="float">
            <text:p>0.0019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4081" calcext:value-type="float">
            <text:p>0.02640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1202" calcext:value-type="float">
            <text:p>0.02212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5869" calcext:value-type="float">
            <text:p>0.0125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1101" calcext:value-type="float">
            <text:p>0.03011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0163" calcext:value-type="float">
            <text:p>0.01101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3996" calcext:value-type="float">
            <text:p>0.004339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7849" calcext:value-type="float">
            <text:p>0.0378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09611" calcext:value-type="float">
            <text:p>0.007096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6233" calcext:value-type="float">
            <text:p>0.0116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87432" calcext:value-type="float">
            <text:p>0.02874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88166" calcext:value-type="float">
            <text:p>0.01881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0779" calcext:value-type="float">
            <text:p>0.01507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40423" calcext:value-type="float">
            <text:p>0.003404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0498" calcext:value-type="float">
            <text:p>0.0170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75019" calcext:value-type="float">
            <text:p>0.002750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4643" calcext:value-type="float">
            <text:p>0.0114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1994" calcext:value-type="float">
            <text:p>0.0171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27506" calcext:value-type="float">
            <text:p>0.0227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06037" calcext:value-type="float">
            <text:p>0.00806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1872" calcext:value-type="float">
            <text:p>0.01518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90336" calcext:value-type="float">
            <text:p>0.003903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02042" calcext:value-type="float">
            <text:p>0.010204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25939" calcext:value-type="float">
            <text:p>0.005259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168353" calcext:value-type="float">
            <text:p>0.0001683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69547" calcext:value-type="float">
            <text:p>0.002695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22167" calcext:value-type="float">
            <text:p>0.01221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435409" calcext:value-type="float">
            <text:p>0.004354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795168" calcext:value-type="float">
            <text:p>7.95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53116" calcext:value-type="float">
            <text:p>0.003531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734425" calcext:value-type="float">
            <text:p>0.007344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03277" calcext:value-type="float">
            <text:p>0.020327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917801" calcext:value-type="float">
            <text:p>0.009178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97335" calcext:value-type="float">
            <text:p>0.01973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0047" calcext:value-type="float">
            <text:p>0.0110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9165" calcext:value-type="float">
            <text:p>0.01491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175432" calcext:value-type="float">
            <text:p>1.7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150594" calcext:value-type="float">
            <text:p>1.51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929344" calcext:value-type="float">
            <text:p>0.009293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04581" calcext:value-type="float">
            <text:p>0.01045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15493" calcext:value-type="float">
            <text:p>0.02154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89566" calcext:value-type="float">
            <text:p>0.018956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64005" calcext:value-type="float">
            <text:p>0.0164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250168" calcext:value-type="float">
            <text:p>2.50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02359" calcext:value-type="float">
            <text:p>0.006023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6353" calcext:value-type="float">
            <text:p>0.0163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65196" calcext:value-type="float">
            <text:p>0.0026519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889748" calcext:value-type="float">
            <text:p>0.0008897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6426" calcext:value-type="float">
            <text:p>0.01564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767526" calcext:value-type="float">
            <text:p>0.007675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444742" calcext:value-type="float">
            <text:p>0.04447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869" calcext:value-type="float">
            <text:p>0.026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53183" calcext:value-type="float">
            <text:p>0.06531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8044" calcext:value-type="float">
            <text:p>0.009280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80369" calcext:value-type="float">
            <text:p>0.06803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7964" calcext:value-type="float">
            <text:p>0.07579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8882" calcext:value-type="float">
            <text:p>0.01588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128144" calcext:value-type="float">
            <text:p>0.1281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4664" calcext:value-type="float">
            <text:p>0.04746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59321" calcext:value-type="float">
            <text:p>0.08593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3172" calcext:value-type="float">
            <text:p>0.05531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65665" calcext:value-type="float">
            <text:p>0.006656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6229" calcext:value-type="float">
            <text:p>0.00926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508" calcext:value-type="float">
            <text:p>0.01245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3428" calcext:value-type="float">
            <text:p>0.0333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898" calcext:value-type="float">
            <text:p>0.023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016" calcext:value-type="float">
            <text:p>0.0151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232691" calcext:value-type="float">
            <text:p>2.3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9821" calcext:value-type="float">
            <text:p>0.01898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7517" calcext:value-type="float">
            <text:p>0.04275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68407" calcext:value-type="float">
            <text:p>0.003684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8625" calcext:value-type="float">
            <text:p>0.02586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857" calcext:value-type="float">
            <text:p>0.0415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0573" calcext:value-type="float">
            <text:p>0.009405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2572" calcext:value-type="float">
            <text:p>0.04225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3589" calcext:value-type="float">
            <text:p>0.014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434" calcext:value-type="float">
            <text:p>0.01564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6673" calcext:value-type="float">
            <text:p>0.036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03691" calcext:value-type="float">
            <text:p>0.0080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302" calcext:value-type="float">
            <text:p>0.0109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7977" calcext:value-type="float">
            <text:p>0.04779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6798" calcext:value-type="float">
            <text:p>0.00467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45552" calcext:value-type="float">
            <text:p>0.005455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17242" calcext:value-type="float">
            <text:p>0.0217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64132" calcext:value-type="float">
            <text:p>0.0264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306399" calcext:value-type="float">
            <text:p>0.03063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44138" calcext:value-type="float">
            <text:p>0.002441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37207" calcext:value-type="float">
            <text:p>0.003372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25902" calcext:value-type="float">
            <text:p>0.002259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232425" calcext:value-type="float">
            <text:p>2.32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00622571" calcext:value-type="float">
            <text:p>6.23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69702" calcext:value-type="float">
            <text:p>0.01697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0171" calcext:value-type="float">
            <text:p>0.020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337684" calcext:value-type="float">
            <text:p>0.03376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0915" calcext:value-type="float">
            <text:p>0.01709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959218" calcext:value-type="float">
            <text:p>0.0009592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08205" calcext:value-type="float">
            <text:p>0.02082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53691" calcext:value-type="float">
            <text:p>0.015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88088" calcext:value-type="float">
            <text:p>0.00188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2724" calcext:value-type="float">
            <text:p>0.01727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6917" calcext:value-type="float">
            <text:p>0.00869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100848" calcext:value-type="float">
            <text:p>0.001008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0708" calcext:value-type="float">
            <text:p>0.01407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278399" calcext:value-type="float">
            <text:p>2.78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00526011" calcext:value-type="float">
            <text:p>5.26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74284" calcext:value-type="float">
            <text:p>0.008742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4898" calcext:value-type="float">
            <text:p>0.0174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86953" calcext:value-type="float">
            <text:p>0.00869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64808" calcext:value-type="float">
            <text:p>0.01648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614202" calcext:value-type="float">
            <text:p>6.14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20073" calcext:value-type="float">
            <text:p>0.0062007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52731" calcext:value-type="float">
            <text:p>0.003527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30946" calcext:value-type="float">
            <text:p>0.005309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523788" calcext:value-type="float">
            <text:p>0.00523788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302759" calcext:value-type="float">
            <text:p>3.03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3944" calcext:value-type="float">
            <text:p>0.011394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291386" calcext:value-type="float">
            <text:p>0.00291386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260649" calcext:value-type="float">
            <text:p>0.026064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437344" calcext:value-type="float">
            <text:p>0.04373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table:style-name="ce9" office:value-type="float" office:value="0.000672907" calcext:value-type="float">
            <text:p>6.73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70724" calcext:value-type="float">
            <text:p>0.01707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3768" calcext:value-type="float">
            <text:p>0.0037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635961" calcext:value-type="float">
            <text:p>0.00635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00398129" calcext:value-type="float">
            <text:p>0.000398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5499" calcext:value-type="float">
            <text:p>0.0115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15499" calcext:value-type="float">
            <text:p>0.0115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1433" calcext:value-type="float">
            <text:p>0.01414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>
          <table:table-cell office:value-type="float" office:value="0.0145414" calcext:value-type="float">
            <text:p>0.01454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909" calcext:value-type="float">
            <text:p>0.0334909</text:p>
          </table:table-cell>
          <table:table-cell table:number-columns-repeated="102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nu" table:style-name="ta1">
        <table:shapes>
          <draw:frame draw:z-index="0" draw:style-name="gr1" draw:text-style-name="P1" svg:width="1113.68pt" svg:height="552.64pt" svg:x="143.6pt" svg:y="15.82pt">
            <draw:object draw:notify-on-update-of-ranges="dnu.A2:dnu.A201 dnu.B2:dnu.B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2911" calcext:value-type="float">
            <text:p>0.023291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55198" calcext:value-type="float">
            <text:p>0.001551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7391" calcext:value-type="float">
            <text:p>0.021739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22767" calcext:value-type="float">
            <text:p>1.2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547618" calcext:value-type="float">
            <text:p>5.48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43" calcext:value-type="float">
            <text:p>0.0127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32202" calcext:value-type="float">
            <text:p>0.00932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56088" calcext:value-type="float">
            <text:p>0.0095608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7648" calcext:value-type="float">
            <text:p>0.012764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2907" calcext:value-type="float">
            <text:p>0.01229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2385" calcext:value-type="float">
            <text:p>0.01323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5852" calcext:value-type="float">
            <text:p>0.0258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2551" calcext:value-type="float">
            <text:p>0.00021255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6032" calcext:value-type="float">
            <text:p>0.004160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54168" calcext:value-type="float">
            <text:p>0.00015416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800006" calcext:value-type="float">
            <text:p>8.00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56818" calcext:value-type="float">
            <text:p>0.01568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04132" calcext:value-type="float">
            <text:p>0.03041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38362" calcext:value-type="float">
            <text:p>1.38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24711" calcext:value-type="float">
            <text:p>0.0092471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1843" calcext:value-type="float">
            <text:p>0.02318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2974" calcext:value-type="float">
            <text:p>0.004329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9245" calcext:value-type="float">
            <text:p>0.0037924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6383" calcext:value-type="float">
            <text:p>0.010638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4161" calcext:value-type="float">
            <text:p>0.010416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872" calcext:value-type="float">
            <text:p>0.004628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0851229" calcext:value-type="float">
            <text:p>8.51E-0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1578" calcext:value-type="float">
            <text:p>0.014157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1555" calcext:value-type="float">
            <text:p>0.014155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35399" calcext:value-type="float">
            <text:p>0.00033539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82745" calcext:value-type="float">
            <text:p>0.0038274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4363" calcext:value-type="float">
            <text:p>0.0039436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16175" calcext:value-type="float">
            <text:p>0.00011617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36023" calcext:value-type="float">
            <text:p>0.023602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43543" calcext:value-type="float">
            <text:p>0.03435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80556" calcext:value-type="float">
            <text:p>0.038055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329" calcext:value-type="float">
            <text:p>0.02193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5352" calcext:value-type="float">
            <text:p>0.0253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5953" calcext:value-type="float">
            <text:p>0.0041595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4092" calcext:value-type="float">
            <text:p>0.00021409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8163" calcext:value-type="float">
            <text:p>0.012816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43437" calcext:value-type="float">
            <text:p>0.003434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9298" calcext:value-type="float">
            <text:p>0.03192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72854" calcext:value-type="float">
            <text:p>0.0372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66558" calcext:value-type="float">
            <text:p>0.05665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00437" calcext:value-type="float">
            <text:p>0.001004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35282" calcext:value-type="float">
            <text:p>0.003352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537599" calcext:value-type="float">
            <text:p>0.053759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number-columns-repeated="2"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1958" calcext:value-type="float">
            <text:p>0.02019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2693" calcext:value-type="float">
            <text:p>0.0047269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78377" calcext:value-type="float">
            <text:p>0.0783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84746" calcext:value-type="float">
            <text:p>0.028474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31304" calcext:value-type="float">
            <text:p>0.0093130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185" calcext:value-type="float">
            <text:p>0.02191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12874" calcext:value-type="float">
            <text:p>0.01128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4738" calcext:value-type="float">
            <text:p>0.009947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3077" calcext:value-type="float">
            <text:p>0.01830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3836" calcext:value-type="float">
            <text:p>0.014383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2531" calcext:value-type="float">
            <text:p>0.031253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611076" calcext:value-type="float">
            <text:p>0.06110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92398" calcext:value-type="float">
            <text:p>0.0009239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4848" calcext:value-type="float">
            <text:p>0.0484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5239" calcext:value-type="float">
            <text:p>0.01652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9465" calcext:value-type="float">
            <text:p>0.016946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782" calcext:value-type="float">
            <text:p>0.01427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752828" calcext:value-type="float">
            <text:p>0.075282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62331" calcext:value-type="float">
            <text:p>0.0036233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2079" calcext:value-type="float">
            <text:p>0.02220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513635" calcext:value-type="float">
            <text:p>0.005136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3958" calcext:value-type="float">
            <text:p>0.00044395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17002" calcext:value-type="float">
            <text:p>0.0002170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5166" calcext:value-type="float">
            <text:p>0.013516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99838" calcext:value-type="float">
            <text:p>0.008998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8964" calcext:value-type="float">
            <text:p>0.017896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29404" calcext:value-type="float">
            <text:p>0.032940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036" calcext:value-type="float">
            <text:p>0.010203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14285" calcext:value-type="float">
            <text:p>1.4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0014" calcext:value-type="float">
            <text:p>0.014001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83557" calcext:value-type="float">
            <text:p>0.0002835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8449" calcext:value-type="float">
            <text:p>0.004184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005" calcext:value-type="float">
            <text:p>0.01010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232911" calcext:value-type="float">
            <text:p>2.33E-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3087" calcext:value-type="float">
            <text:p>0.0130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4649" calcext:value-type="float">
            <text:p>0.0001046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1947" calcext:value-type="float">
            <text:p>0.0044194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000239536" calcext:value-type="float">
            <text:p>2.40E-0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301" calcext:value-type="float">
            <text:p>0.00463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1462" calcext:value-type="float">
            <text:p>0.00010146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303" calcext:value-type="float">
            <text:p>0.004083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272" calcext:value-type="float">
            <text:p>0.00422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55708" calcext:value-type="float">
            <text:p>0.0004557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2267" calcext:value-type="float">
            <text:p>0.0040226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5494" calcext:value-type="float">
            <text:p>0.00022549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9229" calcext:value-type="float">
            <text:p>0.004092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32087" calcext:value-type="float">
            <text:p>0.006320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0515" calcext:value-type="float">
            <text:p>0.021051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314" calcext:value-type="float">
            <text:p>0.014731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932" calcext:value-type="float">
            <text:p>0.0004493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12184" calcext:value-type="float">
            <text:p>0.006121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1646" calcext:value-type="float">
            <text:p>0.008164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292" calcext:value-type="float">
            <text:p>0.014429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13247" calcext:value-type="float">
            <text:p>0.0071324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2718" calcext:value-type="float">
            <text:p>0.02127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843" calcext:value-type="float">
            <text:p>0.01428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76027" calcext:value-type="float">
            <text:p>0.003760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90601" calcext:value-type="float">
            <text:p>0.003906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8605" calcext:value-type="float">
            <text:p>0.01886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27893" calcext:value-type="float">
            <text:p>0.0042789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784" calcext:value-type="float">
            <text:p>0.01427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3071" calcext:value-type="float">
            <text:p>0.010307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235" calcext:value-type="float">
            <text:p>0.00442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63009" calcext:value-type="float">
            <text:p>0.0076300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47752" calcext:value-type="float">
            <text:p>0.007477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6875" calcext:value-type="float">
            <text:p>0.0044687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6202" calcext:value-type="float">
            <text:p>0.00416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64" calcext:value-type="float">
            <text:p>0.014576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54752" calcext:value-type="float">
            <text:p>0.0001547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38828" calcext:value-type="float">
            <text:p>0.0083882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23352" calcext:value-type="float">
            <text:p>0.008233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89536" calcext:value-type="float">
            <text:p>8.95E-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25027" calcext:value-type="float">
            <text:p>0.009250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46125" calcext:value-type="float">
            <text:p>0.00044612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740133" calcext:value-type="float">
            <text:p>0.0074013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1295" calcext:value-type="float">
            <text:p>0.02212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61735" calcext:value-type="float">
            <text:p>0.0086173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5691" calcext:value-type="float">
            <text:p>0.008569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80418" calcext:value-type="float">
            <text:p>0.0088041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38152" calcext:value-type="float">
            <text:p>0.0083815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4308" calcext:value-type="float">
            <text:p>0.01443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312483" calcext:value-type="float">
            <text:p>0.031248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9396" calcext:value-type="float">
            <text:p>0.020939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42186" calcext:value-type="float">
            <text:p>0.0044218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73109" calcext:value-type="float">
            <text:p>0.0047310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7305" calcext:value-type="float">
            <text:p>0.0045730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71421" calcext:value-type="float">
            <text:p>0.00047142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3288" calcext:value-type="float">
            <text:p>0.00022328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26112" calcext:value-type="float">
            <text:p>0.00022611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358984" calcext:value-type="float">
            <text:p>0.003589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62954" calcext:value-type="float">
            <text:p>0.01629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0949" calcext:value-type="float">
            <text:p>0.020094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800665" calcext:value-type="float">
            <text:p>0.0080066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9995" calcext:value-type="float">
            <text:p>0.00999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5857" calcext:value-type="float">
            <text:p>0.02258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02108" calcext:value-type="float">
            <text:p>0.0040210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3622" calcext:value-type="float">
            <text:p>0.018362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2394" calcext:value-type="float">
            <text:p>0.00010239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2339" calcext:value-type="float">
            <text:p>0.004123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251" calcext:value-type="float">
            <text:p>0.014725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90539" calcext:value-type="float">
            <text:p>0.019053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208138" calcext:value-type="float">
            <text:p>0.000208138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57855" calcext:value-type="float">
            <text:p>0.0045785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8856" calcext:value-type="float">
            <text:p>0.014885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2041" calcext:value-type="float">
            <text:p>0.010204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07706" calcext:value-type="float">
            <text:p>0.00010770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63182" calcext:value-type="float">
            <text:p>0.0046318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78657" calcext:value-type="float">
            <text:p>0.017865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21795" calcext:value-type="float">
            <text:p>0.022179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26329" calcext:value-type="float">
            <text:p>0.0126329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table:style-name="ce1" office:value-type="float" office:value="0.00243318" calcext:value-type="float">
            <text:p>2.43E-03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5137" calcext:value-type="float">
            <text:p>0.010513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9416" calcext:value-type="float">
            <text:p>0.010941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690001" calcext:value-type="float">
            <text:p>0.006900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7134" calcext:value-type="float">
            <text:p>0.014713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85484" calcext:value-type="float">
            <text:p>0.018548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67574" calcext:value-type="float">
            <text:p>0.0096757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85576" calcext:value-type="float">
            <text:p>0.002855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989125" calcext:value-type="float">
            <text:p>0.0098912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264344" calcext:value-type="float">
            <text:p>0.0026434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151727" calcext:value-type="float">
            <text:p>0.0015172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219212" calcext:value-type="float">
            <text:p>0.021921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14285" calcext:value-type="float">
            <text:p>0.014285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439217" calcext:value-type="float">
            <text:p>0.00043921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30754" calcext:value-type="float">
            <text:p>0.00430754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415976" calcext:value-type="float">
            <text:p>0.00415976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148677" calcext:value-type="float">
            <text:p>0.000148677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777972" calcext:value-type="float">
            <text:p>0.000777972</text:p>
          </table:table-cell>
          <table:table-cell office:value-type="float" office:value="0.0315196" calcext:value-type="float">
            <text:p>0.0315196</text:p>
          </table:table-cell>
        </table:table-row>
        <table:table-row table:style-name="ro1">
          <table:table-cell office:value-type="float" office:value="0.000322557" calcext:value-type="float">
            <text:p>0.000322557</text:p>
          </table:table-cell>
          <table:table-cell office:value-type="float" office:value="0.0315196" calcext:value-type="float">
            <text:p>0.0315196</text:p>
          </table:table-cell>
        </table:table-row>
      </table:table>
      <table:table table:name="Sheet2" table:style-name="ta1">
        <table:shapes>
          <draw:frame draw:z-index="0" draw:style-name="gr1" draw:text-style-name="P1" svg:width="1264.05pt" svg:height="710.99pt" svg:x="310.93pt" svg:y="43.2pt">
            <draw:object draw:notify-on-update-of-ranges="Sheet2.A1:Sheet2.A1 Sheet2.A2:Sheet2.A249 Sheet2.B1:Sheet2.B1 Sheet2.B2:Sheet2.B249 Sheet2.C1:Sheet2.C1 Sheet2.C2:Sheet2.C249 Sheet2.D1:Sheet2.D1 Sheet2.D2:Sheet2.D2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2" table:number-columns-repeated="1020" table:default-cell-style-name="ce7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82098" calcext:value-type="float">
            <text:p>0.01820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8"/>
          <table:table-cell table:style-name="ce10" table:number-columns-repeated="6"/>
          <table:table-cell table:number-columns-repeated="1007"/>
        </table:table-row>
        <table:table-row table:style-name="ro1">
          <table:table-cell office:value-type="float" office:value="0.0127384" calcext:value-type="float">
            <text:p>0.0127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850612" calcext:value-type="float">
            <text:p>0.0008506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48493" calcext:value-type="float">
            <text:p>0.0024849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1018" calcext:value-type="float">
            <text:p>0.0101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3676" calcext:value-type="float">
            <text:p>0.01236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438448" calcext:value-type="float">
            <text:p>0.0004384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25459" calcext:value-type="float">
            <text:p>0.006254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46249" calcext:value-type="float">
            <text:p>0.008462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799726" calcext:value-type="float">
            <text:p>0.0079972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78946" calcext:value-type="float">
            <text:p>0.017894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4625" calcext:value-type="float">
            <text:p>0.01046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84532" calcext:value-type="float">
            <text:p>0.0058453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45048" calcext:value-type="float">
            <text:p>0.0145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72024" calcext:value-type="float">
            <text:p>0.00672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7795" calcext:value-type="float">
            <text:p>0.012779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87628" calcext:value-type="float">
            <text:p>0.018762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8716" calcext:value-type="float">
            <text:p>1.87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218865" calcext:value-type="float">
            <text:p>2.19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3211" calcext:value-type="float">
            <text:p>0.0123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682406" calcext:value-type="float">
            <text:p>0.00068240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43286" calcext:value-type="float">
            <text:p>0.01432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91808" calcext:value-type="float">
            <text:p>0.0049180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78801" calcext:value-type="float">
            <text:p>0.01788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28248" calcext:value-type="float">
            <text:p>0.002282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14363" calcext:value-type="float">
            <text:p>0.011436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143016" calcext:value-type="float">
            <text:p>0.00143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79336" calcext:value-type="float">
            <text:p>0.0027933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4931" calcext:value-type="float">
            <text:p>0.010493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14529" calcext:value-type="float">
            <text:p>0.021452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67365" calcext:value-type="float">
            <text:p>0.0026736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45143" calcext:value-type="float">
            <text:p>0.00024514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49228" calcext:value-type="float">
            <text:p>0.0084922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55667" calcext:value-type="float">
            <text:p>0.015566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30287" calcext:value-type="float">
            <text:p>0.003028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17817" calcext:value-type="float">
            <text:p>0.004178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80696" calcext:value-type="float">
            <text:p>0.0028069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00168011" calcext:value-type="float">
            <text:p>1.68E-0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672143" calcext:value-type="float">
            <text:p>0.00067214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82104" calcext:value-type="float">
            <text:p>0.01821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47382" calcext:value-type="float">
            <text:p>0.0054738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333554" calcext:value-type="float">
            <text:p>0.0033355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32244" calcext:value-type="float">
            <text:p>0.0053224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84456" calcext:value-type="float">
            <text:p>1.84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225242" calcext:value-type="float">
            <text:p>2.2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1098" calcext:value-type="float">
            <text:p>0.01210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22649" calcext:value-type="float">
            <text:p>0.0002226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15476" calcext:value-type="float">
            <text:p>0.01154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22903" calcext:value-type="float">
            <text:p>0.02229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09345" calcext:value-type="float">
            <text:p>0.020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68155" calcext:value-type="float">
            <text:p>0.016815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1429" calcext:value-type="float">
            <text:p>0.010142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071" calcext:value-type="float">
            <text:p>0.01320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8777" calcext:value-type="float">
            <text:p>0.02087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83799" calcext:value-type="float">
            <text:p>0.0068379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337" calcext:value-type="float">
            <text:p>0.014533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3703" calcext:value-type="float">
            <text:p>0.004337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23436" calcext:value-type="float">
            <text:p>0.000323436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6812" calcext:value-type="float">
            <text:p>0.00468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8362" calcext:value-type="float">
            <text:p>0.0418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99111" calcext:value-type="float">
            <text:p>0.009991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8262" calcext:value-type="float">
            <text:p>0.01982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71777" calcext:value-type="float">
            <text:p>0.00471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33761" calcext:value-type="float">
            <text:p>0.0006337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61538" calcext:value-type="float">
            <text:p>0.001615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5419" calcext:value-type="float">
            <text:p>0.00015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79568" calcext:value-type="float">
            <text:p>0.008795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3905" calcext:value-type="float">
            <text:p>0.02239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8522" calcext:value-type="float">
            <text:p>0.03385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0665" calcext:value-type="float">
            <text:p>0.03506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4449" calcext:value-type="float">
            <text:p>0.020444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643" calcext:value-type="float">
            <text:p>0.01264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6192" calcext:value-type="float">
            <text:p>0.01061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799638" calcext:value-type="float">
            <text:p>0.0007996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10518" calcext:value-type="float">
            <text:p>0.00010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327" calcext:value-type="float">
            <text:p>0.01333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95983" calcext:value-type="float">
            <text:p>0.008959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146424" calcext:value-type="float">
            <text:p>0.0001464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62263" calcext:value-type="float">
            <text:p>0.006622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32444" calcext:value-type="float">
            <text:p>0.0063244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85516" calcext:value-type="float">
            <text:p>0.01855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27558" calcext:value-type="float">
            <text:p>0.0227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757" calcext:value-type="float">
            <text:p>0.0127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55042" calcext:value-type="float">
            <text:p>0.008550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53129" calcext:value-type="float">
            <text:p>0.0045312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0918" calcext:value-type="float">
            <text:p>0.01309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731954" calcext:value-type="float">
            <text:p>0.0073195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956268" calcext:value-type="float">
            <text:p>0.0095626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1901" calcext:value-type="float">
            <text:p>0.0219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218976" calcext:value-type="float">
            <text:p>2.19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61683" calcext:value-type="float">
            <text:p>6.17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57227" calcext:value-type="float">
            <text:p>0.015722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302777" calcext:value-type="float">
            <text:p>0.003027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137222" calcext:value-type="float">
            <text:p>0.0013722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921407" calcext:value-type="float">
            <text:p>0.0092140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43761" calcext:value-type="float">
            <text:p>0.00024376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655429" calcext:value-type="float">
            <text:p>6.55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214871" calcext:value-type="float">
            <text:p>2.15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31661" calcext:value-type="float">
            <text:p>0.0043166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52465" calcext:value-type="float">
            <text:p>0.0045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8479" calcext:value-type="float">
            <text:p>0.010847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219261" calcext:value-type="float">
            <text:p>2.19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745065" calcext:value-type="float">
            <text:p>0.0074506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525211" calcext:value-type="float">
            <text:p>5.25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0457" calcext:value-type="float">
            <text:p>0.0620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323987" calcext:value-type="float">
            <text:p>3.2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77215" calcext:value-type="float">
            <text:p>0.0677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0176216" calcext:value-type="float">
            <text:p>1.76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109" calcext:value-type="float">
            <text:p>0.0491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80533" calcext:value-type="float">
            <text:p>0.0098053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707" calcext:value-type="float">
            <text:p>0.013970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95816" calcext:value-type="float">
            <text:p>0.000395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15284" calcext:value-type="float">
            <text:p>0.008152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1836" calcext:value-type="float">
            <text:p>0.05518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4784" calcext:value-type="float">
            <text:p>0.04947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7408" calcext:value-type="float">
            <text:p>0.02274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37476" calcext:value-type="float">
            <text:p>3.75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29838" calcext:value-type="float">
            <text:p>0.0529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1396" calcext:value-type="float">
            <text:p>0.031139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0821" calcext:value-type="float">
            <text:p>0.01208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493" calcext:value-type="float">
            <text:p>0.0214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08503" calcext:value-type="float">
            <text:p>0.00308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02" calcext:value-type="float">
            <text:p>0.04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588" calcext:value-type="float">
            <text:p>0.03025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7732" calcext:value-type="float">
            <text:p>0.014773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79865" calcext:value-type="float">
            <text:p>0.00679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3181" calcext:value-type="float">
            <text:p>0.03131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3817" calcext:value-type="float">
            <text:p>0.0203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2393" calcext:value-type="float">
            <text:p>0.01023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138263" calcext:value-type="float">
            <text:p>0.001382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058" calcext:value-type="float">
            <text:p>0.0133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301" calcext:value-type="float">
            <text:p>0.0123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55673" calcext:value-type="float">
            <text:p>0.00855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09258" calcext:value-type="float">
            <text:p>0.006092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1903" calcext:value-type="float">
            <text:p>0.0101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4151" calcext:value-type="float">
            <text:p>0.0104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4151" calcext:value-type="float">
            <text:p>0.0104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114213" calcext:value-type="float">
            <text:p>0.000114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295" calcext:value-type="float">
            <text:p>0.010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24518" calcext:value-type="float">
            <text:p>0.00224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088" calcext:value-type="float">
            <text:p>0.013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24017" calcext:value-type="float">
            <text:p>0.0224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73979" calcext:value-type="float">
            <text:p>0.017397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80767" calcext:value-type="float">
            <text:p>0.0180767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04501" calcext:value-type="float">
            <text:p>0.002045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08203" calcext:value-type="float">
            <text:p>0.02082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682" calcext:value-type="float">
            <text:p>0.013368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295376" calcext:value-type="float">
            <text:p>2.95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61102" calcext:value-type="float">
            <text:p>0.00611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47928" calcext:value-type="float">
            <text:p>0.0054792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419563" calcext:value-type="float">
            <text:p>0.00041956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3038" calcext:value-type="float">
            <text:p>0.010303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7234" calcext:value-type="float">
            <text:p>0.010723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7679" calcext:value-type="float">
            <text:p>0.005767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639882" calcext:value-type="float">
            <text:p>6.40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630917" calcext:value-type="float">
            <text:p>6.31E-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10453" calcext:value-type="float">
            <text:p>0.011045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02785" calcext:value-type="float">
            <text:p>0.020278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306896" calcext:value-type="float">
            <text:p>0.030689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18028" calcext:value-type="float">
            <text:p>0.000218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43685" calcext:value-type="float">
            <text:p>0.002436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888466" calcext:value-type="float">
            <text:p>8.88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64457" calcext:value-type="float">
            <text:p>0.00864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8767" calcext:value-type="float">
            <text:p>0.01287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25242" calcext:value-type="float">
            <text:p>0.0225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8208" calcext:value-type="float">
            <text:p>0.0182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31676" calcext:value-type="float">
            <text:p>0.00831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735225" calcext:value-type="float">
            <text:p>0.000735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180986" calcext:value-type="float">
            <text:p>0.00180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943" calcext:value-type="float">
            <text:p>0.010994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4281" calcext:value-type="float">
            <text:p>0.03142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39074" calcext:value-type="float">
            <text:p>0.00839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419" calcext:value-type="float">
            <text:p>0.0239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4329" calcext:value-type="float">
            <text:p>0.010432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60486" calcext:value-type="float">
            <text:p>0.05604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55378" calcext:value-type="float">
            <text:p>0.005553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7737" calcext:value-type="float">
            <text:p>0.01577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8527" calcext:value-type="float">
            <text:p>0.02085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1887" calcext:value-type="float">
            <text:p>0.01618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7282" calcext:value-type="float">
            <text:p>0.04772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30974" calcext:value-type="float">
            <text:p>0.001309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5618" calcext:value-type="float">
            <text:p>0.01356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9681" calcext:value-type="float">
            <text:p>0.01996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1815" calcext:value-type="float">
            <text:p>0.02018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17539" calcext:value-type="float">
            <text:p>0.004175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9014" calcext:value-type="float">
            <text:p>0.01890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9" office:value-type="float" office:value="0.0224936" calcext:value-type="float">
            <text:p>2.25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295" calcext:value-type="float">
            <text:p>0.014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12584" calcext:value-type="float">
            <text:p>0.001125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5045" calcext:value-type="float">
            <text:p>0.01950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9039" calcext:value-type="float">
            <text:p>0.0119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8741" calcext:value-type="float">
            <text:p>0.0108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1687" calcext:value-type="float">
            <text:p>0.03216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9398" calcext:value-type="float">
            <text:p>0.0293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56337" calcext:value-type="float">
            <text:p>0.008563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04644" calcext:value-type="float">
            <text:p>0.0080464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80963" calcext:value-type="float">
            <text:p>0.0580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5264" calcext:value-type="float">
            <text:p>0.02252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1759" calcext:value-type="float">
            <text:p>0.00917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6498" calcext:value-type="float">
            <text:p>0.0236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447" calcext:value-type="float">
            <text:p>0.010344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228" calcext:value-type="float">
            <text:p>0.0252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363328" calcext:value-type="float">
            <text:p>0.000363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2841" calcext:value-type="float">
            <text:p>0.01328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945869" calcext:value-type="float">
            <text:p>0.00945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04857" calcext:value-type="float">
            <text:p>0.00404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347539" calcext:value-type="float">
            <text:p>0.003475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724833" calcext:value-type="float">
            <text:p>0.000724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880163" calcext:value-type="float">
            <text:p>8.80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240618" calcext:value-type="float">
            <text:p>2.41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52" calcext:value-type="float">
            <text:p>0.0133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614" calcext:value-type="float">
            <text:p>0.01336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714541" calcext:value-type="float">
            <text:p>0.007145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49102" calcext:value-type="float">
            <text:p>0.005491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6213" calcext:value-type="float">
            <text:p>0.026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265" calcext:value-type="float">
            <text:p>0.0133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311873" calcext:value-type="float">
            <text:p>0.003118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583996" calcext:value-type="float">
            <text:p>0.0058399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447077" calcext:value-type="float">
            <text:p>0.004470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2948" calcext:value-type="float">
            <text:p>0.01029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976251" calcext:value-type="float">
            <text:p>0.009762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24126" calcext:value-type="float">
            <text:p>1.2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00234894" calcext:value-type="float">
            <text:p>2.35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945508" calcext:value-type="float">
            <text:p>0.009455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14383" calcext:value-type="float">
            <text:p>0.0114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4088" calcext:value-type="float">
            <text:p>0.0104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63597" calcext:value-type="float">
            <text:p>0.02635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59509" calcext:value-type="float">
            <text:p>1.60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21806" calcext:value-type="float">
            <text:p>0.00221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199909" calcext:value-type="float">
            <text:p>0.001999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4902" calcext:value-type="float">
            <text:p>0.00249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60161" calcext:value-type="float">
            <text:p>0.0002601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28606" calcext:value-type="float">
            <text:p>1.29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201863" calcext:value-type="float">
            <text:p>0.02018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01598" calcext:value-type="float">
            <text:p>0.008015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800938" calcext:value-type="float">
            <text:p>0.008009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299213" calcext:value-type="float">
            <text:p>0.000299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table:style-name="ce9" office:value-type="float" office:value="0.017968" calcext:value-type="float">
            <text:p>1.80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18374" calcext:value-type="float">
            <text:p>0.0118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262876" calcext:value-type="float">
            <text:p>0.002628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25157" calcext:value-type="float">
            <text:p>0.01251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0972" calcext:value-type="float">
            <text:p>0.01009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02065" calcext:value-type="float">
            <text:p>0.0102065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133749" calcext:value-type="float">
            <text:p>0.01337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>
          <table:table-cell office:value-type="float" office:value="0.000749903" calcext:value-type="float">
            <text:p>0.0007499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37736" calcext:value-type="float">
            <text:p>0.0237736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" table:style-name="ta1">
        <table:shapes>
          <draw:frame draw:z-index="0" draw:style-name="gr1" draw:text-style-name="P1" svg:width="1066.85pt" svg:height="603.86pt" svg:x="143.6pt" svg:y="3pt">
            <draw:object draw:notify-on-update-of-ranges="medzi.A1:medzi.A1 medzi.A2:medzi.A201 medzi.B1:medzi.B1 medzi.B2:medzi.B2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33361" calcext:value-type="float">
            <text:p>0.0013336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784676" calcext:value-type="float">
            <text:p>0.0078467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40524" calcext:value-type="float">
            <text:p>0.0014052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320107" calcext:value-type="float">
            <text:p>0.0003201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28128" calcext:value-type="float">
            <text:p>0.0082812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60773" calcext:value-type="float">
            <text:p>0.0066077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96468" calcext:value-type="float">
            <text:p>0.0059646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45842" calcext:value-type="float">
            <text:p>0.0014584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7081" calcext:value-type="float">
            <text:p>0.013708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9548" calcext:value-type="float">
            <text:p>0.011954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51423" calcext:value-type="float">
            <text:p>0.0085142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20132" calcext:value-type="float">
            <text:p>0.0032013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290118" calcext:value-type="float">
            <text:p>0.0029011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7953" calcext:value-type="float">
            <text:p>0.01795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9532" calcext:value-type="float">
            <text:p>0.013953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61383" calcext:value-type="float">
            <text:p>0.0056138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05582" calcext:value-type="float">
            <text:p>0.0010558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34254" calcext:value-type="float">
            <text:p>0.0013425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32689" calcext:value-type="float">
            <text:p>0.0093268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04904" calcext:value-type="float">
            <text:p>0.020490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50395" calcext:value-type="float">
            <text:p>0.0095039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71301" calcext:value-type="float">
            <text:p>0.0017130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67952" calcext:value-type="float">
            <text:p>0.0086795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878" calcext:value-type="float">
            <text:p>0.010887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33226" calcext:value-type="float">
            <text:p>0.0083322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7426" calcext:value-type="float">
            <text:p>0.013742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20749" calcext:value-type="float">
            <text:p>0.022074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939" calcext:value-type="float">
            <text:p>0.01093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70829" calcext:value-type="float">
            <text:p>0.0097082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6908" calcext:value-type="float">
            <text:p>0.010690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2907" calcext:value-type="float">
            <text:p>0.00929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144931" calcext:value-type="float">
            <text:p>1.45E-0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1135" calcext:value-type="float">
            <text:p>0.013113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66384" calcext:value-type="float">
            <text:p>0.0066638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72656" calcext:value-type="float">
            <text:p>0.007265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644732" calcext:value-type="float">
            <text:p>0.064473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91252" calcext:value-type="float">
            <text:p>0.019125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4299" calcext:value-type="float">
            <text:p>0.003429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8636" calcext:value-type="float">
            <text:p>0.012863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39601" calcext:value-type="float">
            <text:p>0.023960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3059" calcext:value-type="float">
            <text:p>0.011305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0983" calcext:value-type="float">
            <text:p>0.011098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70838" calcext:value-type="float">
            <text:p>0.027083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47064" calcext:value-type="float">
            <text:p>0.014706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307943" calcext:value-type="float">
            <text:p>0.030794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657175" calcext:value-type="float">
            <text:p>0.065717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16593" calcext:value-type="float">
            <text:p>0.021659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30565" calcext:value-type="float">
            <text:p>0.0083056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9644" calcext:value-type="float">
            <text:p>0.01964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83018" calcext:value-type="float">
            <text:p>0.0038301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456457" calcext:value-type="float">
            <text:p>0.045645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0499" calcext:value-type="float">
            <text:p>0.02049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18685" calcext:value-type="float">
            <text:p>0.0081868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49082" calcext:value-type="float">
            <text:p>0.04908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45642" calcext:value-type="float">
            <text:p>0.0014564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36561" calcext:value-type="float">
            <text:p>0.03656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3474" calcext:value-type="float">
            <text:p>0.012347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number-columns-repeated="2"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72822" calcext:value-type="float">
            <text:p>0.0017282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000293553" calcext:value-type="float">
            <text:p>2.94E-0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42937" calcext:value-type="float">
            <text:p>0.0054293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293" calcext:value-type="float">
            <text:p>0.01329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96975" calcext:value-type="float">
            <text:p>0.0019697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228792" calcext:value-type="float">
            <text:p>0.00022879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503698" calcext:value-type="float">
            <text:p>0.050369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21958" calcext:value-type="float">
            <text:p>0.0052195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20285" calcext:value-type="float">
            <text:p>0.022028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88903" calcext:value-type="float">
            <text:p>0.0058890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551214" calcext:value-type="float">
            <text:p>0.055121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876" calcext:value-type="float">
            <text:p>0.0187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316732" calcext:value-type="float">
            <text:p>0.031673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4541" calcext:value-type="float">
            <text:p>0.011454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52294" calcext:value-type="float">
            <text:p>0.0015229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266153" calcext:value-type="float">
            <text:p>0.0026615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90113" calcext:value-type="float">
            <text:p>0.019011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84" calcext:value-type="float">
            <text:p>0.01088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0000669062" calcext:value-type="float">
            <text:p>6.69E-0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03482" calcext:value-type="float">
            <text:p>0.0030348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646" calcext:value-type="float">
            <text:p>0.010864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78722" calcext:value-type="float">
            <text:p>0.0047872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22029" calcext:value-type="float">
            <text:p>0.022202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62728" calcext:value-type="float">
            <text:p>0.016272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63155" calcext:value-type="float">
            <text:p>0.0056315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123185" calcext:value-type="float">
            <text:p>1.23E-0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08683" calcext:value-type="float">
            <text:p>0.0010868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8113" calcext:value-type="float">
            <text:p>0.01811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59776" calcext:value-type="float">
            <text:p>0.0095977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17344" calcext:value-type="float">
            <text:p>0.021734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149662" calcext:value-type="float">
            <text:p>1.50E-0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75397" calcext:value-type="float">
            <text:p>0.0017539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11478" calcext:value-type="float">
            <text:p>0.0041147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34772" calcext:value-type="float">
            <text:p>0.0013477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82113" calcext:value-type="float">
            <text:p>0.0098211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297323" calcext:value-type="float">
            <text:p>0.00029732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94374" calcext:value-type="float">
            <text:p>0.0039437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21311" calcext:value-type="float">
            <text:p>0.0042131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92224" calcext:value-type="float">
            <text:p>0.0099222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3291" calcext:value-type="float">
            <text:p>0.012329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81383" calcext:value-type="float">
            <text:p>0.0038138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2317" calcext:value-type="float">
            <text:p>0.011231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48179" calcext:value-type="float">
            <text:p>0.0044817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32213" calcext:value-type="float">
            <text:p>0.0053221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1365" calcext:value-type="float">
            <text:p>0.011136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64586" calcext:value-type="float">
            <text:p>0.016458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15019" calcext:value-type="float">
            <text:p>0.0081501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34783" calcext:value-type="float">
            <text:p>0.0053478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97421" calcext:value-type="float">
            <text:p>0.0039742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52381" calcext:value-type="float">
            <text:p>0.0095238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715" calcext:value-type="float">
            <text:p>0.010871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43397" calcext:value-type="float">
            <text:p>0.0094339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39246" calcext:value-type="float">
            <text:p>0.0063924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66204" calcext:value-type="float">
            <text:p>0.0056620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52574" calcext:value-type="float">
            <text:p>0.015257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91558" calcext:value-type="float">
            <text:p>0.0099155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57904" calcext:value-type="float">
            <text:p>0.015790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24963" calcext:value-type="float">
            <text:p>0.022496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4447" calcext:value-type="float">
            <text:p>0.010444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81894" calcext:value-type="float">
            <text:p>0.0068189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17764" calcext:value-type="float">
            <text:p>0.0091776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51733" calcext:value-type="float">
            <text:p>0.0095173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90407" calcext:value-type="float">
            <text:p>0.01904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0000691414" calcext:value-type="float">
            <text:p>6.91E-0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57372" calcext:value-type="float">
            <text:p>0.015737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54317" calcext:value-type="float">
            <text:p>0.0035431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311181" calcext:value-type="float">
            <text:p>0.00031118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51604" calcext:value-type="float">
            <text:p>0.0045160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93809" calcext:value-type="float">
            <text:p>0.0019380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58927" calcext:value-type="float">
            <text:p>0.0035892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22434" calcext:value-type="float">
            <text:p>0.022243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345801" calcext:value-type="float">
            <text:p>0.034580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0289" calcext:value-type="float">
            <text:p>0.012028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229761" calcext:value-type="float">
            <text:p>0.0022976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109255" calcext:value-type="float">
            <text:p>0.00010925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3086" calcext:value-type="float">
            <text:p>0.005308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09549" calcext:value-type="float">
            <text:p>0.0010954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51039" calcext:value-type="float">
            <text:p>0.015103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79046" calcext:value-type="float">
            <text:p>0.017904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88259" calcext:value-type="float">
            <text:p>0.018825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777495" calcext:value-type="float">
            <text:p>0.0077749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35151" calcext:value-type="float">
            <text:p>0.0093515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0000570714" calcext:value-type="float">
            <text:p>5.71E-0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0095" calcext:value-type="float">
            <text:p>0.012009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52751" calcext:value-type="float">
            <text:p>0.0045275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452103" calcext:value-type="float">
            <text:p>0.0045210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65996" calcext:value-type="float">
            <text:p>0.0036599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502692" calcext:value-type="float">
            <text:p>0.0050269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72601" calcext:value-type="float">
            <text:p>0.0037260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88007" calcext:value-type="float">
            <text:p>0.006880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14741" calcext:value-type="float">
            <text:p>0.0031474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61539" calcext:value-type="float">
            <text:p>0.0096153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48633" calcext:value-type="float">
            <text:p>0.0014863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70142" calcext:value-type="float">
            <text:p>0.0097014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278041" calcext:value-type="float">
            <text:p>0.0027804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53029" calcext:value-type="float">
            <text:p>0.0095302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778" calcext:value-type="float">
            <text:p>0.010877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table:style-name="ce1" office:value-type="float" office:value="0.00000628829" calcext:value-type="float">
            <text:p>6.29E-0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90054" calcext:value-type="float">
            <text:p>0.0039005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62302" calcext:value-type="float">
            <text:p>0.016230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0407" calcext:value-type="float">
            <text:p>0.01204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36945" calcext:value-type="float">
            <text:p>0.0013694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40011" calcext:value-type="float">
            <text:p>0.014001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38415" calcext:value-type="float">
            <text:p>0.023841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63107" calcext:value-type="float">
            <text:p>0.001631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88807" calcext:value-type="float">
            <text:p>0.01888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805838" calcext:value-type="float">
            <text:p>0.0080583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60007" calcext:value-type="float">
            <text:p>0.026000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14815" calcext:value-type="float">
            <text:p>0.011481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676104" calcext:value-type="float">
            <text:p>0.0067610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17331" calcext:value-type="float">
            <text:p>0.021733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47325" calcext:value-type="float">
            <text:p>0.024732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25944" calcext:value-type="float">
            <text:p>0.012594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954" calcext:value-type="float">
            <text:p>0.010895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8754" calcext:value-type="float">
            <text:p>0.010875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34997" calcext:value-type="float">
            <text:p>0.0013499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01759" calcext:value-type="float">
            <text:p>0.020175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07713" calcext:value-type="float">
            <text:p>0.0090771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9153" calcext:value-type="float">
            <text:p>0.010915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40056" calcext:value-type="float">
            <text:p>0.014005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213671" calcext:value-type="float">
            <text:p>0.0213671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406946" calcext:value-type="float">
            <text:p>0.040694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9334" calcext:value-type="float">
            <text:p>0.019334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07987" calcext:value-type="float">
            <text:p>0.010798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8955" calcext:value-type="float">
            <text:p>0.013895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77998" calcext:value-type="float">
            <text:p>0.00377998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256343" calcext:value-type="float">
            <text:p>0.00256343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974636" calcext:value-type="float">
            <text:p>0.0097463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0295177" calcext:value-type="float">
            <text:p>0.000295177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65089" calcext:value-type="float">
            <text:p>0.016508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81735" calcext:value-type="float">
            <text:p>0.0181735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68352" calcext:value-type="float">
            <text:p>0.0016835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06669" calcext:value-type="float">
            <text:p>0.00306669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133822" calcext:value-type="float">
            <text:p>0.0133822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378336" calcext:value-type="float">
            <text:p>0.00378336</text:p>
          </table:table-cell>
          <table:table-cell office:value-type="float" office:value="0.0281713" calcext:value-type="float">
            <text:p>0.0281713</text:p>
          </table:table-cell>
        </table:table-row>
        <table:table-row table:style-name="ro1">
          <table:table-cell office:value-type="float" office:value="0.00162482" calcext:value-type="float">
            <text:p>0.00162482</text:p>
          </table:table-cell>
          <table:table-cell office:value-type="float" office:value="0.0281713" calcext:value-type="float">
            <text:p>0.0281713</text:p>
          </table:table-cell>
        </table:table-row>
      </table:table>
      <table:table table:name="Sheet6" table:style-name="ta1">
        <table:shapes>
          <draw:frame draw:z-index="0" draw:style-name="gr1" draw:text-style-name="P1" svg:width="1129.83pt" svg:height="606.53pt" svg:x="289.98pt" svg:y="2.95pt">
            <draw:object draw:notify-on-update-of-ranges="Sheet6.A1:Sheet6.A1 Sheet6.A2:Sheet6.A248 Sheet6.B1:Sheet6.B1 Sheet6.B2:Sheet6.B248 Sheet6.C1:Sheet6.C1 Sheet6.C2:Sheet6.C248 Sheet6.D1:Sheet6.D1 Sheet6.D2:Sheet6.D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</table:table-row>
        <table:table-row table:style-name="ro1">
          <table:table-cell office:value-type="float" office:value="0.00952986" calcext:value-type="float">
            <text:p>0.009529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42962" calcext:value-type="float">
            <text:p>0.0014296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79658" calcext:value-type="float">
            <text:p>0.002796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60872" calcext:value-type="float">
            <text:p>0.009608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95238" calcext:value-type="float">
            <text:p>0.019523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51502" calcext:value-type="float">
            <text:p>0.008515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76706" calcext:value-type="float">
            <text:p>0.0027670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8052" calcext:value-type="float">
            <text:p>0.010805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0433" calcext:value-type="float">
            <text:p>0.012043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5477" calcext:value-type="float">
            <text:p>0.01154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19759" calcext:value-type="float">
            <text:p>0.02197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66698" calcext:value-type="float">
            <text:p>0.008666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95211" calcext:value-type="float">
            <text:p>0.009952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55103" calcext:value-type="float">
            <text:p>0.006551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54478" calcext:value-type="float">
            <text:p>0.0065447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75071" calcext:value-type="float">
            <text:p>0.008750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11705" calcext:value-type="float">
            <text:p>0.02117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247421" calcext:value-type="float">
            <text:p>2.47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202211" calcext:value-type="float">
            <text:p>2.02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60884" calcext:value-type="float">
            <text:p>0.0056088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38277" calcext:value-type="float">
            <text:p>0.0083827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94234" calcext:value-type="float">
            <text:p>0.019423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40774" calcext:value-type="float">
            <text:p>0.0084077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720185" calcext:value-type="float">
            <text:p>0.00720185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456233" calcext:value-type="float">
            <text:p>0.0045623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80776" calcext:value-type="float">
            <text:p>0.018077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48797" calcext:value-type="float">
            <text:p>0.0064879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00163" calcext:value-type="float">
            <text:p>0.0050016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12046" calcext:value-type="float">
            <text:p>0.031204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19961" calcext:value-type="float">
            <text:p>0.00819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27187" calcext:value-type="float">
            <text:p>0.02271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6192" calcext:value-type="float">
            <text:p>0.01261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01018" calcext:value-type="float">
            <text:p>0.009010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56594" calcext:value-type="float">
            <text:p>0.01565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86875" calcext:value-type="float">
            <text:p>0.00586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8979" calcext:value-type="float">
            <text:p>0.00189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97085" calcext:value-type="float">
            <text:p>0.003970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13468" calcext:value-type="float">
            <text:p>0.002134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88461" calcext:value-type="float">
            <text:p>0.0288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09865" calcext:value-type="float">
            <text:p>0.03098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29705" calcext:value-type="float">
            <text:p>0.02297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7179" calcext:value-type="float">
            <text:p>0.01271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125" calcext:value-type="float">
            <text:p>1.1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93441" calcext:value-type="float">
            <text:p>1.9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90468" calcext:value-type="float">
            <text:p>0.01904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14994" calcext:value-type="float">
            <text:p>0.00814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37344" calcext:value-type="float">
            <text:p>0.0013734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77968" calcext:value-type="float">
            <text:p>0.01779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78162" calcext:value-type="float">
            <text:p>0.01781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71151" calcext:value-type="float">
            <text:p>0.01711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03072" calcext:value-type="float">
            <text:p>0.0303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7221" calcext:value-type="float">
            <text:p>0.027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7922" calcext:value-type="float">
            <text:p>0.0179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5143" calcext:value-type="float">
            <text:p>0.04514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56289" calcext:value-type="float">
            <text:p>0.0156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755347" calcext:value-type="float">
            <text:p>0.00755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163485" calcext:value-type="float">
            <text:p>0.00163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2362" calcext:value-type="float">
            <text:p>0.042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0209898" calcext:value-type="float">
            <text:p>0.00020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993812" calcext:value-type="float">
            <text:p>0.0099381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02969" calcext:value-type="float">
            <text:p>0.0302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54605" calcext:value-type="float">
            <text:p>0.02546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5155" calcext:value-type="float">
            <text:p>0.0151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94448" calcext:value-type="float">
            <text:p>0.01944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32927" calcext:value-type="float">
            <text:p>0.0132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68064" calcext:value-type="float">
            <text:p>0.01680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553509" calcext:value-type="float">
            <text:p>0.05535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65682" calcext:value-type="float">
            <text:p>0.01656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37323" calcext:value-type="float">
            <text:p>0.0337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81963" calcext:value-type="float">
            <text:p>0.0381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372094" calcext:value-type="float">
            <text:p>0.0037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3177" calcext:value-type="float">
            <text:p>0.023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480823" calcext:value-type="float">
            <text:p>0.004808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33178" calcext:value-type="float">
            <text:p>0.009331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43558" calcext:value-type="float">
            <text:p>0.00343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6874" calcext:value-type="float">
            <text:p>0.01268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79289" calcext:value-type="float">
            <text:p>0.00679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30717" calcext:value-type="float">
            <text:p>0.0053071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16768" calcext:value-type="float">
            <text:p>0.001167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74452" calcext:value-type="float">
            <text:p>0.006744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75045" calcext:value-type="float">
            <text:p>0.01750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31348" calcext:value-type="float">
            <text:p>0.00931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0558004" calcext:value-type="float">
            <text:p>0.0005580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46351" calcext:value-type="float">
            <text:p>0.01463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55166" calcext:value-type="float">
            <text:p>0.015516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86034" calcext:value-type="float">
            <text:p>0.00286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41998" calcext:value-type="float">
            <text:p>0.001419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68699" calcext:value-type="float">
            <text:p>0.0066869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756037" calcext:value-type="float">
            <text:p>7.56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350226" calcext:value-type="float">
            <text:p>3.50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0022009" calcext:value-type="float">
            <text:p>2.20E-05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499041" calcext:value-type="float">
            <text:p>0.0049904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706615" calcext:value-type="float">
            <text:p>0.007066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7286" calcext:value-type="float">
            <text:p>0.01072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950395" calcext:value-type="float">
            <text:p>9.50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22763" calcext:value-type="float">
            <text:p>1.23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410049" calcext:value-type="float">
            <text:p>0.0041004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88671" calcext:value-type="float">
            <text:p>0.018867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85719" calcext:value-type="float">
            <text:p>0.01857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0873" calcext:value-type="float">
            <text:p>1.09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3247" calcext:value-type="float">
            <text:p>0.02324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626037" calcext:value-type="float">
            <text:p>6.26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642302" calcext:value-type="float">
            <text:p>0.0642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9" office:value-type="float" office:value="0.0243505" calcext:value-type="float">
            <text:p>2.4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62094" calcext:value-type="float">
            <text:p>0.006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9" office:value-type="float" office:value="0.0256222" calcext:value-type="float">
            <text:p>2.56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51067" calcext:value-type="float">
            <text:p>0.0151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629312" calcext:value-type="float">
            <text:p>0.00629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84341" calcext:value-type="float">
            <text:p>0.02843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08171" calcext:value-type="float">
            <text:p>0.0408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26668" calcext:value-type="float">
            <text:p>0.0326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82935" calcext:value-type="float">
            <text:p>0.04829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13903" calcext:value-type="float">
            <text:p>0.0313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356463" calcext:value-type="float">
            <text:p>0.003564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9" office:value-type="float" office:value="0.038982" calcext:value-type="float">
            <text:p>3.90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601906" calcext:value-type="float">
            <text:p>0.06019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959602" calcext:value-type="float">
            <text:p>0.00959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42881" calcext:value-type="float">
            <text:p>0.0142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03589" calcext:value-type="float">
            <text:p>0.010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232551" calcext:value-type="float">
            <text:p>0.002325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489324" calcext:value-type="float">
            <text:p>0.00489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484154" calcext:value-type="float">
            <text:p>0.004841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0239" calcext:value-type="float">
            <text:p>0.0302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064142" calcext:value-type="float">
            <text:p>0.00064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3994" calcext:value-type="float">
            <text:p>0.043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80985" calcext:value-type="float">
            <text:p>0.0380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3602" calcext:value-type="float">
            <text:p>0.0063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91697" calcext:value-type="float">
            <text:p>0.02916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60088" calcext:value-type="float">
            <text:p>0.0160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787883" calcext:value-type="float">
            <text:p>0.00787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59792" calcext:value-type="float">
            <text:p>0.006597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09053" calcext:value-type="float">
            <text:p>0.020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4427" calcext:value-type="float">
            <text:p>0.0124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7831" calcext:value-type="float">
            <text:p>0.010783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0348" calcext:value-type="float">
            <text:p>0.0110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87507" calcext:value-type="float">
            <text:p>0.0028750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8698" calcext:value-type="float">
            <text:p>0.0118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47221" calcext:value-type="float">
            <text:p>0.0147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2923" calcext:value-type="float">
            <text:p>0.00929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27291" calcext:value-type="float">
            <text:p>0.005272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34355" calcext:value-type="float">
            <text:p>0.003343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622459" calcext:value-type="float">
            <text:p>0.006224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48389" calcext:value-type="float">
            <text:p>0.0094838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732611" calcext:value-type="float">
            <text:p>0.00732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85207" calcext:value-type="float">
            <text:p>0.0028520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.00E+00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85404" calcext:value-type="float">
            <text:p>0.01854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01258" calcext:value-type="float">
            <text:p>0.003012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518" calcext:value-type="float">
            <text:p>0.0105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97679" calcext:value-type="float">
            <text:p>0.019767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99367" calcext:value-type="float">
            <text:p>0.00899367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34072" calcext:value-type="float">
            <text:p>0.001340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8502" calcext:value-type="float">
            <text:p>0.01085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952208" calcext:value-type="float">
            <text:p>9.52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918244" calcext:value-type="float">
            <text:p>9.18E-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96009" calcext:value-type="float">
            <text:p>0.00396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62302" calcext:value-type="float">
            <text:p>0.01623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33655" calcext:value-type="float">
            <text:p>0.0133655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1978" calcext:value-type="float">
            <text:p>0.012197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425959" calcext:value-type="float">
            <text:p>0.00425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08203" calcext:value-type="float">
            <text:p>1.08E-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45858" calcext:value-type="float">
            <text:p>0.024585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80324" calcext:value-type="float">
            <text:p>0.0098032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20628" calcext:value-type="float">
            <text:p>0.0092062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428483" calcext:value-type="float">
            <text:p>0.00428483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262021" calcext:value-type="float">
            <text:p>0.00262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59767" calcext:value-type="float">
            <text:p>0.03597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7451" calcext:value-type="float">
            <text:p>0.01274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545624" calcext:value-type="float">
            <text:p>0.05456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52704" calcext:value-type="float">
            <text:p>0.01527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29766" calcext:value-type="float">
            <text:p>0.04297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60159" calcext:value-type="float">
            <text:p>0.0160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16751" calcext:value-type="float">
            <text:p>0.01167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86089" calcext:value-type="float">
            <text:p>0.086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56067" calcext:value-type="float">
            <text:p>0.0356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77985" calcext:value-type="float">
            <text:p>0.0177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535028" calcext:value-type="float">
            <text:p>0.0535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65051" calcext:value-type="float">
            <text:p>0.0065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64103" calcext:value-type="float">
            <text:p>0.02641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20191" calcext:value-type="float">
            <text:p>0.01201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53965" calcext:value-type="float">
            <text:p>0.0353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197928" calcext:value-type="float">
            <text:p>0.001979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34918" calcext:value-type="float">
            <text:p>0.013491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35411" calcext:value-type="float">
            <text:p>0.02354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9" office:value-type="float" office:value="0.0162694" calcext:value-type="float">
            <text:p>1.6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78929" calcext:value-type="float">
            <text:p>0.027892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17477" calcext:value-type="float">
            <text:p>0.00174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85698" calcext:value-type="float">
            <text:p>0.0285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03436" calcext:value-type="float">
            <text:p>0.04034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0341609" calcext:value-type="float">
            <text:p>0.0003416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13023" calcext:value-type="float">
            <text:p>0.02130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89271" calcext:value-type="float">
            <text:p>0.0289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33209" calcext:value-type="float">
            <text:p>0.02332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39383" calcext:value-type="float">
            <text:p>0.0239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36119" calcext:value-type="float">
            <text:p>0.0236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0166714" calcext:value-type="float">
            <text:p>0.0001667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56986" calcext:value-type="float">
            <text:p>0.0456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24503" calcext:value-type="float">
            <text:p>0.0124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785089" calcext:value-type="float">
            <text:p>0.00785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19574" calcext:value-type="float">
            <text:p>0.03195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37476" calcext:value-type="float">
            <text:p>0.005374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68636" calcext:value-type="float">
            <text:p>0.02686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0369638" calcext:value-type="float">
            <text:p>0.0003696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504653" calcext:value-type="float">
            <text:p>0.00504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08911" calcext:value-type="float">
            <text:p>0.001089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0844419" calcext:value-type="float">
            <text:p>0.000844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158775" calcext:value-type="float">
            <text:p>1.5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43472" calcext:value-type="float">
            <text:p>1.4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68673" calcext:value-type="float">
            <text:p>0.0168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78741" calcext:value-type="float">
            <text:p>0.0378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26355" calcext:value-type="float">
            <text:p>0.0092635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27021" calcext:value-type="float">
            <text:p>0.0227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21942" calcext:value-type="float">
            <text:p>0.01219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880586" calcext:value-type="float">
            <text:p>0.00880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57376" calcext:value-type="float">
            <text:p>0.01573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00521988" calcext:value-type="float">
            <text:p>5.22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61664" calcext:value-type="float">
            <text:p>0.009616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796027" calcext:value-type="float">
            <text:p>0.007960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37939" calcext:value-type="float">
            <text:p>0.01379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42" calcext:value-type="float">
            <text:p>0.01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130613" calcext:value-type="float">
            <text:p>1.31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839095" calcext:value-type="float">
            <text:p>8.3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0564" calcext:value-type="float">
            <text:p>0.0205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0978" calcext:value-type="float">
            <text:p>0.01109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303509" calcext:value-type="float">
            <text:p>0.03035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1278" calcext:value-type="float">
            <text:p>0.01112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137497" calcext:value-type="float">
            <text:p>1.37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02777" calcext:value-type="float">
            <text:p>0.0202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36112" calcext:value-type="float">
            <text:p>0.00936112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0896409" calcext:value-type="float">
            <text:p>0.0008964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903639" calcext:value-type="float">
            <text:p>0.009036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412568" calcext:value-type="float">
            <text:p>4.13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129323" calcext:value-type="float">
            <text:p>0.00129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201167" calcext:value-type="float">
            <text:p>0.02011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301883" calcext:value-type="float">
            <text:p>0.00301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58488" calcext:value-type="float">
            <text:p>0.01584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table:style-name="ce9" office:value-type="float" office:value="0.0000756383" calcext:value-type="float">
            <text:p>7.56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00955269" calcext:value-type="float">
            <text:p>0.0009552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09789" calcext:value-type="float">
            <text:p>0.0109789</text:p>
          </table:table-cell>
          <table:table-cell office:value-type="float" office:value="0.07" calcext:value-type="float">
            <text:p>0.07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5702" calcext:value-type="float">
            <text:p>0.011570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>
          <table:table-cell office:value-type="float" office:value="0.0118472" calcext:value-type="float">
            <text:p>0.011847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1713" calcext:value-type="float">
            <text:p>0.0281713</text:p>
          </table:table-cell>
          <table:table-cell/>
        </table:table-row>
        <table:table-row table:style-name="ro1" table:number-rows-repeated="10483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7" table:style-name="ta1">
        <table:shapes>
          <draw:frame draw:z-index="0" draw:style-name="gr1" draw:text-style-name="P1" svg:width="2935.05pt" svg:height="607.63pt" svg:x="429.99pt" svg:y="124.21pt">
            <draw:object draw:notify-on-update-of-ranges="Sheet7.A1:Sheet7.A1 Sheet7.A2:Sheet7.A201 Sheet7.B1:Sheet7.B1 Sheet7.B2:Sheet7.B201 Sheet7.C1:Sheet7.C1 Sheet7.C2:Sheet7.C201 Sheet7.D1:Sheet7.D1 Sheet7.D2:Sheet7.D201 Sheet7.E1:Sheet7.E1 Sheet7.E2:Sheet7.E201 Sheet7.F1:Sheet7.F1 Sheet7.F2:Sheet7.F2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prah von</text:p>
          </table:table-cell>
          <table:table-cell office:value-type="string" calcext:value-type="string">
            <text:p>dnu</text:p>
          </table:table-cell>
          <table:table-cell office:value-type="string" calcext:value-type="string">
            <text:p>prah dnu</text:p>
          </table:table-cell>
          <table:table-cell office:value-type="string" calcext:value-type="string">
            <text:p>medzi</text:p>
          </table:table-cell>
          <table:table-cell office:value-type="string" calcext:value-type="string">
            <text:p>prah medz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" calcext:value-type="float">
            <text:p>0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95104" calcext:value-type="float">
            <text:p>0.008951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2911" calcext:value-type="float">
            <text:p>0.023291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26383" calcext:value-type="float">
            <text:p>0.0012638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25822" calcext:value-type="float">
            <text:p>0.006258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55198" calcext:value-type="float">
            <text:p>0.001551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8117" calcext:value-type="float">
            <text:p>0.0148117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1.zelena</text:p>
          </table:table-cell>
          <table:table-cell table:style-name="ce3" office:value-type="string" calcext:value-type="string">
            <text:p>dnu</text:p>
          </table:table-cell>
        </table:table-row>
        <table:table-row table:style-name="ro1">
          <table:table-cell office:value-type="float" office:value="0.0123031" calcext:value-type="float">
            <text:p>0.01230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01387" calcext:value-type="float">
            <text:p>0.00501387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2. modra</text:p>
          </table:table-cell>
          <table:table-cell table:style-name="ce3" office:value-type="string" calcext:value-type="string">
            <text:p>von</text:p>
          </table:table-cell>
        </table:table-row>
        <table:table-row table:style-name="ro1">
          <table:table-cell office:value-type="float" office:value="0.00447953" calcext:value-type="float">
            <text:p>0.004479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4689" calcext:value-type="float">
            <text:p>0.0224689</text:p>
          </table:table-cell>
          <table:table-cell office:value-type="float" office:value="0.0351395" calcext:value-type="float">
            <text:p>0.0351395</text:p>
          </table:table-cell>
          <table:table-cell/>
          <table:table-cell table:style-name="ce3" office:value-type="string" calcext:value-type="string">
            <text:p>3. cervena</text:p>
          </table:table-cell>
          <table:table-cell table:style-name="ce3" office:value-type="string" calcext:value-type="string">
            <text:p>medzi</text:p>
          </table:table-cell>
        </table:table-row>
        <table:table-row table:style-name="ro1">
          <table:table-cell office:value-type="float" office:value="0.0119196" calcext:value-type="float">
            <text:p>0.0119196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22767" calcext:value-type="float">
            <text:p>1.23E-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07953" calcext:value-type="float">
            <text:p>0.0080795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0432" calcext:value-type="float">
            <text:p>0.024043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547618" calcext:value-type="float">
            <text:p>5.48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73607" calcext:value-type="float">
            <text:p>0.006736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743" calcext:value-type="float">
            <text:p>0.0127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6907" calcext:value-type="float">
            <text:p>0.02169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9738" calcext:value-type="float">
            <text:p>0.0197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32202" calcext:value-type="float">
            <text:p>0.00932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0768" calcext:value-type="float">
            <text:p>0.01107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1756" calcext:value-type="float">
            <text:p>0.017175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56088" calcext:value-type="float">
            <text:p>0.0095608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3974" calcext:value-type="float">
            <text:p>0.028397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3568" calcext:value-type="float">
            <text:p>0.02535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7648" calcext:value-type="float">
            <text:p>0.012764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5777" calcext:value-type="float">
            <text:p>0.01657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91731" calcext:value-type="float">
            <text:p>0.04917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2907" calcext:value-type="float">
            <text:p>0.01229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2751" calcext:value-type="float">
            <text:p>0.01327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87604" calcext:value-type="float">
            <text:p>0.009876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2385" calcext:value-type="float">
            <text:p>0.01323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64213" calcext:value-type="float">
            <text:p>0.026421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5934" calcext:value-type="float">
            <text:p>0.002593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5852" calcext:value-type="float">
            <text:p>0.0258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21107" calcext:value-type="float">
            <text:p>0.0052110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7563" calcext:value-type="float">
            <text:p>0.03275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2551" calcext:value-type="float">
            <text:p>0.00021255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5181" calcext:value-type="float">
            <text:p>0.012518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9717" calcext:value-type="float">
            <text:p>0.023971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6032" calcext:value-type="float">
            <text:p>0.004160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58614" calcext:value-type="float">
            <text:p>0.001586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642" calcext:value-type="float">
            <text:p>0.00836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54168" calcext:value-type="float">
            <text:p>0.00015416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5754" calcext:value-type="float">
            <text:p>0.007757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2623" calcext:value-type="float">
            <text:p>0.0322623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800006" calcext:value-type="float">
            <text:p>8.00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1657" calcext:value-type="float">
            <text:p>0.01916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8813" calcext:value-type="float">
            <text:p>0.01488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56818" calcext:value-type="float">
            <text:p>0.01568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75308" calcext:value-type="float">
            <text:p>0.047530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13572" calcext:value-type="float">
            <text:p>0.005135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04132" calcext:value-type="float">
            <text:p>0.03041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4654" calcext:value-type="float">
            <text:p>0.01746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28921" calcext:value-type="float">
            <text:p>0.022892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193" calcext:value-type="float">
            <text:p>0.01791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18998" calcext:value-type="float">
            <text:p>0.02189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5392" calcext:value-type="float">
            <text:p>0.01153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992268" calcext:value-type="float">
            <text:p>0.000992268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38362" calcext:value-type="float">
            <text:p>1.38E-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24577" calcext:value-type="float">
            <text:p>0.03245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1272" calcext:value-type="float">
            <text:p>0.01512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24711" calcext:value-type="float">
            <text:p>0.0092471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8993" calcext:value-type="float">
            <text:p>0.01489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3406" calcext:value-type="float">
            <text:p>0.0088340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1843" calcext:value-type="float">
            <text:p>0.02318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60784" calcext:value-type="float">
            <text:p>0.0026078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4169" calcext:value-type="float">
            <text:p>0.02541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2974" calcext:value-type="float">
            <text:p>0.004329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5582" calcext:value-type="float">
            <text:p>0.017558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13239" calcext:value-type="float">
            <text:p>0.0041323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79245" calcext:value-type="float">
            <text:p>0.0037924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4958" calcext:value-type="float">
            <text:p>0.023495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0357" calcext:value-type="float">
            <text:p>0.032035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87194" calcext:value-type="float">
            <text:p>0.007871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51507" calcext:value-type="float">
            <text:p>0.055150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4161" calcext:value-type="float">
            <text:p>0.010416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1901" calcext:value-type="float">
            <text:p>0.022190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99597" calcext:value-type="float">
            <text:p>0.0029959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872" calcext:value-type="float">
            <text:p>0.004628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82068" calcext:value-type="float">
            <text:p>0.009820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3219" calcext:value-type="float">
            <text:p>0.00833219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0851229" calcext:value-type="float">
            <text:p>8.51E-0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0629" calcext:value-type="float">
            <text:p>0.024062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6409" calcext:value-type="float">
            <text:p>0.01464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986" calcext:value-type="float">
            <text:p>0.021098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0519" calcext:value-type="float">
            <text:p>0.018051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1578" calcext:value-type="float">
            <text:p>0.014157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5368" calcext:value-type="float">
            <text:p>0.01553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668079" calcext:value-type="float">
            <text:p>0.00066807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1555" calcext:value-type="float">
            <text:p>0.014155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0131111" calcext:value-type="float">
            <text:p>1.31E-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8442" calcext:value-type="float">
            <text:p>0.03384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335399" calcext:value-type="float">
            <text:p>0.00033539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6463" calcext:value-type="float">
            <text:p>0.02364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2231" calcext:value-type="float">
            <text:p>0.01522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82745" calcext:value-type="float">
            <text:p>0.0038274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6466" calcext:value-type="float">
            <text:p>0.02964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5275" calcext:value-type="float">
            <text:p>0.01852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94363" calcext:value-type="float">
            <text:p>0.0039436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78468" calcext:value-type="float">
            <text:p>0.001784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2709" calcext:value-type="float">
            <text:p>0.0332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16175" calcext:value-type="float">
            <text:p>0.00011617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55248" calcext:value-type="float">
            <text:p>0.04552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865135" calcext:value-type="float">
            <text:p>0.086513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36023" calcext:value-type="float">
            <text:p>0.023602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7917" calcext:value-type="float">
            <text:p>0.016791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1295" calcext:value-type="float">
            <text:p>0.015129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43543" calcext:value-type="float">
            <text:p>0.03435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7751" calcext:value-type="float">
            <text:p>0.01777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63463" calcext:value-type="float">
            <text:p>0.003634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80556" calcext:value-type="float">
            <text:p>0.038055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8931" calcext:value-type="float">
            <text:p>0.029893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84857" calcext:value-type="float">
            <text:p>0.048485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329" calcext:value-type="float">
            <text:p>0.02193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77039" calcext:value-type="float">
            <text:p>0.0057703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5352" calcext:value-type="float">
            <text:p>0.0253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78725" calcext:value-type="float">
            <text:p>0.0037872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52011" calcext:value-type="float">
            <text:p>0.000520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5953" calcext:value-type="float">
            <text:p>0.0041595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0696" calcext:value-type="float">
            <text:p>0.014069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17377" calcext:value-type="float">
            <text:p>0.041737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4092" calcext:value-type="float">
            <text:p>0.00021409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1091" calcext:value-type="float">
            <text:p>0.02510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23418" calcext:value-type="float">
            <text:p>0.05234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8163" calcext:value-type="float">
            <text:p>0.012816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778" calcext:value-type="float">
            <text:p>0.01097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87643" calcext:value-type="float">
            <text:p>0.009876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43437" calcext:value-type="float">
            <text:p>0.003434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6374" calcext:value-type="float">
            <text:p>0.0057637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53211" calcext:value-type="float">
            <text:p>0.04532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9298" calcext:value-type="float">
            <text:p>0.03192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0643" calcext:value-type="float">
            <text:p>0.013064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637" calcext:value-type="float">
            <text:p>0.02463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72854" calcext:value-type="float">
            <text:p>0.0372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63012" calcext:value-type="float">
            <text:p>0.03630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0311" calcext:value-type="float">
            <text:p>0.026031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566558" calcext:value-type="float">
            <text:p>0.056655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4117" calcext:value-type="float">
            <text:p>0.039411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69331" calcext:value-type="float">
            <text:p>0.008693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00437" calcext:value-type="float">
            <text:p>0.001004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80133" calcext:value-type="float">
            <text:p>0.0098013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4043" calcext:value-type="float">
            <text:p>0.02640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35282" calcext:value-type="float">
            <text:p>0.003352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18402" calcext:value-type="float">
            <text:p>0.009184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06965" calcext:value-type="float">
            <text:p>0.04069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537599" calcext:value-type="float">
            <text:p>0.053759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63034" calcext:value-type="float">
            <text:p>0.0046303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7244" calcext:value-type="float">
            <text:p>0.0137244</text:p>
          </table:table-cell>
          <table:table-cell office:value-type="float" office:value="0.0464059" calcext:value-type="float">
            <text:p>0.0464059</text:p>
          </table:table-cell>
          <table:table-cell table:number-columns-repeated="2" office:value-type="float" office:value="0.0315196" calcext:value-type="float">
            <text:p>0.0315196</text:p>
          </table:table-cell>
          <table:table-cell office:value-type="float" office:value="0.00173986" calcext:value-type="float">
            <text:p>0.0017398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07287" calcext:value-type="float">
            <text:p>0.0090728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1958" calcext:value-type="float">
            <text:p>0.0201958</text:p>
          </table:table-cell>
          <table:table-cell office:value-type="float" office:value="0.0315196" calcext:value-type="float">
            <text:p>0.0315196</text:p>
          </table:table-cell>
          <table:table-cell table:number-columns-repeated="2"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97407" calcext:value-type="float">
            <text:p>0.039740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72693" calcext:value-type="float">
            <text:p>0.0047269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18732" calcext:value-type="float">
            <text:p>0.008187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439434" calcext:value-type="float">
            <text:p>4.39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78377" calcext:value-type="float">
            <text:p>0.0783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602" calcext:value-type="float">
            <text:p>0.02496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6655" calcext:value-type="float">
            <text:p>0.01266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84746" calcext:value-type="float">
            <text:p>0.028474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63633" calcext:value-type="float">
            <text:p>0.036363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038" calcext:value-type="float">
            <text:p>0.007300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31304" calcext:value-type="float">
            <text:p>0.0093130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9411" calcext:value-type="float">
            <text:p>0.011941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606226" calcext:value-type="float">
            <text:p>0.060622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185" calcext:value-type="float">
            <text:p>0.02191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0593" calcext:value-type="float">
            <text:p>0.01705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5881" calcext:value-type="float">
            <text:p>0.01258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12874" calcext:value-type="float">
            <text:p>0.01128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6921" calcext:value-type="float">
            <text:p>0.00969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81787" calcext:value-type="float">
            <text:p>0.0048178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94738" calcext:value-type="float">
            <text:p>0.0099473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52497" calcext:value-type="float">
            <text:p>0.0095249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15409" calcext:value-type="float">
            <text:p>0.05154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3077" calcext:value-type="float">
            <text:p>0.01830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6283" calcext:value-type="float">
            <text:p>0.0076628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9113" calcext:value-type="float">
            <text:p>0.02491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3836" calcext:value-type="float">
            <text:p>0.014383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1787" calcext:value-type="float">
            <text:p>0.01517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3685" calcext:value-type="float">
            <text:p>0.02436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2531" calcext:value-type="float">
            <text:p>0.031253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6394" calcext:value-type="float">
            <text:p>0.01663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47022" calcext:value-type="float">
            <text:p>0.007470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611076" calcext:value-type="float">
            <text:p>0.06110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96204" calcext:value-type="float">
            <text:p>0.009962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62376" calcext:value-type="float">
            <text:p>0.05623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92398" calcext:value-type="float">
            <text:p>0.0009239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0498" calcext:value-type="float">
            <text:p>0.02804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31473" calcext:value-type="float">
            <text:p>0.043147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1206" calcext:value-type="float">
            <text:p>0.023120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8149" calcext:value-type="float">
            <text:p>0.013814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5239" calcext:value-type="float">
            <text:p>0.01652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55392" calcext:value-type="float">
            <text:p>0.0553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87972" calcext:value-type="float">
            <text:p>0.038797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9465" calcext:value-type="float">
            <text:p>0.016946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59732" calcext:value-type="float">
            <text:p>0.003597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91438" calcext:value-type="float">
            <text:p>0.03914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782" calcext:value-type="float">
            <text:p>0.01427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622266" calcext:value-type="float">
            <text:p>0.06222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7814" calcext:value-type="float">
            <text:p>0.01778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752828" calcext:value-type="float">
            <text:p>0.075282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5557" calcext:value-type="float">
            <text:p>0.02555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49166" calcext:value-type="float">
            <text:p>0.044916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62331" calcext:value-type="float">
            <text:p>0.0036233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8408" calcext:value-type="float">
            <text:p>0.022840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92858" calcext:value-type="float">
            <text:p>0.01928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2079" calcext:value-type="float">
            <text:p>0.02220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6815" calcext:value-type="float">
            <text:p>0.02768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4563" calcext:value-type="float">
            <text:p>0.02745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513635" calcext:value-type="float">
            <text:p>0.0051363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00539" calcext:value-type="float">
            <text:p>0.0040053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3958" calcext:value-type="float">
            <text:p>0.00044395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68464" calcext:value-type="float">
            <text:p>0.02684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9668" calcext:value-type="float">
            <text:p>0.02696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17002" calcext:value-type="float">
            <text:p>0.0002170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30354" calcext:value-type="float">
            <text:p>0.003303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38748" calcext:value-type="float">
            <text:p>0.003387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5166" calcext:value-type="float">
            <text:p>0.013516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58144" calcext:value-type="float">
            <text:p>0.004581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63064" calcext:value-type="float">
            <text:p>0.026306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99838" calcext:value-type="float">
            <text:p>0.00899838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58442" calcext:value-type="float">
            <text:p>1.58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89818" calcext:value-type="float">
            <text:p>0.03898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78964" calcext:value-type="float">
            <text:p>0.017896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544" calcext:value-type="float">
            <text:p>0.01795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32269" calcext:value-type="float">
            <text:p>0.003322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29404" calcext:value-type="float">
            <text:p>0.032940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9692" calcext:value-type="float">
            <text:p>0.02296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2156" calcext:value-type="float">
            <text:p>0.018215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4604" calcext:value-type="float">
            <text:p>0.01446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38736" calcext:value-type="float">
            <text:p>0.0083873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2036" calcext:value-type="float">
            <text:p>0.010203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393" calcext:value-type="float">
            <text:p>0.021039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74676" calcext:value-type="float">
            <text:p>0.00274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58628" calcext:value-type="float">
            <text:p>0.0065862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458" calcext:value-type="float">
            <text:p>0.0144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2458" calcext:value-type="float">
            <text:p>0.017245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78696" calcext:value-type="float">
            <text:p>1.79E-0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14285" calcext:value-type="float">
            <text:p>1.43E-0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85734" calcext:value-type="float">
            <text:p>1.86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2881" calcext:value-type="float">
            <text:p>0.0228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0014" calcext:value-type="float">
            <text:p>0.014001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35055" calcext:value-type="float">
            <text:p>0.006350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7985" calcext:value-type="float">
            <text:p>0.01179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83557" calcext:value-type="float">
            <text:p>0.0002835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24" calcext:value-type="float">
            <text:p>0.0249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0822014" calcext:value-type="float">
            <text:p>8.22E-0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8449" calcext:value-type="float">
            <text:p>0.004184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2475" calcext:value-type="float">
            <text:p>0.028247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19167" calcext:value-type="float">
            <text:p>0.0061916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1005" calcext:value-type="float">
            <text:p>0.01010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0239" calcext:value-type="float">
            <text:p>0.016023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0885054" calcext:value-type="float">
            <text:p>8.85E-03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232911" calcext:value-type="float">
            <text:p>2.33E-0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202316" calcext:value-type="float">
            <text:p>2.02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2742" calcext:value-type="float">
            <text:p>0.02327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8818" calcext:value-type="float">
            <text:p>0.013881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00348" calcext:value-type="float">
            <text:p>0.03003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4649" calcext:value-type="float">
            <text:p>0.0001046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3404" calcext:value-type="float">
            <text:p>0.007634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250017" calcext:value-type="float">
            <text:p>2.50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1947" calcext:value-type="float">
            <text:p>0.0044194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836685" calcext:value-type="float">
            <text:p>0.00083668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620121" calcext:value-type="float">
            <text:p>0.00620121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000239536" calcext:value-type="float">
            <text:p>2.40E-0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37838" calcext:value-type="float">
            <text:p>0.0073783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97324" calcext:value-type="float">
            <text:p>0.0089732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301" calcext:value-type="float">
            <text:p>0.00463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88546" calcext:value-type="float">
            <text:p>0.007885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1462" calcext:value-type="float">
            <text:p>0.00010146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0394" calcext:value-type="float">
            <text:p>0.01903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93386" calcext:value-type="float">
            <text:p>0.0079338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303" calcext:value-type="float">
            <text:p>0.004083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50655" calcext:value-type="float">
            <text:p>0.009506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15447" calcext:value-type="float">
            <text:p>1.15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8143" calcext:value-type="float">
            <text:p>0.004081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4845" calcext:value-type="float">
            <text:p>0.00948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5943" calcext:value-type="float">
            <text:p>0.01059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2272" calcext:value-type="float">
            <text:p>0.00422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7242" calcext:value-type="float">
            <text:p>0.010724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18365" calcext:value-type="float">
            <text:p>0.02183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55708" calcext:value-type="float">
            <text:p>0.0004557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23477" calcext:value-type="float">
            <text:p>0.0062347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0383" calcext:value-type="float">
            <text:p>0.024038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2267" calcext:value-type="float">
            <text:p>0.0040226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04068" calcext:value-type="float">
            <text:p>0.0060406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287384" calcext:value-type="float">
            <text:p>0.00028738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5494" calcext:value-type="float">
            <text:p>0.00022549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0773" calcext:value-type="float">
            <text:p>0.004077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4709" calcext:value-type="float">
            <text:p>0.0294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9229" calcext:value-type="float">
            <text:p>0.004092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1248" calcext:value-type="float">
            <text:p>0.02712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4302" calcext:value-type="float">
            <text:p>0.02743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32087" calcext:value-type="float">
            <text:p>0.006320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9563" calcext:value-type="float">
            <text:p>0.02495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7162" calcext:value-type="float">
            <text:p>0.015716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0515" calcext:value-type="float">
            <text:p>0.021051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2024" calcext:value-type="float">
            <text:p>0.02220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8818" calcext:value-type="float">
            <text:p>0.016881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2815" calcext:value-type="float">
            <text:p>0.01428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1175" calcext:value-type="float">
            <text:p>0.01211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3359" calcext:value-type="float">
            <text:p>0.022335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4674" calcext:value-type="float">
            <text:p>0.029467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7115" calcext:value-type="float">
            <text:p>0.0077711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769" calcext:value-type="float">
            <text:p>0.0127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314" calcext:value-type="float">
            <text:p>0.014731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7098" calcext:value-type="float">
            <text:p>0.005770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202" calcext:value-type="float">
            <text:p>0.007302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932" calcext:value-type="float">
            <text:p>0.0004493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4856" calcext:value-type="float">
            <text:p>0.01548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4774" calcext:value-type="float">
            <text:p>0.017477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12184" calcext:value-type="float">
            <text:p>0.006121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7664" calcext:value-type="float">
            <text:p>0.02476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562709" calcext:value-type="float">
            <text:p>0.0562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1646" calcext:value-type="float">
            <text:p>0.008164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432851" calcext:value-type="float">
            <text:p>0.043285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649171" calcext:value-type="float">
            <text:p>0.064917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292" calcext:value-type="float">
            <text:p>0.014429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6903" calcext:value-type="float">
            <text:p>0.01269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9541" calcext:value-type="float">
            <text:p>0.018954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13247" calcext:value-type="float">
            <text:p>0.0071324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21209" calcext:value-type="float">
            <text:p>0.032120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34616" calcext:value-type="float">
            <text:p>0.033461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2718" calcext:value-type="float">
            <text:p>0.02127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68138" calcext:value-type="float">
            <text:p>0.0036813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52858" calcext:value-type="float">
            <text:p>0.009528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843" calcext:value-type="float">
            <text:p>0.01428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9099" calcext:value-type="float">
            <text:p>0.021909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1681" calcext:value-type="float">
            <text:p>0.02016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76027" calcext:value-type="float">
            <text:p>0.003760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03387" calcext:value-type="float">
            <text:p>0.005033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80215" calcext:value-type="float">
            <text:p>0.0038021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90601" calcext:value-type="float">
            <text:p>0.003906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79563" calcext:value-type="float">
            <text:p>0.005795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6202" calcext:value-type="float">
            <text:p>0.01062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05619" calcext:value-type="float">
            <text:p>0.0070561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5194" calcext:value-type="float">
            <text:p>0.014519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8605" calcext:value-type="float">
            <text:p>0.01886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56925" calcext:value-type="float">
            <text:p>0.025692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8461" calcext:value-type="float">
            <text:p>0.025846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27893" calcext:value-type="float">
            <text:p>0.0042789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673" calcext:value-type="float">
            <text:p>0.010967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1855" calcext:value-type="float">
            <text:p>0.02918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784" calcext:value-type="float">
            <text:p>0.01427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2864" calcext:value-type="float">
            <text:p>0.007728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2183" calcext:value-type="float">
            <text:p>0.017218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3071" calcext:value-type="float">
            <text:p>0.010307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759348" calcext:value-type="float">
            <text:p>0.0007593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352" calcext:value-type="float">
            <text:p>0.008835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235" calcext:value-type="float">
            <text:p>0.004423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208056" calcext:value-type="float">
            <text:p>2.08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47904" calcext:value-type="float">
            <text:p>0.04790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63009" calcext:value-type="float">
            <text:p>0.0076300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4016" calcext:value-type="float">
            <text:p>0.022401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444858" calcext:value-type="float">
            <text:p>4.45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47752" calcext:value-type="float">
            <text:p>0.007477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9449" calcext:value-type="float">
            <text:p>0.010944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2316" calcext:value-type="float">
            <text:p>0.015231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6875" calcext:value-type="float">
            <text:p>0.0044687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4004" calcext:value-type="float">
            <text:p>0.01340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80059" calcext:value-type="float">
            <text:p>0.018005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6202" calcext:value-type="float">
            <text:p>0.00416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60736" calcext:value-type="float">
            <text:p>0.0086073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41443" calcext:value-type="float">
            <text:p>0.009414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64" calcext:value-type="float">
            <text:p>0.014576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8514" calcext:value-type="float">
            <text:p>0.007785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9185" calcext:value-type="float">
            <text:p>0.014918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0227" calcext:value-type="float">
            <text:p>0.02202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8822" calcext:value-type="float">
            <text:p>0.011882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54752" calcext:value-type="float">
            <text:p>0.0001547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8436" calcext:value-type="float">
            <text:p>0.010843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609" calcext:value-type="float">
            <text:p>0.02376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38828" calcext:value-type="float">
            <text:p>0.0083882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8091" calcext:value-type="float">
            <text:p>0.0076809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363" calcext:value-type="float">
            <text:p>0.02373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23352" calcext:value-type="float">
            <text:p>0.0082335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4112" calcext:value-type="float">
            <text:p>0.01641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2421" calcext:value-type="float">
            <text:p>0.0122421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89536" calcext:value-type="float">
            <text:p>8.95E-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2543" calcext:value-type="float">
            <text:p>0.023254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style-name="ce1" office:value-type="float" office:value="0.0151507" calcext:value-type="float">
            <text:p>1.52E-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25027" calcext:value-type="float">
            <text:p>0.009250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23923" calcext:value-type="float">
            <text:p>0.0022392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4288" calcext:value-type="float">
            <text:p>0.016428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46125" calcext:value-type="float">
            <text:p>0.00044612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78226" calcext:value-type="float">
            <text:p>0.027822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21153" calcext:value-type="float">
            <text:p>0.005211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740133" calcext:value-type="float">
            <text:p>0.0074013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8727" calcext:value-type="float">
            <text:p>0.0287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48702" calcext:value-type="float">
            <text:p>0.0034870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1295" calcext:value-type="float">
            <text:p>0.02212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91409" calcext:value-type="float">
            <text:p>0.039140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30169" calcext:value-type="float">
            <text:p>0.0073016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53467" calcext:value-type="float">
            <text:p>0.035346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5888" calcext:value-type="float">
            <text:p>0.016588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61735" calcext:value-type="float">
            <text:p>0.0086173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1645" calcext:value-type="float">
            <text:p>0.02116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89579" calcext:value-type="float">
            <text:p>0.028957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5691" calcext:value-type="float">
            <text:p>0.008569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121" calcext:value-type="float">
            <text:p>0.01491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167114" calcext:value-type="float">
            <text:p>0.001671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80418" calcext:value-type="float">
            <text:p>0.0088041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996098" calcext:value-type="float">
            <text:p>0.00099609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766814" calcext:value-type="float">
            <text:p>0.0076681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38152" calcext:value-type="float">
            <text:p>0.00838152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197351" calcext:value-type="float">
            <text:p>1.97E-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5164" calcext:value-type="float">
            <text:p>0.014516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4308" calcext:value-type="float">
            <text:p>0.01443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9927" calcext:value-type="float">
            <text:p>0.01399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63213" calcext:value-type="float">
            <text:p>0.0036321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312483" calcext:value-type="float">
            <text:p>0.031248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1299" calcext:value-type="float">
            <text:p>0.022129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9396" calcext:value-type="float">
            <text:p>0.020939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07318" calcext:value-type="float">
            <text:p>0.020731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8676" calcext:value-type="float">
            <text:p>0.01086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42186" calcext:value-type="float">
            <text:p>0.0044218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3792" calcext:value-type="float">
            <text:p>0.00737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85791" calcext:value-type="float">
            <text:p>0.008857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73109" calcext:value-type="float">
            <text:p>0.0047310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64347" calcext:value-type="float">
            <text:p>0.0056434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9173" calcext:value-type="float">
            <text:p>0.012917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57305" calcext:value-type="float">
            <text:p>0.0045730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7305" calcext:value-type="float">
            <text:p>0.020730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71421" calcext:value-type="float">
            <text:p>0.00047142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6696" calcext:value-type="float">
            <text:p>0.015669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57071" calcext:value-type="float">
            <text:p>0.035707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2957" calcext:value-type="float">
            <text:p>0.004629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9747" calcext:value-type="float">
            <text:p>0.017974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9346" calcext:value-type="float">
            <text:p>0.02593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3288" calcext:value-type="float">
            <text:p>0.00022328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3219" calcext:value-type="float">
            <text:p>0.016321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03045" calcext:value-type="float">
            <text:p>0.010304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26112" calcext:value-type="float">
            <text:p>0.00022611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547011" calcext:value-type="float">
            <text:p>0.0054701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66993" calcext:value-type="float">
            <text:p>0.002669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358984" calcext:value-type="float">
            <text:p>0.003589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08575" calcext:value-type="float">
            <text:p>0.002085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62954" calcext:value-type="float">
            <text:p>0.01629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9716" calcext:value-type="float">
            <text:p>0.02971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39342" calcext:value-type="float">
            <text:p>0.000393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0949" calcext:value-type="float">
            <text:p>0.020094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6854" calcext:value-type="float">
            <text:p>0.02368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25744" calcext:value-type="float">
            <text:p>0.00925744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7679" calcext:value-type="float">
            <text:p>0.0043767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14994" calcext:value-type="float">
            <text:p>0.001149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6281" calcext:value-type="float">
            <text:p>0.015628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800665" calcext:value-type="float">
            <text:p>0.00800665</text:p>
          </table:table-cell>
          <table:table-cell office:value-type="float" office:value="0.0315196" calcext:value-type="float">
            <text:p>0.0315196</text:p>
          </table:table-cell>
          <table:table-cell table:style-name="ce1" office:value-type="float" office:value="0.00467089" calcext:value-type="float">
            <text:p>4.67E-0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9776" calcext:value-type="float">
            <text:p>0.01497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4" calcext:value-type="float">
            <text:p>0.02258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9178" calcext:value-type="float">
            <text:p>0.01191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8943" calcext:value-type="float">
            <text:p>0.011894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9995" calcext:value-type="float">
            <text:p>0.00999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1044" calcext:value-type="float">
            <text:p>0.011104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3709" calcext:value-type="float">
            <text:p>0.02037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5857" calcext:value-type="float">
            <text:p>0.02258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21091" calcext:value-type="float">
            <text:p>0.01210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02108" calcext:value-type="float">
            <text:p>0.0040210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93263" calcext:value-type="float">
            <text:p>0.0193263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53991" calcext:value-type="float">
            <text:p>0.025399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3622" calcext:value-type="float">
            <text:p>0.018362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55545" calcext:value-type="float">
            <text:p>0.0065554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464059" calcext:value-type="float">
            <text:p>0.0464059</text:p>
          </table:table-cell>
          <table:table-cell office:value-type="float" office:value="0.000102394" calcext:value-type="float">
            <text:p>0.00010239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02312" calcext:value-type="float">
            <text:p>0.0030231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0658" calcext:value-type="float">
            <text:p>0.023065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2339" calcext:value-type="float">
            <text:p>0.004123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6994" calcext:value-type="float">
            <text:p>0.01369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24975" calcext:value-type="float">
            <text:p>0.0092497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251" calcext:value-type="float">
            <text:p>0.014725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18822" calcext:value-type="float">
            <text:p>0.0041882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32109" calcext:value-type="float">
            <text:p>0.003210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90539" calcext:value-type="float">
            <text:p>0.019053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91726" calcext:value-type="float">
            <text:p>0.0079172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70142" calcext:value-type="float">
            <text:p>0.0057014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208138" calcext:value-type="float">
            <text:p>0.000208138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0461" calcext:value-type="float">
            <text:p>0.01046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6863" calcext:value-type="float">
            <text:p>0.01568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57855" calcext:value-type="float">
            <text:p>0.0045785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69193" calcext:value-type="float">
            <text:p>0.01691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8856" calcext:value-type="float">
            <text:p>0.014885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41224" calcext:value-type="float">
            <text:p>0.024122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37297" calcext:value-type="float">
            <text:p>0.023729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" calcext:value-type="float">
            <text:p>0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22369" calcext:value-type="float">
            <text:p>0.012236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9121" calcext:value-type="float">
            <text:p>0.015912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9827" calcext:value-type="float">
            <text:p>0.01398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68996" calcext:value-type="float">
            <text:p>0.036899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66252" calcext:value-type="float">
            <text:p>0.0076625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2137" calcext:value-type="float">
            <text:p>0.014213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65582" calcext:value-type="float">
            <text:p>0.0036558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10898" calcext:value-type="float">
            <text:p>0.01108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07706" calcext:value-type="float">
            <text:p>0.00010770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6935" calcext:value-type="float">
            <text:p>0.015693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144368" calcext:value-type="float">
            <text:p>0.0014436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63182" calcext:value-type="float">
            <text:p>0.0046318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1848" calcext:value-type="float">
            <text:p>0.01118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76038" calcext:value-type="float">
            <text:p>0.03760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78657" calcext:value-type="float">
            <text:p>0.01786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14956" calcext:value-type="float">
            <text:p>0.007149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78446" calcext:value-type="float">
            <text:p>0.027844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21795" calcext:value-type="float">
            <text:p>0.022179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0859514" calcext:value-type="float">
            <text:p>0.00085951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97559" calcext:value-type="float">
            <text:p>0.029755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26329" calcext:value-type="float">
            <text:p>0.0126329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28501" calcext:value-type="float">
            <text:p>0.002850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0822" calcext:value-type="float">
            <text:p>0.020822</text:p>
          </table:table-cell>
          <table:table-cell office:value-type="float" office:value="0.0464059" calcext:value-type="float">
            <text:p>0.0464059</text:p>
          </table:table-cell>
          <table:table-cell table:style-name="ce1" office:value-type="float" office:value="0.00243318" calcext:value-type="float">
            <text:p>2.43E-03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11694" calcext:value-type="float">
            <text:p>0.0031169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00367" calcext:value-type="float">
            <text:p>0.00900367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5137" calcext:value-type="float">
            <text:p>0.010513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32327" calcext:value-type="float">
            <text:p>0.013232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3726" calcext:value-type="float">
            <text:p>0.014372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9416" calcext:value-type="float">
            <text:p>0.010941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71555" calcext:value-type="float">
            <text:p>0.0077155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27849" calcext:value-type="float">
            <text:p>0.032784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690001" calcext:value-type="float">
            <text:p>0.006900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12948" calcext:value-type="float">
            <text:p>0.011294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655" calcext:value-type="float">
            <text:p>0.0176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7134" calcext:value-type="float">
            <text:p>0.014713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643459" calcext:value-type="float">
            <text:p>0.00643459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31465" calcext:value-type="float">
            <text:p>0.013146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85484" calcext:value-type="float">
            <text:p>0.018548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10276" calcext:value-type="float">
            <text:p>0.021027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80363" calcext:value-type="float">
            <text:p>0.0048036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164978" calcext:value-type="float">
            <text:p>0.00164978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54253" calcext:value-type="float">
            <text:p>0.004542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67574" calcext:value-type="float">
            <text:p>0.0096757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8454" calcext:value-type="float">
            <text:p>0.017845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462738" calcext:value-type="float">
            <text:p>0.0046273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285576" calcext:value-type="float">
            <text:p>0.002855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13532" calcext:value-type="float">
            <text:p>0.0071353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77498" calcext:value-type="float">
            <text:p>0.017749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989125" calcext:value-type="float">
            <text:p>0.0098912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88092" calcext:value-type="float">
            <text:p>0.01880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246986" calcext:value-type="float">
            <text:p>0.024698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264344" calcext:value-type="float">
            <text:p>0.0026434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0906348" calcext:value-type="float">
            <text:p>0.000906348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151727" calcext:value-type="float">
            <text:p>0.0015172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334504" calcext:value-type="float">
            <text:p>0.0334504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587553" calcext:value-type="float">
            <text:p>0.0058755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219212" calcext:value-type="float">
            <text:p>0.021921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50087" calcext:value-type="float">
            <text:p>0.015008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62692" calcext:value-type="float">
            <text:p>0.0362692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14285" calcext:value-type="float">
            <text:p>0.014285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383866" calcext:value-type="float">
            <text:p>0.0038386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54576" calcext:value-type="float">
            <text:p>0.015457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439217" calcext:value-type="float">
            <text:p>0.00043921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149567" calcext:value-type="float">
            <text:p>0.0149567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143231" calcext:value-type="float">
            <text:p>0.0143231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30754" calcext:value-type="float">
            <text:p>0.00430754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792302" calcext:value-type="float">
            <text:p>0.0079230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943136" calcext:value-type="float">
            <text:p>0.00943136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415976" calcext:value-type="float">
            <text:p>0.00415976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904821" calcext:value-type="float">
            <text:p>0.00904821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236955" calcext:value-type="float">
            <text:p>0.00236955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148677" calcext:value-type="float">
            <text:p>0.00014867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238056" calcext:value-type="float">
            <text:p>0.0238056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0854793" calcext:value-type="float">
            <text:p>0.00854793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777972" calcext:value-type="float">
            <text:p>0.000777972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849192" calcext:value-type="float">
            <text:p>0.00849192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  <table:table-row table:style-name="ro1">
          <table:table-cell office:value-type="float" office:value="0.0301419" calcext:value-type="float">
            <text:p>0.0301419</text:p>
          </table:table-cell>
          <table:table-cell office:value-type="float" office:value="0.0464059" calcext:value-type="float">
            <text:p>0.0464059</text:p>
          </table:table-cell>
          <table:table-cell office:value-type="float" office:value="0.000322557" calcext:value-type="float">
            <text:p>0.000322557</text:p>
          </table:table-cell>
          <table:table-cell office:value-type="float" office:value="0.0315196" calcext:value-type="float">
            <text:p>0.0315196</text:p>
          </table:table-cell>
          <table:table-cell office:value-type="float" office:value="0.00486135" calcext:value-type="float">
            <text:p>0.00486135</text:p>
          </table:table-cell>
          <table:table-cell office:value-type="float" office:value="0.0351395" calcext:value-type="float">
            <text:p>0.0351395</text:p>
          </table:table-cell>
          <table:table-cell table:number-columns-repeated="3"/>
        </table:table-row>
      </table:table>
      <table:table table:name="Sheet8" table:style-name="ta1">
        <table:table-column table:style-name="co2" table:number-columns-repeated="8" table:default-cell-style-name="Default"/>
        <table:table-column table:style-name="co2" table:number-columns-repeated="6" table:default-cell-style-name="ce8"/>
        <table:table-row table:style-name="ro1">
          <table:table-cell office:value-type="string" calcext:value-type="string">
            <text:p>casy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string" calcext:value-type="string">
            <text:p>ludo </text:p>
          </table:table-cell>
          <table:table-cell table:number-columns-repeated="7"/>
          <table:table-cell table:style-name="Default" table:formula="of:=33/50" office:value-type="float" office:value="0.66" calcext:value-type="float">
            <text:p>0.66</text:p>
          </table:table-cell>
          <table:table-cell table:style-name="Default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string" calcext:value-type="string">
            <text:p>ludo </text:p>
          </table:table-cell>
          <table:table-cell table:formula="of:=[.$I$3]*[.A4]" office:value-type="float" office:value="16.5" calcext:value-type="float">
            <text:p>16.50</text:p>
          </table:table-cell>
          <table:table-cell table:formula="of:=[.$I$3]*[.B4]" office:value-type="float" office:value="53.46" calcext:value-type="float">
            <text:p>53.4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formula="of:=[.$I$3]*[.A5]" office:value-type="float" office:value="17.82" calcext:value-type="float">
            <text:p>17.82</text:p>
          </table:table-cell>
          <table:table-cell table:formula="of:=[.$I$3]*[.B5]" office:value-type="float" office:value="59.4" calcext:value-type="float">
            <text:p>59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o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edo</text:p>
          </table:table-cell>
          <table:table-cell table:formula="of:=[.$I$3]*[.A7]" office:value-type="float" office:value="39.6" calcext:value-type="float">
            <text:p>39.60</text:p>
          </table:table-cell>
          <table:table-cell table:formula="of:=[.$I$3]*[.B7]" office:value-type="float" office:value="76.56" calcext:value-type="float">
            <text:p>76.5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269" calcext:value-type="float">
            <text:p>269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formula="of:=[.$I$3]*[.A8]" office:value-type="float" office:value="66" calcext:value-type="float">
            <text:p>66.00</text:p>
          </table:table-cell>
          <table:table-cell table:formula="of:=[.$I$3]*[.B8]" office:value-type="float" office:value="85.8" calcext:value-type="float">
            <text:p>85.80</text:p>
          </table:table-cell>
          <table:table-cell table:formula="of:=[.$I$3]*[.C8]" office:value-type="float" office:value="111.54" calcext:value-type="float">
            <text:p>111.54</text:p>
          </table:table-cell>
          <table:table-cell table:formula="of:=[.$I$3]*[.D8]" office:value-type="float" office:value="132" calcext:value-type="float">
            <text:p>132.00</text:p>
          </table:table-cell>
          <table:table-cell table:formula="of:=[.$I$3]*[.E8]" office:value-type="float" office:value="177.54" calcext:value-type="float">
            <text:p>177.54</text:p>
          </table:table-cell>
          <table:table-cell table:formula="of:=[.$I$3]*[.F8]" office:value-type="float" office:value="205.26" calcext:value-type="float">
            <text:p>205.26</text:p>
          </table:table-cell>
        </table:table-row>
        <table:table-row table:style-name="ro1">
          <table:table-cell office:value-type="string" calcext:value-type="string">
            <text:p>pata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pata</text:p>
          </table:table-cell>
          <table:table-cell table:formula="of:=[.$I$3]*[.A10]" office:value-type="float" office:value="66" calcext:value-type="float">
            <text:p>66.00</text:p>
          </table:table-cell>
          <table:table-cell table:formula="of:=[.$I$3]*[.B10]" office:value-type="float" office:value="116.16" calcext:value-type="float">
            <text:p>116.1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table:formula="of:=[.$I$3]*[.A11]" office:value-type="float" office:value="65.34" calcext:value-type="float">
            <text:p>65.34</text:p>
          </table:table-cell>
          <table:table-cell table:formula="of:=[.$I$3]*[.B11]" office:value-type="float" office:value="85.8" calcext:value-type="float">
            <text:p>85.80</text:p>
          </table:table-cell>
          <table:table-cell table:formula="of:=[.$I$3]*[.C11]" office:value-type="float" office:value="99" calcext:value-type="float">
            <text:p>99.00</text:p>
          </table:table-cell>
          <table:table-cell table:formula="of:=[.$I$3]*[.D11]" office:value-type="float" office:value="140.58" calcext:value-type="float">
            <text:p>140.58</text:p>
          </table:table-cell>
          <table:table-cell table:formula="of:=[.$I$3]*[.E11]" office:value-type="float" office:value="176.88" calcext:value-type="float">
            <text:p>176.88</text:p>
          </table:table-cell>
          <table:table-cell table:formula="of:=[.$I$3]*[.F11]" office:value-type="float" office:value="220.44" calcext:value-type="float">
            <text:p>220.44</text:p>
          </table:table-cell>
        </table:table-row>
        <table:table-row table:style-name="ro1">
          <table:table-cell office:value-type="string" calcext:value-type="string">
            <text:p>riso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office:value-type="string" calcext:value-type="string">
            <text:p>riso</text:p>
          </table:table-cell>
          <table:table-cell table:formula="of:=[.$I$3]*[.A13]" office:value-type="float" office:value="38.28" calcext:value-type="float">
            <text:p>38.28</text:p>
          </table:table-cell>
          <table:table-cell table:formula="of:=[.$I$3]*[.B13]" office:value-type="float" office:value="73.26" calcext:value-type="float">
            <text:p>73.2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195" calcext:value-type="float">
            <text:p>195</text:p>
          </table:table-cell>
          <table:table-cell office:value-type="float" office:value="259" calcext:value-type="float">
            <text:p>259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$I$3]*[.A14]" office:value-type="float" office:value="50.82" calcext:value-type="float">
            <text:p>50.82</text:p>
          </table:table-cell>
          <table:table-cell table:formula="of:=[.$I$3]*[.B14]" office:value-type="float" office:value="73.92" calcext:value-type="float">
            <text:p>73.92</text:p>
          </table:table-cell>
          <table:table-cell table:formula="of:=[.$I$3]*[.C14]" office:value-type="float" office:value="104.28" calcext:value-type="float">
            <text:p>104.28</text:p>
          </table:table-cell>
          <table:table-cell table:formula="of:=[.$I$3]*[.D14]" office:value-type="float" office:value="128.7" calcext:value-type="float">
            <text:p>128.70</text:p>
          </table:table-cell>
          <table:table-cell table:formula="of:=[.$I$3]*[.E14]" office:value-type="float" office:value="170.94" calcext:value-type="float">
            <text:p>170.94</text:p>
          </table:table-cell>
          <table:table-cell table:formula="of:=[.$I$3]*[.F14]" office:value-type="float" office:value="204.6" calcext:value-type="float">
            <text:p>204.60</text:p>
          </table:table-cell>
        </table:table-row>
        <table:table-row table:style-name="ro1">
          <table:table-cell office:value-type="string" calcext:value-type="string">
            <text:p>pato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table:number-columns-repeated="5"/>
          <table:table-cell office:value-type="string" calcext:value-type="string">
            <text:p>pato</text:p>
          </table:table-cell>
          <table:table-cell table:formula="of:=[.$I$3]*[.A16]" office:value-type="float" office:value="48.18" calcext:value-type="float">
            <text:p>48.18</text:p>
          </table:table-cell>
          <table:table-cell table:formula="of:=[.$I$3]*[.B16]" office:value-type="float" office:value="87.78" calcext:value-type="float">
            <text:p>87.7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table:formula="of:=[.$I$3]*[.A17]" office:value-type="float" office:value="66" calcext:value-type="float">
            <text:p>66.00</text:p>
          </table:table-cell>
          <table:table-cell table:formula="of:=[.$I$3]*[.B17]" office:value-type="float" office:value="89.1" calcext:value-type="float">
            <text:p>89.10</text:p>
          </table:table-cell>
          <table:table-cell table:formula="of:=[.$I$3]*[.C17]" office:value-type="float" office:value="124.74" calcext:value-type="float">
            <text:p>124.74</text:p>
          </table:table-cell>
          <table:table-cell table:formula="of:=[.$I$3]*[.D17]" office:value-type="float" office:value="156.42" calcext:value-type="float">
            <text:p>156.42</text:p>
          </table:table-cell>
          <table:table-cell table:formula="of:=[.$I$3]*[.E17]" office:value-type="float" office:value="202.62" calcext:value-type="float">
            <text:p>202.62</text:p>
          </table:table-cell>
          <table:table-cell table:formula="of:=[.$I$3]*[.F17]" office:value-type="float" office:value="240.24" calcext:value-type="float">
            <text:p>240.24</text:p>
          </table:table-cell>
        </table:table-row>
        <table:table-row table:style-name="ro1">
          <table:table-cell office:value-type="string" calcext:value-type="string">
            <text:p>kajtan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kajtan</text:p>
          </table:table-cell>
          <table:table-cell table:formula="of:=[.$I$3]*[.A19]" office:value-type="float" office:value="55.44" calcext:value-type="float">
            <text:p>55.44</text:p>
          </table:table-cell>
          <table:table-cell table:formula="of:=[.$I$3]*[.B19]" office:value-type="float" office:value="88.44" calcext:value-type="float">
            <text:p>88.4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[.$I$3]*[.A20]" office:value-type="float" office:value="21.78" calcext:value-type="float">
            <text:p>21.78</text:p>
          </table:table-cell>
          <table:table-cell table:formula="of:=[.$I$3]*[.B20]" office:value-type="float" office:value="41.58" calcext:value-type="float">
            <text:p>41.58</text:p>
          </table:table-cell>
          <table:table-cell table:formula="of:=[.$I$3]*[.C20]" office:value-type="float" office:value="61.38" calcext:value-type="float">
            <text:p>61.38</text:p>
          </table:table-cell>
          <table:table-cell table:formula="of:=[.$I$3]*[.D20]" office:value-type="float" office:value="83.82" calcext:value-type="float">
            <text:p>83.82</text:p>
          </table:table-cell>
          <table:table-cell table:formula="of:=[.$I$3]*[.E20]" office:value-type="float" office:value="110.22" calcext:value-type="float">
            <text:p>110.22</text:p>
          </table:table-cell>
          <table:table-cell table:formula="of:=[.$I$3]*[.F20]" office:value-type="float" office:value="139.92" calcext:value-type="float">
            <text:p>139.92</text:p>
          </table:table-cell>
        </table:table-row>
        <table:table-row table:style-name="ro1">
          <table:table-cell office:value-type="string" calcext:value-type="string">
            <text:p>andrejko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andrejko</text:p>
          </table:table-cell>
          <table:table-cell table:formula="of:=[.$I$3]*[.A22]" office:value-type="float" office:value="21.78" calcext:value-type="float">
            <text:p>21.78</text:p>
          </table:table-cell>
          <table:table-cell table:formula="of:=[.$I$3]*[.B22]" office:value-type="float" office:value="62.04" calcext:value-type="float">
            <text:p>62.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table:formula="of:=[.$I$3]*[.A23]" office:value-type="float" office:value="29.7" calcext:value-type="float">
            <text:p>29.70</text:p>
          </table:table-cell>
          <table:table-cell table:formula="of:=[.$I$3]*[.B23]" office:value-type="float" office:value="59.4" calcext:value-type="float">
            <text:p>59.40</text:p>
          </table:table-cell>
          <table:table-cell table:formula="of:=[.$I$3]*[.C23]" office:value-type="float" office:value="72.6" calcext:value-type="float">
            <text:p>72.60</text:p>
          </table:table-cell>
          <table:table-cell table:formula="of:=[.$I$3]*[.D23]" office:value-type="float" office:value="112.2" calcext:value-type="float">
            <text:p>112.20</text:p>
          </table:table-cell>
          <table:table-cell table:formula="of:=[.$I$3]*[.E23]" office:value-type="float" office:value="133.32" calcext:value-type="float">
            <text:p>133.32</text:p>
          </table:table-cell>
          <table:table-cell table:formula="of:=[.$I$3]*[.F23]" office:value-type="float" office:value="176.22" calcext:value-type="float">
            <text:p>176.22</text:p>
          </table:table-cell>
        </table:table-row>
        <table:table-row table:style-name="ro1">
          <table:table-cell office:value-type="string" calcext:value-type="string">
            <text:p>duri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office:value-type="string" calcext:value-type="string">
            <text:p>duri</text:p>
          </table:table-cell>
          <table:table-cell table:formula="of:=[.$I$3]*[.A25]" office:value-type="float" office:value="24.42" calcext:value-type="float">
            <text:p>24.42</text:p>
          </table:table-cell>
          <table:table-cell table:formula="of:=[.$I$3]*[.B25]" office:value-type="float" office:value="70.62" calcext:value-type="float">
            <text:p>70.6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[.$I$3]*[.A26]" office:value-type="float" office:value="28.38" calcext:value-type="float">
            <text:p>28.38</text:p>
          </table:table-cell>
          <table:table-cell table:formula="of:=[.$I$3]*[.B26]" office:value-type="float" office:value="52.8" calcext:value-type="float">
            <text:p>52.80</text:p>
          </table:table-cell>
          <table:table-cell table:formula="of:=[.$I$3]*[.C26]" office:value-type="float" office:value="76.56" calcext:value-type="float">
            <text:p>76.56</text:p>
          </table:table-cell>
          <table:table-cell table:formula="of:=[.$I$3]*[.D26]" office:value-type="float" office:value="108.24" calcext:value-type="float">
            <text:p>108.24</text:p>
          </table:table-cell>
          <table:table-cell table:formula="of:=[.$I$3]*[.E26]" office:value-type="float" office:value="131.34" calcext:value-type="float">
            <text:p>131.34</text:p>
          </table:table-cell>
          <table:table-cell table:formula="of:=[.$I$3]*[.F26]" office:value-type="float" office:value="166.98" calcext:value-type="float">
            <text:p>166.98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dada</text:p>
          </table:table-cell>
          <table:table-cell table:formula="of:=[.$I$3]*[.A28]" office:value-type="float" office:value="36.3" calcext:value-type="float">
            <text:p>36.30</text:p>
          </table:table-cell>
          <table:table-cell table:formula="of:=[.$I$3]*[.B28]" office:value-type="float" office:value="66.66" calcext:value-type="float">
            <text:p>66.6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[.$I$3]*[.A29]" office:value-type="float" office:value="39.6" calcext:value-type="float">
            <text:p>39.60</text:p>
          </table:table-cell>
          <table:table-cell table:formula="of:=[.$I$3]*[.B29]" office:value-type="float" office:value="65.34" calcext:value-type="float">
            <text:p>65.34</text:p>
          </table:table-cell>
          <table:table-cell table:formula="of:=[.$I$3]*[.C29]" office:value-type="float" office:value="69.3" calcext:value-type="float">
            <text:p>69.30</text:p>
          </table:table-cell>
          <table:table-cell table:formula="of:=[.$I$3]*[.D29]" office:value-type="float" office:value="99.66" calcext:value-type="float">
            <text:p>99.66</text:p>
          </table:table-cell>
          <table:table-cell table:formula="of:=[.$I$3]*[.E29]" office:value-type="float" office:value="112.2" calcext:value-type="float">
            <text:p>112.20</text:p>
          </table:table-cell>
          <table:table-cell table:formula="of:=[.$I$3]*[.F29]" office:value-type="float" office:value="145.2" calcext:value-type="float">
            <text:p>145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Computer modern" svg:font-family="'Computer modern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00:48:37.426849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47:56.055547717</meta:creation-date>
    <dc:date>2019-04-17T00:58:41.311407857</dc:date>
    <meta:editing-duration>PT1H42M51S</meta:editing-duration>
    <meta:editing-cycles>4</meta:editing-cycles>
    <meta:generator>LibreOffice/6.1.5.2$Linux_X86_64 LibreOffice_project/10$Build-2</meta:generator>
    <meta:document-statistic meta:table-count="8" meta:cell-count="505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75cm" svg:height="20.573cm" xlink:href=".." xlink:type="simple" chart:class="chart:line" chart:style-name="ch1">
        <chart:legend chart:legend-position="end" svg:x="37.523cm" svg:y="9.738cm" style:legend-expansion="high" chart:style-name="ch2"/>
        <chart:plot-area chart:style-name="ch3" table:cell-range-address="von.A2:von.B201" svg:x="0.807cm" svg:y="0.411cm" svg:width="35.909cm" svg:height="19.751cm">
          <chartooo:coordinate-region svg:x="1.719cm" svg:y="0.532cm" svg:width="34.997cm" svg:height="18.6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n.A2:von.A201" chart:class="chart:line">
            <chart:data-point chart:repeated="200"/>
          </chart:series>
          <chart:series chart:style-name="ch7" chart:values-cell-range-address="von.B2:von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n.A2:von.A201</svg:desc>
                </draw:g>
              </table:table-cell>
              <table:table-cell office:value-type="float" office:value="0.0334909">
                <text:p>0.0334909</text:p>
                <draw:g>
                  <svg:desc>von.B2:von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197">
                <text:p>0.0029219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7356">
                <text:p>0.001373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9562">
                <text:p>0.022956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4197">
                <text:p>0.022419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5438">
                <text:p>0.010543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1598">
                <text:p>0.0015159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52181">
                <text:p>0.0095218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8501">
                <text:p>0.027850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49022">
                <text:p>0.0024902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7219">
                <text:p>0.013721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1023">
                <text:p>0.0022102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47855">
                <text:p>0.0064785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90356">
                <text:p>0.001903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22086">
                <text:p>0.0072208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50325">
                <text:p>0.0025032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17849">
                <text:p>0.0091784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24742">
                <text:p>0.0022474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2156">
                <text:p>0.02021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4935">
                <text:p>0.017493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2211">
                <text:p>0.0027221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12172">
                <text:p>0.0091217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6453">
                <text:p>0.017645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3353">
                <text:p>0.011335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272">
                <text:p>0.0090027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03809">
                <text:p>0.0090380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7144">
                <text:p>0.002714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5461">
                <text:p>0.011546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52756">
                <text:p>0.005527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72228">
                <text:p>0.0057222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5302">
                <text:p>0.059530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7731">
                <text:p>0.043773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3968">
                <text:p>0.021396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68762">
                <text:p>0.0056876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0039">
                <text:p>0.041003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32804">
                <text:p>0.023280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53353">
                <text:p>0.0045335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8821">
                <text:p>0.03088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4596">
                <text:p>0.041459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9683">
                <text:p>0.023968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9969">
                <text:p>0.056996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3512">
                <text:p>0.032351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2902">
                <text:p>0.018290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2255">
                <text:p>0.021225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6156">
                <text:p>0.008061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1382">
                <text:p>0.01813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9516">
                <text:p>0.020951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733137">
                <text:p>0.000073313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4051">
                <text:p>0.010405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99085">
                <text:p>0.0089908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9345">
                <text:p>0.028934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60781">
                <text:p>0.0056078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66911">
                <text:p>0.036691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8034">
                <text:p>0.028803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1894">
                <text:p>0.015189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65986">
                <text:p>0.0026598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7187">
                <text:p>0.026718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4287">
                <text:p>0.023428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0945">
                <text:p>0.019094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86344">
                <text:p>0.038634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58532">
                <text:p>0.035853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17997">
                <text:p>0.031799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41557">
                <text:p>0.03415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50182">
                <text:p>0.04501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2585">
                <text:p>0.027258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8879">
                <text:p>0.011887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5796">
                <text:p>0.020579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27938">
                <text:p>0.0042793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1657">
                <text:p>0.00916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37882">
                <text:p>0.002378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06324">
                <text:p>0.0050632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1022">
                <text:p>0.020102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715">
                <text:p>0.01071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2244">
                <text:p>0.023224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3447">
                <text:p>0.0012344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0495">
                <text:p>0.013049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3181">
                <text:p>0.011318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47312">
                <text:p>0.0024731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83391">
                <text:p>0.0088339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10493">
                <text:p>0.0051049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71472">
                <text:p>0.0027147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113845">
                <text:p>0.000011384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30622">
                <text:p>0.0073062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77208">
                <text:p>0.0037720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6657">
                <text:p>0.01266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0357">
                <text:p>0.00503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92821">
                <text:p>0.008928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21688">
                <text:p>0.0062168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2592">
                <text:p>0.010259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5082">
                <text:p>0.02950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0056">
                <text:p>0.018005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62079">
                <text:p>0.0026207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48006">
                <text:p>0.0024800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85885">
                <text:p>0.018588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7411">
                <text:p>0.01741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00381">
                <text:p>0.0050038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10015">
                <text:p>0.0011001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5427">
                <text:p>0.012542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7413">
                <text:p>0.024741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4414">
                <text:p>0.013441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07829">
                <text:p>0.0050782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5197">
                <text:p>0.018519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7446">
                <text:p>0.0015744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85587">
                <text:p>0.0048558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91605">
                <text:p>0.0039160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9294">
                <text:p>0.013929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01522">
                <text:p>0.020152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35982">
                <text:p>0.006359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48531">
                <text:p>0.0024853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0538">
                <text:p>0.013053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93363">
                <text:p>0.019336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42883">
                <text:p>0.0024288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07263">
                <text:p>0.020726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60363">
                <text:p>0.0016036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855">
                <text:p>0.010985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831038">
                <text:p>0.00083103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5608">
                <text:p>0.0010560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2969">
                <text:p>0.00054296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27782">
                <text:p>0.01277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73903">
                <text:p>0.0037390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94719">
                <text:p>0.0019471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28636">
                <text:p>0.0012863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4857">
                <text:p>0.00848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50752">
                <text:p>0.0015075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78188">
                <text:p>0.0037818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81352">
                <text:p>0.008135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31873">
                <text:p>0.013187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37579">
                <text:p>0.013757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91321">
                <text:p>0.004913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2227">
                <text:p>0.006222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4785">
                <text:p>0.011478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3307">
                <text:p>0.011330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1966">
                <text:p>0.011196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86065">
                <text:p>0.0088606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76153">
                <text:p>0.0037615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44055">
                <text:p>0.0064405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66793">
                <text:p>0.0026679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28784">
                <text:p>0.0062878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75938">
                <text:p>0.0037593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56231">
                <text:p>0.0025623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75879">
                <text:p>0.0037587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84076">
                <text:p>0.018407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475839">
                <text:p>0.0047583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478858">
                <text:p>0.0047885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53695">
                <text:p>0.0095369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830442">
                <text:p>0.00083044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49943">
                <text:p>0.014994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63457">
                <text:p>0.0086345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93097">
                <text:p>0.019309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37687">
                <text:p>0.00013768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6759">
                <text:p>0.016675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1454">
                <text:p>0.01145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2394">
                <text:p>0.012239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4582">
                <text:p>0.003458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13764">
                <text:p>0.0061376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1087">
                <text:p>0.014108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9036">
                <text:p>0.012903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65141">
                <text:p>0.0016514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8078">
                <text:p>0.0046807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06661">
                <text:p>0.0090666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36125">
                <text:p>0.0063612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4742">
                <text:p>0.0224742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6021">
                <text:p>0.027602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65955">
                <text:p>0.016595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4703">
                <text:p>0.013470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1431">
                <text:p>0.0311431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77914">
                <text:p>0.0087791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3685">
                <text:p>0.0089368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3805">
                <text:p>0.0103805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8076">
                <text:p>0.023807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55427">
                <text:p>0.00955427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6464">
                <text:p>0.0014646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40824">
                <text:p>0.00240824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94419">
                <text:p>0.00394419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7563">
                <text:p>0.016756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15028">
                <text:p>0.00815028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22206">
                <text:p>0.0022220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6703">
                <text:p>0.00496703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34906">
                <text:p>0.0134906</text:p>
              </table:table-cell>
              <table:table-cell office:value-type="float" office:value="0.0334909">
                <text:p>0.03349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50711">
                <text:p>0.0250711</text:p>
              </table:table-cell>
              <table:table-cell office:value-type="float" office:value="0.0334909">
                <text:p>0.0334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27cm" svg:height="25.327cm" xlink:href=".." xlink:type="simple" chart:class="chart:line" chart:style-name="ch1">
        <chart:legend chart:legend-position="end" svg:x="41.117cm" svg:y="11.617cm" style:legend-expansion="high" chart:style-name="ch2"/>
        <chart:plot-area chart:style-name="ch3" table:cell-range-address="lutoTest.A1:lutoTest.D250" chart:data-source-has-labels="row" svg:x="0.9cm" svg:y="0.506cm" svg:width="39.317cm" svg:height="24.315cm">
          <chartooo:coordinate-region svg:x="1.812cm" svg:y="0.627cm" svg:width="38.265cm" svg:height="23.1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toTest.A2:lutoTest.A250" chart:label-cell-address="lutoTest.A1:lutoTest.A1" chart:class="chart:line">
            <chart:data-point chart:repeated="249"/>
          </chart:series>
          <chart:series chart:style-name="ch7" chart:values-cell-range-address="lutoTest.B2:lutoTest.B250" chart:label-cell-address="lutoTest.B1:lutoTest.B1" chart:class="chart:line">
            <chart:data-point chart:repeated="249"/>
          </chart:series>
          <chart:series chart:style-name="ch8" chart:values-cell-range-address="lutoTest.C2:lutoTest.C250" chart:label-cell-address="lutoTest.C1:lutoTest.C1" chart:class="chart:line">
            <chart:data-point chart:repeated="249"/>
          </chart:series>
          <chart:series chart:style-name="ch9" chart:values-cell-range-address="lutoTest.D2:lutoTest.D250" chart:label-cell-address="lutoTest.D1:lutoTest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lutoTest.A1:lutoTest.A1</svg:desc>
                </draw:g>
              </table:table-cell>
              <table:table-cell office:value-type="string">
                <text:p>Reč</text:p>
                <draw:g>
                  <svg:desc>lutoTest.B1:lutoTest.B1</svg:desc>
                </draw:g>
              </table:table-cell>
              <table:table-cell office:value-type="string">
                <text:p>Prah</text:p>
                <draw:g>
                  <svg:desc>lutoTest.C1:lutoTest.C1</svg:desc>
                </draw:g>
              </table:table-cell>
              <table:table-cell office:value-type="string">
                <text:p>Reč skutočnosť</text:p>
                <draw:g>
                  <svg:desc>lutoTest.D1:luto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29268">
                <text:p>0.00529268</text:p>
                <draw:g>
                  <svg:desc>lutoTest.A2:lutoTest.A250</svg:desc>
                </draw:g>
              </table:table-cell>
              <table:table-cell office:value-type="float" office:value="0.02">
                <text:p>0.02</text:p>
                <draw:g>
                  <svg:desc>lutoTest.B2:lutoTest.B250</svg:desc>
                </draw:g>
              </table:table-cell>
              <table:table-cell office:value-type="float" office:value="0.0334909">
                <text:p>0.0334909</text:p>
                <draw:g>
                  <svg:desc>lutoTest.C2:lutoTest.C250</svg:desc>
                </draw:g>
              </table:table-cell>
              <table:table-cell office:value-type="float" office:value="NaN">
                <text:p>NaN</text:p>
                <draw:g>
                  <svg:desc>lutoTest.D2:lutoTest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6699">
                <text:p>0.010669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47828">
                <text:p>0.0044782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60413">
                <text:p>0.0026041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0736">
                <text:p>0.024073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715">
                <text:p>0.01271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7424">
                <text:p>0.0011742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745">
                <text:p>0.017574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3057">
                <text:p>0.021305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8438">
                <text:p>0.0015843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0872">
                <text:p>0.014087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90524">
                <text:p>0.0039052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3723">
                <text:p>0.015372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258">
                <text:p>0.0025625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2591">
                <text:p>0.015259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384">
                <text:p>0.002438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426">
                <text:p>0.011642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2695">
                <text:p>0.025269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027">
                <text:p>0.02002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53955">
                <text:p>0.0025395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52846">
                <text:p>0.0025284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0279">
                <text:p>0.020027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0279">
                <text:p>0.020027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0586">
                <text:p>0.0012058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11241">
                <text:p>0.0051124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42362">
                <text:p>0.0064236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20617">
                <text:p>0.0052061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9794">
                <text:p>0.013979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0601">
                <text:p>0.016060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0603">
                <text:p>0.011060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2222">
                <text:p>0.024222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6967">
                <text:p>0.013696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415">
                <text:p>0.01241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97123">
                <text:p>0.0079712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4523">
                <text:p>0.0010452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71914">
                <text:p>0.0067191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347">
                <text:p>0.014434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7997">
                <text:p>0.021799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17317">
                <text:p>0.041731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86334">
                <text:p>0.028633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1536">
                <text:p>0.040153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3766">
                <text:p>0.022376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2324">
                <text:p>0.0021232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761">
                <text:p>0.017676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5432">
                <text:p>0.017543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75962">
                <text:p>0.0037596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52816">
                <text:p>0.0025281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5941">
                <text:p>0.012594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30629">
                <text:p>0.0063062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7089">
                <text:p>0.012708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57293">
                <text:p>0.055729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7747">
                <text:p>0.038774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58877">
                <text:p>0.0035887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78185">
                <text:p>0.047818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791463">
                <text:p>0.0079146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71305">
                <text:p>0.0057130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05343">
                <text:p>0.0050534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1726">
                <text:p>0.028172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28725">
                <text:p>0.022872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11499">
                <text:p>0.02114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38159">
                <text:p>0.033815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37223">
                <text:p>0.013722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6332">
                <text:p>0.011633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98053">
                <text:p>0.0029805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96213">
                <text:p>0.0019621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3515">
                <text:p>0.013351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6361">
                <text:p>0.024636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25164">
                <text:p>0.052516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70262">
                <text:p>0.077026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94497">
                <text:p>0.049449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54473">
                <text:p>0.0025447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2106">
                <text:p>0.015210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2994">
                <text:p>0.014299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865287">
                <text:p>0.0086528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4752">
                <text:p>0.015475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2149">
                <text:p>0.0027214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62265">
                <text:p>0.0036226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69413">
                <text:p>0.0096941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23691">
                <text:p>0.0062369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38576">
                <text:p>0.0053857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55119">
                <text:p>0.0055511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0087">
                <text:p>0.00013008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0813">
                <text:p>0.0084081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662">
                <text:p>0.011866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54102">
                <text:p>0.0035410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66566">
                <text:p>0.0076656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5">
                <text:p>0.01043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8005">
                <text:p>0.017800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18163">
                <text:p>0.0061816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6189">
                <text:p>0.011618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4413">
                <text:p>0.003441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4413">
                <text:p>0.003441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5189">
                <text:p>0.0018518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19492">
                <text:p>0.0061949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976354">
                <text:p>0.00097635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20197">
                <text:p>0.0052019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7596">
                <text:p>0.007759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602901">
                <text:p>0.000060290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12534">
                <text:p>0.0051253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11043">
                <text:p>0.0061104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07613">
                <text:p>0.0060761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56258">
                <text:p>0.0025625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6209">
                <text:p>0.012620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2337">
                <text:p>0.079233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0464">
                <text:p>0.062046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4001">
                <text:p>0.013400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46436">
                <text:p>0.0064643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75697">
                <text:p>0.0017569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09171">
                <text:p>0.020917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9492">
                <text:p>0.025949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96159">
                <text:p>0.029615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5894">
                <text:p>0.024589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636">
                <text:p>0.015763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21187">
                <text:p>0.062118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58323">
                <text:p>0.055832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641">
                <text:p>0.02764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27799">
                <text:p>0.04277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5417">
                <text:p>0.041541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89915">
                <text:p>0.0018991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921">
                <text:p>0.00192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64081">
                <text:p>0.026408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21202">
                <text:p>0.022120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5869">
                <text:p>0.012586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01101">
                <text:p>0.030110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0163">
                <text:p>0.011016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33996">
                <text:p>0.0043399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849">
                <text:p>0.03784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09611">
                <text:p>0.0070961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6233">
                <text:p>0.011623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87432">
                <text:p>0.028743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8166">
                <text:p>0.018816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50779">
                <text:p>0.015077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40423">
                <text:p>0.0034042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0498">
                <text:p>0.017049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75019">
                <text:p>0.0027501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4643">
                <text:p>0.011464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71994">
                <text:p>0.017199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27506">
                <text:p>0.022750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06037">
                <text:p>0.0080603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51872">
                <text:p>0.015187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90336">
                <text:p>0.0039033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2042">
                <text:p>0.010204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25939">
                <text:p>0.0052593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68353">
                <text:p>0.00016835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69547">
                <text:p>0.0026954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2167">
                <text:p>0.012216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35409">
                <text:p>0.0043540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95168">
                <text:p>0.0079516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53116">
                <text:p>0.0035311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34425">
                <text:p>0.0073442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03277">
                <text:p>0.020327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17801">
                <text:p>0.0091780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7335">
                <text:p>0.019733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0047">
                <text:p>0.0110047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9165">
                <text:p>0.014916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5432">
                <text:p>0.017543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594">
                <text:p>0.015059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29344">
                <text:p>0.0092934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4581">
                <text:p>0.010458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5493">
                <text:p>0.021549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9566">
                <text:p>0.018956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4005">
                <text:p>0.0164005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0168">
                <text:p>0.025016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02359">
                <text:p>0.0060235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353">
                <text:p>0.01635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65196">
                <text:p>0.0026519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889748">
                <text:p>0.00088974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56426">
                <text:p>0.015642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767526">
                <text:p>0.0076752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44742">
                <text:p>0.044474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6869">
                <text:p>0.02686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53183">
                <text:p>0.065318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28044">
                <text:p>0.0092804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0369">
                <text:p>0.068036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57964">
                <text:p>0.075796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58882">
                <text:p>0.015888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144">
                <text:p>0.12814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74664">
                <text:p>0.047466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59321">
                <text:p>0.085932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3512">
                <text:p>0.004351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53172">
                <text:p>0.055317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65665">
                <text:p>0.0066566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26229">
                <text:p>0.0092622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4508">
                <text:p>0.012450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3428">
                <text:p>0.033342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9898">
                <text:p>0.023989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1016">
                <text:p>0.0151016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2691">
                <text:p>0.023269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9821">
                <text:p>0.018982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7517">
                <text:p>0.042751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68407">
                <text:p>0.0036840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8625">
                <text:p>0.025862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5857">
                <text:p>0.041585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40573">
                <text:p>0.0094057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22572">
                <text:p>0.042257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43589">
                <text:p>0.014358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6434">
                <text:p>0.015643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6673">
                <text:p>0.03667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03691">
                <text:p>0.0080369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9302">
                <text:p>0.010930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77977">
                <text:p>0.047797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6798">
                <text:p>0.004679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45552">
                <text:p>0.0054555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7242">
                <text:p>0.021724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4132">
                <text:p>0.026413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6399">
                <text:p>0.03063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44138">
                <text:p>0.0024413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37207">
                <text:p>0.0033720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25902">
                <text:p>0.0022590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2425">
                <text:p>0.0023242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622571">
                <text:p>0.000062257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69702">
                <text:p>0.0169702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0171">
                <text:p>0.02017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7684">
                <text:p>0.033768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70915">
                <text:p>0.017091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959218">
                <text:p>0.00095921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08205">
                <text:p>0.0208205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3691">
                <text:p>0.015369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8088">
                <text:p>0.0018808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72724">
                <text:p>0.017272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86917">
                <text:p>0.008691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00848">
                <text:p>0.0010084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0708">
                <text:p>0.014070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78399">
                <text:p>0.02783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526011">
                <text:p>0.000052601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74284">
                <text:p>0.0087428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74898">
                <text:p>0.017489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6953">
                <text:p>0.008695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64808">
                <text:p>0.016480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14202">
                <text:p>0.00614202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620073">
                <text:p>0.00620073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2731">
                <text:p>0.00352731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30946">
                <text:p>0.0053094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23788">
                <text:p>0.00523788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02759">
                <text:p>0.0030275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3944">
                <text:p>0.0113944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91386">
                <text:p>0.00291386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60649">
                <text:p>0.0260649</text:p>
              </table:table-cell>
              <table:table-cell office:value-type="float" office:value="0.02">
                <text:p>0.02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37344">
                <text:p>0.043734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672907">
                <text:p>0.000672907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70724">
                <text:p>0.017072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768">
                <text:p>0.003768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35961">
                <text:p>0.00635961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98129">
                <text:p>0.00039812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5499">
                <text:p>0.01154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5499">
                <text:p>0.0115499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41433">
                <text:p>0.0141433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45414">
                <text:p>0.0145414</text:p>
              </table:table-cell>
              <table:table-cell office:value-type="float" office:value="0.07">
                <text:p>0.07</text:p>
              </table:table-cell>
              <table:table-cell office:value-type="float" office:value="0.0334909">
                <text:p>0.0334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89cm" svg:height="19.497cm" xlink:href=".." xlink:type="simple" chart:class="chart:line" chart:style-name="ch1">
        <chart:legend chart:legend-position="end" svg:x="36.437cm" svg:y="9.2cm" style:legend-expansion="high" chart:style-name="ch2"/>
        <chart:plot-area chart:style-name="ch3" table:cell-range-address="dnu.A2:dnu.B201" svg:x="0.785cm" svg:y="0.389cm" svg:width="34.867cm" svg:height="18.719cm">
          <chartooo:coordinate-region svg:x="1.697cm" svg:y="0.51cm" svg:width="33.955cm" svg:height="17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nu.A2:dnu.A201" chart:class="chart:line">
            <chart:data-point chart:repeated="200"/>
          </chart:series>
          <chart:series chart:style-name="ch7" chart:values-cell-range-address="dnu.B2:dnu.B20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nu.A2:dnu.A201</svg:desc>
                </draw:g>
              </table:table-cell>
              <table:table-cell office:value-type="float" office:value="0.0315196">
                <text:p>0.0315196</text:p>
                <draw:g>
                  <svg:desc>dnu.B2:dnu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5198">
                <text:p>0.001551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7391">
                <text:p>0.021739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2767">
                <text:p>0.012276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743">
                <text:p>0.0127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32202">
                <text:p>0.00932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56088">
                <text:p>0.0095608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7648">
                <text:p>0.012764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2907">
                <text:p>0.012290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2385">
                <text:p>0.01323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5852">
                <text:p>0.0258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12551">
                <text:p>0.00021255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16032">
                <text:p>0.004160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54168">
                <text:p>0.00015416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800006">
                <text:p>0.00000080000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6818">
                <text:p>0.01568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4132">
                <text:p>0.03041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8362">
                <text:p>0.013836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4711">
                <text:p>0.009247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1843">
                <text:p>0.02318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32974">
                <text:p>0.004329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9245">
                <text:p>0.0037924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6383">
                <text:p>0.010638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62872">
                <text:p>0.004628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851229">
                <text:p>0.0000008512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1578">
                <text:p>0.014157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1555">
                <text:p>0.014155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35399">
                <text:p>0.00033539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82745">
                <text:p>0.0038274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4363">
                <text:p>0.0039436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16175">
                <text:p>0.00011617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6023">
                <text:p>0.023602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3543">
                <text:p>0.03435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80556">
                <text:p>0.038055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9329">
                <text:p>0.02193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352">
                <text:p>0.0253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15953">
                <text:p>0.0041595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14092">
                <text:p>0.00021409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8163">
                <text:p>0.012816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43437">
                <text:p>0.003434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9298">
                <text:p>0.03192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2854">
                <text:p>0.0372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66558">
                <text:p>0.05665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0437">
                <text:p>0.001004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35282">
                <text:p>0.003352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7599">
                <text:p>0.053759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1958">
                <text:p>0.02019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72693">
                <text:p>0.0047269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8377">
                <text:p>0.0783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4746">
                <text:p>0.028474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31304">
                <text:p>0.0093130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9185">
                <text:p>0.02191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2874">
                <text:p>0.01128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94738">
                <text:p>0.009947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83077">
                <text:p>0.01830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3836">
                <text:p>0.01438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11076">
                <text:p>0.06110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92398">
                <text:p>0.0009239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48">
                <text:p>0.0484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5239">
                <text:p>0.01652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9465">
                <text:p>0.016946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2782">
                <text:p>0.01427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52828">
                <text:p>0.075282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2331">
                <text:p>0.0036233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2079">
                <text:p>0.02220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13635">
                <text:p>0.005136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43958">
                <text:p>0.00044395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17002">
                <text:p>0.0002170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5166">
                <text:p>0.013516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99838">
                <text:p>0.008998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8964">
                <text:p>0.017896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9404">
                <text:p>0.032940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0014">
                <text:p>0.014001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83557">
                <text:p>0.0002835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18449">
                <text:p>0.004184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87">
                <text:p>0.0130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04649">
                <text:p>0.0001046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41947">
                <text:p>0.0044194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39536">
                <text:p>0.000002395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6301">
                <text:p>0.00463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01462">
                <text:p>0.00010146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08303">
                <text:p>0.0040830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2272">
                <text:p>0.00422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55708">
                <text:p>0.0004557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02267">
                <text:p>0.0040226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5494">
                <text:p>0.00022549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09229">
                <text:p>0.004092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0515">
                <text:p>0.021051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47314">
                <text:p>0.014731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4932">
                <text:p>0.0004493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12184">
                <text:p>0.006121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1646">
                <text:p>0.008164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4292">
                <text:p>0.014429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13247">
                <text:p>0.0071324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12718">
                <text:p>0.02127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76027">
                <text:p>0.003760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90601">
                <text:p>0.003906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8605">
                <text:p>0.01886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893">
                <text:p>0.0042789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2784">
                <text:p>0.01427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3071">
                <text:p>0.010307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4235">
                <text:p>0.00442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63009">
                <text:p>0.0076300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47752">
                <text:p>0.007477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6875">
                <text:p>0.0044687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16202">
                <text:p>0.00416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5764">
                <text:p>0.014576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54752">
                <text:p>0.0001547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838828">
                <text:p>0.0083882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23352">
                <text:p>0.008233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9536">
                <text:p>0.008953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25027">
                <text:p>0.009250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46125">
                <text:p>0.00044612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40133">
                <text:p>0.0074013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21295">
                <text:p>0.02212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61735">
                <text:p>0.0086173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85691">
                <text:p>0.008569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880418">
                <text:p>0.008804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38152">
                <text:p>0.0083815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4308">
                <text:p>0.01443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483">
                <text:p>0.0312483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9396">
                <text:p>0.020939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42186">
                <text:p>0.0044218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73109">
                <text:p>0.0047310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57305">
                <text:p>0.0045730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471421">
                <text:p>0.00047142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23288">
                <text:p>0.00022328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26112">
                <text:p>0.00022611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58984">
                <text:p>0.003589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62954">
                <text:p>0.01629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0949">
                <text:p>0.020094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00665">
                <text:p>0.0080066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99995">
                <text:p>0.00999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5857">
                <text:p>0.02258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02108">
                <text:p>0.0040210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83622">
                <text:p>0.018362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02394">
                <text:p>0.00010239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12339">
                <text:p>0.004123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47251">
                <text:p>0.014725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90539">
                <text:p>0.019053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08138">
                <text:p>0.00020813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57855">
                <text:p>0.0045785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48856">
                <text:p>0.014885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07706">
                <text:p>0.00010770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3182">
                <text:p>0.0046318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657">
                <text:p>0.017865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21795">
                <text:p>0.022179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6329">
                <text:p>0.0126329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3318">
                <text:p>0.00243318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5137">
                <text:p>0.010513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9416">
                <text:p>0.010941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90001">
                <text:p>0.006900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47134">
                <text:p>0.014713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5484">
                <text:p>0.018548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1">
                <text:p>0.0101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67574">
                <text:p>0.0096757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5576">
                <text:p>0.002855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989125">
                <text:p>0.0098912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64344">
                <text:p>0.0026434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51727">
                <text:p>0.0015172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9212">
                <text:p>0.021921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439217">
                <text:p>0.00043921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30754">
                <text:p>0.00430754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15976">
                <text:p>0.00415976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77972">
                <text:p>0.000777972</text:p>
              </table:table-cell>
              <table:table-cell office:value-type="float" office:value="0.0315196">
                <text:p>0.0315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22557">
                <text:p>0.000322557</text:p>
              </table:table-cell>
              <table:table-cell office:value-type="float" office:value="0.0315196">
                <text:p>0.0315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859cm" svg:height="21.398cm" xlink:href=".." xlink:type="simple" chart:class="chart:line" chart:style-name="ch1">
        <chart:legend chart:legend-position="end" svg:x="35.949cm" svg:y="9.653cm" style:legend-expansion="high" chart:style-name="ch2"/>
        <chart:plot-area chart:style-name="ch3" table:cell-range-address="Sheet6.A1:Sheet6.D248" chart:data-source-has-labels="row" svg:x="0.797cm" svg:y="0.427cm" svg:width="34.355cm" svg:height="20.544cm">
          <chartooo:coordinate-region svg:x="1.709cm" svg:y="0.548cm" svg:width="33.438cm" svg:height="19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248" chart:label-cell-address="Sheet6.A1:Sheet6.A1" chart:class="chart:line">
            <chart:data-point chart:repeated="247"/>
          </chart:series>
          <chart:series chart:style-name="ch7" chart:values-cell-range-address="Sheet6.B2:Sheet6.B248" chart:label-cell-address="Sheet6.B1:Sheet6.B1" chart:class="chart:line">
            <chart:data-point chart:repeated="247"/>
          </chart:series>
          <chart:series chart:style-name="ch8" chart:values-cell-range-address="Sheet6.C2:Sheet6.C248" chart:label-cell-address="Sheet6.C1:Sheet6.C1" chart:class="chart:line">
            <chart:data-point chart:repeated="247"/>
          </chart:series>
          <chart:series chart:style-name="ch9" chart:values-cell-range-address="Sheet6.D2:Sheet6.D248" chart:label-cell-address="Sheet6.D1:Sheet6.D1" chart:class="chart:line">
            <chart:data-point chart:repeated="2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Sheet6.A1:Sheet6.A1</svg:desc>
                </draw:g>
              </table:table-cell>
              <table:table-cell office:value-type="string">
                <text:p>Reč</text:p>
                <draw:g>
                  <svg:desc>Sheet6.B1:Sheet6.B1</svg:desc>
                </draw:g>
              </table:table-cell>
              <table:table-cell office:value-type="string">
                <text:p>Prah</text:p>
                <draw:g>
                  <svg:desc>Sheet6.C1:Sheet6.C1</svg:desc>
                </draw:g>
              </table:table-cell>
              <table:table-cell office:value-type="string">
                <text:p>Reč skutočnosť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52986">
                <text:p>0.00952986</text:p>
                <draw:g>
                  <svg:desc>Sheet6.A2:Sheet6.A248</svg:desc>
                </draw:g>
              </table:table-cell>
              <table:table-cell office:value-type="float" office:value="0.02">
                <text:p>0.02</text:p>
                <draw:g>
                  <svg:desc>Sheet6.B2:Sheet6.B248</svg:desc>
                </draw:g>
              </table:table-cell>
              <table:table-cell office:value-type="float" office:value="0.0281713">
                <text:p>0.0281713</text:p>
                <draw:g>
                  <svg:desc>Sheet6.C2:Sheet6.C248</svg:desc>
                </draw:g>
              </table:table-cell>
              <table:table-cell office:value-type="float" office:value="NaN">
                <text:p>NaN</text:p>
                <draw:g>
                  <svg:desc>Sheet6.D2:Sheet6.D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2962">
                <text:p>0.0014296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9658">
                <text:p>0.0027965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60872">
                <text:p>0.0096087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238">
                <text:p>0.019523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1502">
                <text:p>0.0085150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6706">
                <text:p>0.00276706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052">
                <text:p>0.010805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433">
                <text:p>0.012043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477">
                <text:p>0.011547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9759">
                <text:p>0.021975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6698">
                <text:p>0.0086669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5211">
                <text:p>0.0099521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103">
                <text:p>0.0065510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54478">
                <text:p>0.0065447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5071">
                <text:p>0.0087507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705">
                <text:p>0.0211705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7421">
                <text:p>0.024742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2211">
                <text:p>0.020221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60884">
                <text:p>0.0056088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38277">
                <text:p>0.0083827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4234">
                <text:p>0.019423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40774">
                <text:p>0.0084077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20185">
                <text:p>0.00720185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56233">
                <text:p>0.0045623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0776">
                <text:p>0.0180776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48797">
                <text:p>0.0064879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0163">
                <text:p>0.0050016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2046">
                <text:p>0.031204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19961">
                <text:p>0.0081996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7187">
                <text:p>0.022718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6192">
                <text:p>0.012619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01018">
                <text:p>0.0090101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6594">
                <text:p>0.01565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6875">
                <text:p>0.0058687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8979">
                <text:p>0.001897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7085">
                <text:p>0.0039708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335">
                <text:p>0.01033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3468">
                <text:p>0.002134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8461">
                <text:p>0.028846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9865">
                <text:p>0.030986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705">
                <text:p>0.022970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7179">
                <text:p>0.012717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5">
                <text:p>0.0112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3441">
                <text:p>0.019344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0468">
                <text:p>0.01904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4994">
                <text:p>0.008149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7344">
                <text:p>0.0013734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7968">
                <text:p>0.01779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8162">
                <text:p>0.017816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1151">
                <text:p>0.01711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3072">
                <text:p>0.030307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221">
                <text:p>0.02722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922">
                <text:p>0.01792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5143">
                <text:p>0.04514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56289">
                <text:p>0.01562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55347">
                <text:p>0.0075534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63485">
                <text:p>0.0016348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362">
                <text:p>0.04236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9898">
                <text:p>0.00020989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93812">
                <text:p>0.0099381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02969">
                <text:p>0.030296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05">
                <text:p>0.025460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55">
                <text:p>0.01515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4448">
                <text:p>0.019444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2927">
                <text:p>0.013292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8064">
                <text:p>0.016806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3509">
                <text:p>0.055350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5682">
                <text:p>0.016568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7323">
                <text:p>0.033732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1963">
                <text:p>0.038196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72094">
                <text:p>0.003720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177">
                <text:p>0.02317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80823">
                <text:p>0.0048082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33178">
                <text:p>0.0093317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43558">
                <text:p>0.0034355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6874">
                <text:p>0.012687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79289">
                <text:p>0.006792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30717">
                <text:p>0.0053071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6768">
                <text:p>0.001167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4452">
                <text:p>0.0067445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5045">
                <text:p>0.017504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931348">
                <text:p>0.0093134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58004">
                <text:p>0.00055800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6351">
                <text:p>0.01463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166">
                <text:p>0.0155166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86034">
                <text:p>0.0028603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1998">
                <text:p>0.0014199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68699">
                <text:p>0.0066869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56037">
                <text:p>0.0075603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50226">
                <text:p>0.00350226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5183">
                <text:p>0.011518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183">
                <text:p>0.011518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2009">
                <text:p>0.00002200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99041">
                <text:p>0.0049904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06615">
                <text:p>0.00706615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7286">
                <text:p>0.0107286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50395">
                <text:p>0.00950395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2763">
                <text:p>0.012276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10049">
                <text:p>0.0041004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8671">
                <text:p>0.018867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5719">
                <text:p>0.018571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873">
                <text:p>0.01087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247">
                <text:p>0.02324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6037">
                <text:p>0.062603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2302">
                <text:p>0.064230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43505">
                <text:p>0.024350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2094">
                <text:p>0.00620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6222">
                <text:p>0.025622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1067">
                <text:p>0.015106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29312">
                <text:p>0.0062931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4341">
                <text:p>0.028434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08171">
                <text:p>0.040817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668">
                <text:p>0.03266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82935">
                <text:p>0.048293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13903">
                <text:p>0.031390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56463">
                <text:p>0.0035646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8982">
                <text:p>0.03898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01906">
                <text:p>0.060190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59602">
                <text:p>0.0095960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2881">
                <text:p>0.014288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3589">
                <text:p>0.01035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32551">
                <text:p>0.002325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89324">
                <text:p>0.0048932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84154">
                <text:p>0.0048415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0239">
                <text:p>0.03023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64142">
                <text:p>0.0006414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3994">
                <text:p>0.0439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0985">
                <text:p>0.038098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3602">
                <text:p>0.006360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91697">
                <text:p>0.029169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0088">
                <text:p>0.016008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87883">
                <text:p>0.0078788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59792">
                <text:p>0.0065979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053">
                <text:p>0.020905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4427">
                <text:p>0.012442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7831">
                <text:p>0.010783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0348">
                <text:p>0.011034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87507">
                <text:p>0.0028750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8698">
                <text:p>0.011869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7221">
                <text:p>0.014722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92923">
                <text:p>0.009292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27291">
                <text:p>0.0052729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34355">
                <text:p>0.0033435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22459">
                <text:p>0.0062245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48389">
                <text:p>0.0094838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2611">
                <text:p>0.0073261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85207">
                <text:p>0.0028520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85404">
                <text:p>0.018540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01258">
                <text:p>0.0030125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518">
                <text:p>0.01051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7679">
                <text:p>0.019767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99367">
                <text:p>0.00899367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4072">
                <text:p>0.0013407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8502">
                <text:p>0.010850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52208">
                <text:p>0.0095220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18244">
                <text:p>0.0091824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96009">
                <text:p>0.0039600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2302">
                <text:p>0.016230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3655">
                <text:p>0.0133655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1978">
                <text:p>0.012197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25959">
                <text:p>0.00425959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08203">
                <text:p>0.010820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5858">
                <text:p>0.024585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80324">
                <text:p>0.00980324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0628">
                <text:p>0.00920628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28483">
                <text:p>0.00428483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62021">
                <text:p>0.00262021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9767">
                <text:p>0.035976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7451">
                <text:p>0.01274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45624">
                <text:p>0.054562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2704">
                <text:p>0.015270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29766">
                <text:p>0.042976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0159">
                <text:p>0.016015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6751">
                <text:p>0.01167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6089">
                <text:p>0.0860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6067">
                <text:p>0.035606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7985">
                <text:p>0.017798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35028">
                <text:p>0.053502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5051">
                <text:p>0.006505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4103">
                <text:p>0.026410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0191">
                <text:p>0.012019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53965">
                <text:p>0.035396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97928">
                <text:p>0.0019792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34918">
                <text:p>0.013491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35411">
                <text:p>0.023541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62694">
                <text:p>0.016269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78929">
                <text:p>0.027892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7477">
                <text:p>0.001747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5698">
                <text:p>0.028569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03436">
                <text:p>0.040343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41609">
                <text:p>0.00034160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023">
                <text:p>0.021302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9271">
                <text:p>0.028927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3209">
                <text:p>0.023320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39383">
                <text:p>0.023938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36119">
                <text:p>0.023611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66714">
                <text:p>0.00016671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6986">
                <text:p>0.045698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4503">
                <text:p>0.012450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85089">
                <text:p>0.007850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19574">
                <text:p>0.031957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37476">
                <text:p>0.0053747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8636">
                <text:p>0.026863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69638">
                <text:p>0.00036963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04653">
                <text:p>0.0050465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08911">
                <text:p>0.0010891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44419">
                <text:p>0.00084441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58775">
                <text:p>0.0015877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3472">
                <text:p>0.014347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68673">
                <text:p>0.016867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78741">
                <text:p>0.037874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26355">
                <text:p>0.0092635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27021">
                <text:p>0.0227021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1942">
                <text:p>0.012194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80586">
                <text:p>0.0088058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7376">
                <text:p>0.0157376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521988">
                <text:p>0.000052198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961664">
                <text:p>0.0096166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96027">
                <text:p>0.0079602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37939">
                <text:p>0.013793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42">
                <text:p>0.0114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0613">
                <text:p>0.013061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39095">
                <text:p>0.00839095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564">
                <text:p>0.020564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0978">
                <text:p>0.011097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03509">
                <text:p>0.030350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1278">
                <text:p>0.011127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37497">
                <text:p>0.0013749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02777">
                <text:p>0.020277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936112">
                <text:p>0.00936112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896409">
                <text:p>0.00089640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903639">
                <text:p>0.0090363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12568">
                <text:p>0.0041256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29323">
                <text:p>0.0012932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01167">
                <text:p>0.0201167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01883">
                <text:p>0.0030188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58488">
                <text:p>0.0158488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756383">
                <text:p>0.0000756383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955269">
                <text:p>0.00095526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09789">
                <text:p>0.0109789</text:p>
              </table:table-cell>
              <table:table-cell office:value-type="float" office:value="0.07">
                <text:p>0.07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9342">
                <text:p>0.011934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9342">
                <text:p>0.011934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5702">
                <text:p>0.011570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8472">
                <text:p>0.0118472</text:p>
              </table:table-cell>
              <table:table-cell office:value-type="float" office:value="0.02">
                <text:p>0.02</text:p>
              </table:table-cell>
              <table:table-cell office:value-type="float" office:value="0.0281713">
                <text:p>0.02817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37cm" svg:height="21.304cm" xlink:href=".." xlink:type="simple" chart:class="chart:line" chart:style-name="ch1">
        <chart:legend chart:legend-position="end" svg:x="33.859cm" svg:y="10.104cm" style:legend-expansion="high" chart:style-name="ch2"/>
        <chart:plot-area chart:style-name="ch3" table:cell-range-address="medzi.A1:medzi.B201" chart:data-source-has-labels="row" svg:x="0.752cm" svg:y="0.426cm" svg:width="32.355cm" svg:height="20.452cm">
          <chartooo:coordinate-region svg:x="1.664cm" svg:y="0.547cm" svg:width="31.443cm" svg:height="19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dzi.A2:medzi.A201" chart:label-cell-address="medzi.A1:medzi.A1" chart:class="chart:line">
            <chart:data-point chart:repeated="200"/>
          </chart:series>
          <chart:series chart:style-name="ch7" chart:values-cell-range-address="medzi.B2:medzi.B201" chart:label-cell-address="medzi.B1:medzi.B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.A1:medzi.A1</svg:desc>
                </draw:g>
              </table:table-cell>
              <table:table-cell office:value-type="string">
                <text:p>prah</text:p>
                <draw:g>
                  <svg:desc>medzi.B1:medz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dzi.A2:medzi.A201</svg:desc>
                </draw:g>
              </table:table-cell>
              <table:table-cell office:value-type="float" office:value="0.0281713">
                <text:p>0.0281713</text:p>
                <draw:g>
                  <svg:desc>medzi.B2:medzi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3361">
                <text:p>0.0013336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4676">
                <text:p>0.0078467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0524">
                <text:p>0.0014052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0107">
                <text:p>0.0003201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28128">
                <text:p>0.0082812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60773">
                <text:p>0.0066077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96468">
                <text:p>0.0059646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5842">
                <text:p>0.0014584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7081">
                <text:p>0.013708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9548">
                <text:p>0.011954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51423">
                <text:p>0.0085142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0132">
                <text:p>0.0032013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90118">
                <text:p>0.0029011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53">
                <text:p>0.01795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9532">
                <text:p>0.013953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61383">
                <text:p>0.0056138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5582">
                <text:p>0.0010558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4254">
                <text:p>0.0013425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32689">
                <text:p>0.0093268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4904">
                <text:p>0.020490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50395">
                <text:p>0.0095039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1301">
                <text:p>0.0017130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67952">
                <text:p>0.0086795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8878">
                <text:p>0.010887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33226">
                <text:p>0.0083322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7426">
                <text:p>0.013742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0749">
                <text:p>0.022074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939">
                <text:p>0.01093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70829">
                <text:p>0.0097082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6908">
                <text:p>0.010690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2907">
                <text:p>0.00929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4931">
                <text:p>0.014493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1135">
                <text:p>0.013113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66384">
                <text:p>0.0066638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2656">
                <text:p>0.007265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4732">
                <text:p>0.064473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1252">
                <text:p>0.019125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4299">
                <text:p>0.003429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8636">
                <text:p>0.012863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9601">
                <text:p>0.023960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3059">
                <text:p>0.011305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0983">
                <text:p>0.011098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0838">
                <text:p>0.027083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7064">
                <text:p>0.014706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7943">
                <text:p>0.030794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7175">
                <text:p>0.065717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6593">
                <text:p>0.021659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30565">
                <text:p>0.0083056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644">
                <text:p>0.01964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83018">
                <text:p>0.0038301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6457">
                <text:p>0.045645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499">
                <text:p>0.02049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8685">
                <text:p>0.0081868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082">
                <text:p>0.04908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5642">
                <text:p>0.0014564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561">
                <text:p>0.03656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3474">
                <text:p>0.012347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81713">
                <text:p>0.02817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2822">
                <text:p>0.0017282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93553">
                <text:p>0.000029355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42937">
                <text:p>0.0054293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293">
                <text:p>0.01329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96975">
                <text:p>0.0019697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28792">
                <text:p>0.00022879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3698">
                <text:p>0.050369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21958">
                <text:p>0.0052195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0285">
                <text:p>0.022028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88903">
                <text:p>0.0058890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51214">
                <text:p>0.055121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76">
                <text:p>0.0187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16732">
                <text:p>0.031673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4541">
                <text:p>0.011454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52294">
                <text:p>0.0015229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6153">
                <text:p>0.0026615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0113">
                <text:p>0.01901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884">
                <text:p>0.01088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669062">
                <text:p>0.0000066906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03482">
                <text:p>0.0030348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8646">
                <text:p>0.010864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78722">
                <text:p>0.0047872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2029">
                <text:p>0.022202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2728">
                <text:p>0.016272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63155">
                <text:p>0.0056315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3185">
                <text:p>0.012318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8683">
                <text:p>0.0010868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113">
                <text:p>0.0181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59776">
                <text:p>0.0095977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7344">
                <text:p>0.021734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662">
                <text:p>0.014966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5397">
                <text:p>0.0017539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11478">
                <text:p>0.0041147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34772">
                <text:p>0.0013477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82113">
                <text:p>0.009821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97323">
                <text:p>0.00029732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94374">
                <text:p>0.0039437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21311">
                <text:p>0.0042131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2224">
                <text:p>0.0099222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3291">
                <text:p>0.012329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81383">
                <text:p>0.0038138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2317">
                <text:p>0.011231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48179">
                <text:p>0.0044817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32213">
                <text:p>0.005322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1365">
                <text:p>0.011136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4586">
                <text:p>0.016458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15019">
                <text:p>0.0081501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34783">
                <text:p>0.0053478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97421">
                <text:p>0.0039742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52381">
                <text:p>0.0095238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8715">
                <text:p>0.010871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43397">
                <text:p>0.0094339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9246">
                <text:p>0.0063924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566204">
                <text:p>0.0056620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2574">
                <text:p>0.015257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91558">
                <text:p>0.0099155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7904">
                <text:p>0.015790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24963">
                <text:p>0.022496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4447">
                <text:p>0.010444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81894">
                <text:p>0.0068189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917764">
                <text:p>0.0091776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51733">
                <text:p>0.0095173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0407">
                <text:p>0.01904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691414">
                <text:p>0.0000069141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7372">
                <text:p>0.015737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54317">
                <text:p>0.0035431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11181">
                <text:p>0.00031118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51604">
                <text:p>0.0045160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93809">
                <text:p>0.0019380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58927">
                <text:p>0.0035892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22434">
                <text:p>0.022243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45801">
                <text:p>0.034580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20289">
                <text:p>0.012028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9761">
                <text:p>0.0022976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09255">
                <text:p>0.00010925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3086">
                <text:p>0.005308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9549">
                <text:p>0.0010954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51039">
                <text:p>0.015103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79046">
                <text:p>0.017904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88259">
                <text:p>0.018825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77495">
                <text:p>0.0077749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935151">
                <text:p>0.0093515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570714">
                <text:p>0.0000057071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0095">
                <text:p>0.012009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52751">
                <text:p>0.0045275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52103">
                <text:p>0.0045210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65996">
                <text:p>0.0036599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02692">
                <text:p>0.0050269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72601">
                <text:p>0.0037260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88007">
                <text:p>0.006880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14741">
                <text:p>0.0031474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61539">
                <text:p>0.0096153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48633">
                <text:p>0.0014863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70142">
                <text:p>0.0097014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78041">
                <text:p>0.0027804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53029">
                <text:p>0.0095302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8778">
                <text:p>0.010877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628829">
                <text:p>0.0000062882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90054">
                <text:p>0.0039005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2302">
                <text:p>0.016230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0407">
                <text:p>0.01204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45">
                <text:p>0.0013694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0011">
                <text:p>0.014001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8415">
                <text:p>0.023841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3107">
                <text:p>0.001631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8807">
                <text:p>0.01888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05838">
                <text:p>0.0080583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60007">
                <text:p>0.026000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4815">
                <text:p>0.011481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76104">
                <text:p>0.0067610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7331">
                <text:p>0.021733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7325">
                <text:p>0.024732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5944">
                <text:p>0.012594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8954">
                <text:p>0.010895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08754">
                <text:p>0.010875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34997">
                <text:p>0.0013499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1759">
                <text:p>0.020175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907713">
                <text:p>0.0090771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872">
                <text:p>0.01387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9153">
                <text:p>0.010915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40056">
                <text:p>0.014005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13671">
                <text:p>0.0213671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6946">
                <text:p>0.040694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9334">
                <text:p>0.019334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7987">
                <text:p>0.010798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38955">
                <text:p>0.013895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5112">
                <text:p>0.01511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77998">
                <text:p>0.00377998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56343">
                <text:p>0.00256343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74636">
                <text:p>0.0097463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95177">
                <text:p>0.000295177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65089">
                <text:p>0.016508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81735">
                <text:p>0.0181735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8352">
                <text:p>0.0016835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06669">
                <text:p>0.00306669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33822">
                <text:p>0.0133822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78336">
                <text:p>0.00378336</text:p>
              </table:table-cell>
              <table:table-cell office:value-type="float" office:value="0.0281713">
                <text:p>0.02817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281713">
                <text:p>0.0281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465a4" svg:stroke-opacity="40%" draw:fill-color="#3465a4" draw:opacity="40%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2a6099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69a2e" svg:stroke-opacity="40%" draw:fill-color="#069a2e" draw:opacity="4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069a2e" svg:stroke-opacity="35%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color="#3faf46" draw:fill-color="#3faf4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svg:stroke-opacity="40%" draw:fill-color="#7e0021" draw:opacity="40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7e0021" svg:stroke-opacity="20%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color="#f10d0c" draw:fill-color="#f10d0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3.543cm" svg:height="21.437cm" xlink:href=".." xlink:type="simple" chart:class="chart:line" chart:style-name="ch1">
        <chart:legend chart:legend-position="end" svg:x="97.721cm" svg:y="8.427cm" style:legend-expansion="high" chart:style-name="ch2"/>
        <chart:plot-area chart:style-name="ch3" table:cell-range-address="Sheet7.A1:Sheet7.F201" chart:data-source-has-labels="row" svg:x="2.07cm" svg:y="0.428cm" svg:width="93.581cm" svg:height="20.581cm">
          <chartooo:coordinate-region svg:x="2.982cm" svg:y="0.549cm" svg:width="92.669cm" svg:height="19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A2:Sheet7.A201" chart:label-cell-address="Sheet7.A1:Sheet7.A1" chart:class="chart:line">
            <chart:regression-curve chart:style-name="ch7"/>
            <chart:data-point chart:repeated="200"/>
          </chart:series>
          <chart:series chart:style-name="ch8" chart:values-cell-range-address="Sheet7.B2:Sheet7.B201" chart:label-cell-address="Sheet7.B1:Sheet7.B1" chart:class="chart:line">
            <chart:data-point chart:repeated="200"/>
          </chart:series>
          <chart:series chart:style-name="ch9" chart:values-cell-range-address="Sheet7.C2:Sheet7.C201" chart:label-cell-address="Sheet7.C1:Sheet7.C1" chart:class="chart:line">
            <chart:regression-curve chart:style-name="ch10"/>
            <chart:data-point chart:repeated="200"/>
          </chart:series>
          <chart:series chart:style-name="ch11" chart:values-cell-range-address="Sheet7.D2:Sheet7.D201" chart:label-cell-address="Sheet7.D1:Sheet7.D1" chart:class="chart:line">
            <chart:data-point chart:repeated="200"/>
          </chart:series>
          <chart:series chart:style-name="ch12" chart:values-cell-range-address="Sheet7.E2:Sheet7.E201" chart:label-cell-address="Sheet7.E1:Sheet7.E1" chart:class="chart:line">
            <chart:regression-curve chart:style-name="ch13"/>
            <chart:data-point chart:repeated="200"/>
          </chart:series>
          <chart:series chart:style-name="ch14" chart:values-cell-range-address="Sheet7.F2:Sheet7.F201" chart:label-cell-address="Sheet7.F1:Sheet7.F1" chart:class="chart:line">
            <chart:data-point chart:repeated="2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n</text:p>
                <draw:g>
                  <svg:desc>Sheet7.A1:Sheet7.A1</svg:desc>
                </draw:g>
              </table:table-cell>
              <table:table-cell office:value-type="string">
                <text:p>prah von</text:p>
                <draw:g>
                  <svg:desc>Sheet7.B1:Sheet7.B1</svg:desc>
                </draw:g>
              </table:table-cell>
              <table:table-cell office:value-type="string">
                <text:p>dnu</text:p>
                <draw:g>
                  <svg:desc>Sheet7.C1:Sheet7.C1</svg:desc>
                </draw:g>
              </table:table-cell>
              <table:table-cell office:value-type="string">
                <text:p>prah dnu</text:p>
                <draw:g>
                  <svg:desc>Sheet7.D1:Sheet7.D1</svg:desc>
                </draw:g>
              </table:table-cell>
              <table:table-cell office:value-type="string">
                <text:p>medzi</text:p>
                <draw:g>
                  <svg:desc>Sheet7.E1:Sheet7.E1</svg:desc>
                </draw:g>
              </table:table-cell>
              <table:table-cell office:value-type="string">
                <text:p>prah medzi</text:p>
                <draw:g>
                  <svg:desc>Sheet7.F1:Sheet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2:Sheet7.A201</svg:desc>
                </draw:g>
              </table:table-cell>
              <table:table-cell office:value-type="float" office:value="0.0464059">
                <text:p>0.0464059</text:p>
                <draw:g>
                  <svg:desc>Sheet7.B2:Sheet7.B201</svg:desc>
                </draw:g>
              </table:table-cell>
              <table:table-cell office:value-type="float" office:value="0">
                <text:p>0</text:p>
                <draw:g>
                  <svg:desc>Sheet7.C2:Sheet7.C201</svg:desc>
                </draw:g>
              </table:table-cell>
              <table:table-cell office:value-type="float" office:value="0.0315196">
                <text:p>0.0315196</text:p>
                <draw:g>
                  <svg:desc>Sheet7.D2:Sheet7.D201</svg:desc>
                </draw:g>
              </table:table-cell>
              <table:table-cell office:value-type="float" office:value="0">
                <text:p>0</text:p>
                <draw:g>
                  <svg:desc>Sheet7.E2:Sheet7.E201</svg:desc>
                </draw:g>
              </table:table-cell>
              <table:table-cell office:value-type="float" office:value="0.0351395">
                <text:p>0.0351395</text:p>
                <draw:g>
                  <svg:desc>Sheet7.F2:Sheet7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5104">
                <text:p>0.008951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26383">
                <text:p>0.001263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25822">
                <text:p>0.00625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55198">
                <text:p>0.001551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8117">
                <text:p>0.0148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031">
                <text:p>0.01230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7391">
                <text:p>0.021739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01387">
                <text:p>0.00501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7953">
                <text:p>0.004479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4689">
                <text:p>0.02246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196">
                <text:p>0.01191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2767">
                <text:p>0.012276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07953">
                <text:p>0.0080795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0432">
                <text:p>0.024043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73607">
                <text:p>0.006736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743">
                <text:p>0.0127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6907">
                <text:p>0.02169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38">
                <text:p>0.0197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32202">
                <text:p>0.00932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0768">
                <text:p>0.01107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756">
                <text:p>0.017175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56088">
                <text:p>0.0095608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3974">
                <text:p>0.02839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3568">
                <text:p>0.02535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7648">
                <text:p>0.012764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5777">
                <text:p>0.01657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731">
                <text:p>0.04917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2907">
                <text:p>0.012290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2751">
                <text:p>0.0132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7604">
                <text:p>0.009876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2385">
                <text:p>0.01323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64213">
                <text:p>0.026421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934">
                <text:p>0.002593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5852">
                <text:p>0.0258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21107">
                <text:p>0.0052110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7563">
                <text:p>0.03275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2551">
                <text:p>0.00021255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5181">
                <text:p>0.012518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9717">
                <text:p>0.02397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6032">
                <text:p>0.004160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58614">
                <text:p>0.001586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3642">
                <text:p>0.00836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54168">
                <text:p>0.00015416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5754">
                <text:p>0.007757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2623">
                <text:p>0.032262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800006">
                <text:p>0.00000080000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1657">
                <text:p>0.01916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8813">
                <text:p>0.01488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56818">
                <text:p>0.01568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75308">
                <text:p>0.04753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13572">
                <text:p>0.005135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04132">
                <text:p>0.03041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4654">
                <text:p>0.01746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8921">
                <text:p>0.02289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193">
                <text:p>0.01791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5392">
                <text:p>0.011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92268">
                <text:p>0.0009922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8362">
                <text:p>0.013836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24577">
                <text:p>0.03245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1272">
                <text:p>0.01512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24711">
                <text:p>0.009247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8993">
                <text:p>0.01489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83406">
                <text:p>0.0088340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1843">
                <text:p>0.02318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60784">
                <text:p>0.0026078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4169">
                <text:p>0.02541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2974">
                <text:p>0.004329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5582">
                <text:p>0.017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13239">
                <text:p>0.0041323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79245">
                <text:p>0.0037924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4958">
                <text:p>0.02349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0357">
                <text:p>0.032035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6383">
                <text:p>0.010638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87194">
                <text:p>0.007871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1507">
                <text:p>0.05515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4161">
                <text:p>0.010416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1901">
                <text:p>0.02219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9597">
                <text:p>0.0029959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872">
                <text:p>0.004628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82068">
                <text:p>0.00982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33219">
                <text:p>0.008332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0851229">
                <text:p>0.0000008512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0629">
                <text:p>0.024062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409">
                <text:p>0.01464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986">
                <text:p>0.0210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0519">
                <text:p>0.01805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1578">
                <text:p>0.014157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5368">
                <text:p>0.01553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68079">
                <text:p>0.00066807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1555">
                <text:p>0.014155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31111">
                <text:p>0.001311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8442">
                <text:p>0.03384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335399">
                <text:p>0.00033539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6463">
                <text:p>0.02364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2231">
                <text:p>0.01522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82745">
                <text:p>0.0038274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6466">
                <text:p>0.02964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275">
                <text:p>0.01852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94363">
                <text:p>0.0039436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78468">
                <text:p>0.001784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2709">
                <text:p>0.0332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16175">
                <text:p>0.00011617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55248">
                <text:p>0.0455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65135">
                <text:p>0.086513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6023">
                <text:p>0.023602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7917">
                <text:p>0.01679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1295">
                <text:p>0.015129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43543">
                <text:p>0.03435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7751">
                <text:p>0.01777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63463">
                <text:p>0.003634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80556">
                <text:p>0.038055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8931">
                <text:p>0.029893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4857">
                <text:p>0.048485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329">
                <text:p>0.02193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488">
                <text:p>0.03948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77039">
                <text:p>0.0057703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5352">
                <text:p>0.0253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78725">
                <text:p>0.003787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2011">
                <text:p>0.000520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5953">
                <text:p>0.0041595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0696">
                <text:p>0.0140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7377">
                <text:p>0.041737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4092">
                <text:p>0.00021409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1091">
                <text:p>0.0251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23418">
                <text:p>0.05234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8163">
                <text:p>0.012816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778">
                <text:p>0.01097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87643">
                <text:p>0.009876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43437">
                <text:p>0.003434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6374">
                <text:p>0.0057637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3211">
                <text:p>0.04532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9298">
                <text:p>0.03192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0643">
                <text:p>0.01306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637">
                <text:p>0.02463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72854">
                <text:p>0.0372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63012">
                <text:p>0.03630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0311">
                <text:p>0.026031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566558">
                <text:p>0.05665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4117">
                <text:p>0.039411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69331">
                <text:p>0.008693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00437">
                <text:p>0.001004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80133">
                <text:p>0.009801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4043">
                <text:p>0.02640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35282">
                <text:p>0.003352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18402">
                <text:p>0.009184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6965">
                <text:p>0.04069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537599">
                <text:p>0.053759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63034">
                <text:p>0.004630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7244">
                <text:p>0.013724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73986">
                <text:p>0.0017398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07287">
                <text:p>0.0090728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1958">
                <text:p>0.02019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51395">
                <text:p>0.035139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7407">
                <text:p>0.03974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72693">
                <text:p>0.0047269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18732">
                <text:p>0.00818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9434">
                <text:p>0.043943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78377">
                <text:p>0.0783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602">
                <text:p>0.02496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6655">
                <text:p>0.01266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84746">
                <text:p>0.028474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63633">
                <text:p>0.036363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30038">
                <text:p>0.007300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31304">
                <text:p>0.0093130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9411">
                <text:p>0.01194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6226">
                <text:p>0.060622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185">
                <text:p>0.02191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0593">
                <text:p>0.01705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5881">
                <text:p>0.01258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12874">
                <text:p>0.01128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6921">
                <text:p>0.00969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81787">
                <text:p>0.0048178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94738">
                <text:p>0.009947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52497">
                <text:p>0.0095249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15409">
                <text:p>0.05154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3077">
                <text:p>0.01830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6283">
                <text:p>0.0076628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3836">
                <text:p>0.01438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1787">
                <text:p>0.01517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3685">
                <text:p>0.02436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2531">
                <text:p>0.031253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6394">
                <text:p>0.0166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47022">
                <text:p>0.007470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611076">
                <text:p>0.06110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96204">
                <text:p>0.009962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2376">
                <text:p>0.05623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92398">
                <text:p>0.0009239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0498">
                <text:p>0.02804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1473">
                <text:p>0.043147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4848">
                <text:p>0.0484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1206">
                <text:p>0.023120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8149">
                <text:p>0.013814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5239">
                <text:p>0.01652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55392">
                <text:p>0.0553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7972">
                <text:p>0.038797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9465">
                <text:p>0.016946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59732">
                <text:p>0.003597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91438">
                <text:p>0.03914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782">
                <text:p>0.01427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622266">
                <text:p>0.06222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7814">
                <text:p>0.01778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752828">
                <text:p>0.075282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5557">
                <text:p>0.02555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9166">
                <text:p>0.044916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62331">
                <text:p>0.0036233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8408">
                <text:p>0.022840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2858">
                <text:p>0.0192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2079">
                <text:p>0.02220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6815">
                <text:p>0.0276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4563">
                <text:p>0.02745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513635">
                <text:p>0.005136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00539">
                <text:p>0.004005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717">
                <text:p>0.0207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3958">
                <text:p>0.00044395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68464">
                <text:p>0.0268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9668">
                <text:p>0.02696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17002">
                <text:p>0.0002170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30354">
                <text:p>0.003303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38748">
                <text:p>0.003387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5166">
                <text:p>0.013516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58144">
                <text:p>0.004581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3064">
                <text:p>0.026306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99838">
                <text:p>0.008998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8442">
                <text:p>0.01584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89818">
                <text:p>0.03898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78964">
                <text:p>0.017896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544">
                <text:p>0.01795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32269">
                <text:p>0.003322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29404">
                <text:p>0.032940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9692">
                <text:p>0.02296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2156">
                <text:p>0.0182156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4604">
                <text:p>0.01446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8736">
                <text:p>0.0083873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393">
                <text:p>0.021039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4676">
                <text:p>0.00274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58628">
                <text:p>0.0065862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458">
                <text:p>0.0144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2458">
                <text:p>0.017245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8696">
                <text:p>0.01786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5734">
                <text:p>0.018573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881">
                <text:p>0.0228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0014">
                <text:p>0.014001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35055">
                <text:p>0.006350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7985">
                <text:p>0.01179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83557">
                <text:p>0.0002835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24">
                <text:p>0.02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22014">
                <text:p>0.008220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8449">
                <text:p>0.004184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2475">
                <text:p>0.028247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19167">
                <text:p>0.0061916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0239">
                <text:p>0.016023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5054">
                <text:p>0.0088505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32911">
                <text:p>0.023291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2316">
                <text:p>0.02023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2742">
                <text:p>0.02327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3087">
                <text:p>0.0130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8818">
                <text:p>0.01388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0348">
                <text:p>0.03003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4649">
                <text:p>0.0001046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3404">
                <text:p>0.007634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0017">
                <text:p>0.025001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1947">
                <text:p>0.0044194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836685">
                <text:p>0.00083668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20121">
                <text:p>0.006201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00239536">
                <text:p>0.000002395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37838">
                <text:p>0.007378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97324">
                <text:p>0.0089732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301">
                <text:p>0.00463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5591">
                <text:p>0.02555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88546">
                <text:p>0.007885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1462">
                <text:p>0.00010146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0394">
                <text:p>0.01903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93386">
                <text:p>0.0079338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303">
                <text:p>0.0040830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50655">
                <text:p>0.009506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5447">
                <text:p>0.011544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8143">
                <text:p>0.004081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4845">
                <text:p>0.00948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5943">
                <text:p>0.01059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2272">
                <text:p>0.00422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7242">
                <text:p>0.010724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18365">
                <text:p>0.02183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55708">
                <text:p>0.0004557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23477">
                <text:p>0.0062347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0383">
                <text:p>0.024038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2267">
                <text:p>0.0040226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04068">
                <text:p>0.0060406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7384">
                <text:p>0.00028738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5494">
                <text:p>0.00022549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0773">
                <text:p>0.00407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4709">
                <text:p>0.0294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9229">
                <text:p>0.004092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1248">
                <text:p>0.02712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4302">
                <text:p>0.02743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9563">
                <text:p>0.024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7162">
                <text:p>0.015716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0515">
                <text:p>0.021051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2024">
                <text:p>0.02220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8818">
                <text:p>0.0168818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2815">
                <text:p>0.01428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1175">
                <text:p>0.01211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3359">
                <text:p>0.02233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94674">
                <text:p>0.029467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7115">
                <text:p>0.0077711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769">
                <text:p>0.0127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314">
                <text:p>0.014731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7098">
                <text:p>0.00577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30202">
                <text:p>0.007302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932">
                <text:p>0.0004493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4856">
                <text:p>0.01548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74774">
                <text:p>0.017477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12184">
                <text:p>0.006121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7664">
                <text:p>0.02476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62709">
                <text:p>0.0562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1646">
                <text:p>0.008164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432851">
                <text:p>0.04328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9171">
                <text:p>0.064917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292">
                <text:p>0.014429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6903">
                <text:p>0.012690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9541">
                <text:p>0.018954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13247">
                <text:p>0.0071324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21209">
                <text:p>0.03212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4616">
                <text:p>0.033461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2718">
                <text:p>0.02127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68138">
                <text:p>0.0036813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52858">
                <text:p>0.00952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9099">
                <text:p>0.02190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1681">
                <text:p>0.02016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76027">
                <text:p>0.003760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03387">
                <text:p>0.005033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80215">
                <text:p>0.0038021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90601">
                <text:p>0.003906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79563">
                <text:p>0.005795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6202">
                <text:p>0.01062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05619">
                <text:p>0.007056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5194">
                <text:p>0.014519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8605">
                <text:p>0.01886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56925">
                <text:p>0.025692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8461">
                <text:p>0.025846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27893">
                <text:p>0.0042789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673">
                <text:p>0.010967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1855">
                <text:p>0.02918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784">
                <text:p>0.01427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2864">
                <text:p>0.007728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2183">
                <text:p>0.017218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3071">
                <text:p>0.010307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759348">
                <text:p>0.0007593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8352">
                <text:p>0.008835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235">
                <text:p>0.00442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8056">
                <text:p>0.020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7904">
                <text:p>0.04790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63009">
                <text:p>0.0076300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4016">
                <text:p>0.02240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4858">
                <text:p>0.04448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47752">
                <text:p>0.007477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9449">
                <text:p>0.010944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2316">
                <text:p>0.015231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6875">
                <text:p>0.0044687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4004">
                <text:p>0.01340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059">
                <text:p>0.01800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6202">
                <text:p>0.00416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60736">
                <text:p>0.008607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41443">
                <text:p>0.009414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64">
                <text:p>0.014576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8514">
                <text:p>0.00778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9185">
                <text:p>0.014918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5787">
                <text:p>0.014578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0227">
                <text:p>0.02202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8822">
                <text:p>0.0118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54752">
                <text:p>0.0001547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8436">
                <text:p>0.010843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37609">
                <text:p>0.02376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38828">
                <text:p>0.0083882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8091">
                <text:p>0.0076809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7363">
                <text:p>0.02373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23352">
                <text:p>0.008233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4112">
                <text:p>0.01641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22421">
                <text:p>0.01224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9536">
                <text:p>0.008953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2543">
                <text:p>0.023254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51507">
                <text:p>0.015150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25027">
                <text:p>0.009250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23923">
                <text:p>0.0022392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64288">
                <text:p>0.016428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46125">
                <text:p>0.00044612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78226">
                <text:p>0.02782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21153">
                <text:p>0.005211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740133">
                <text:p>0.0074013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8727">
                <text:p>0.0287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48702">
                <text:p>0.0034870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1295">
                <text:p>0.02212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91409">
                <text:p>0.039140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30169">
                <text:p>0.0073016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">
                <text:p>0.0144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53467">
                <text:p>0.03534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5888">
                <text:p>0.016588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61735">
                <text:p>0.0086173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1645">
                <text:p>0.02116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9579">
                <text:p>0.028957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5691">
                <text:p>0.008569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121">
                <text:p>0.01491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67114">
                <text:p>0.001671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80418">
                <text:p>0.008804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996098">
                <text:p>0.00099609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66814">
                <text:p>0.0076681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38152">
                <text:p>0.0083815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7351">
                <text:p>0.019735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164">
                <text:p>0.014516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4308">
                <text:p>0.01443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9927">
                <text:p>0.01399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3213">
                <text:p>0.0036321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312483">
                <text:p>0.0312483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1299">
                <text:p>0.022129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9396">
                <text:p>0.020939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07318">
                <text:p>0.020731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8676">
                <text:p>0.01086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42186">
                <text:p>0.0044218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3792">
                <text:p>0.00737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85791">
                <text:p>0.008857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73109">
                <text:p>0.0047310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64347">
                <text:p>0.005643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9173">
                <text:p>0.012917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57305">
                <text:p>0.0045730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24">
                <text:p>0.0149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07305">
                <text:p>0.020730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71421">
                <text:p>0.00047142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6696">
                <text:p>0.015669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57071">
                <text:p>0.035707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2957">
                <text:p>0.004629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9747">
                <text:p>0.017974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59346">
                <text:p>0.02593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3288">
                <text:p>0.00022328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3219">
                <text:p>0.016321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3045">
                <text:p>0.010304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26112">
                <text:p>0.00022611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547011">
                <text:p>0.0054701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6993">
                <text:p>0.002669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358984">
                <text:p>0.003589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6669">
                <text:p>0.0166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08575">
                <text:p>0.002085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62954">
                <text:p>0.01629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9716">
                <text:p>0.02971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39342">
                <text:p>0.000393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0949">
                <text:p>0.020094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6854">
                <text:p>0.02368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25744">
                <text:p>0.00925744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7679">
                <text:p>0.0043767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14994">
                <text:p>0.00114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6281">
                <text:p>0.015628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800665">
                <text:p>0.0080066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67089">
                <text:p>0.0046708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9776">
                <text:p>0.01497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4">
                <text:p>0.02258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9178">
                <text:p>0.01191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8943">
                <text:p>0.011894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9995">
                <text:p>0.00999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1044">
                <text:p>0.011104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3709">
                <text:p>0.02037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5857">
                <text:p>0.02258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8546">
                <text:p>0.018854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1091">
                <text:p>0.01210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02108">
                <text:p>0.0040210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93263">
                <text:p>0.0193263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3991">
                <text:p>0.025399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3622">
                <text:p>0.018362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55545">
                <text:p>0.0065554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2394">
                <text:p>0.00010239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02312">
                <text:p>0.0030231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0658">
                <text:p>0.023065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2339">
                <text:p>0.004123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6994">
                <text:p>0.01369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4975">
                <text:p>0.0092497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251">
                <text:p>0.014725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18822">
                <text:p>0.0041882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2109">
                <text:p>0.003210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90539">
                <text:p>0.019053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91726">
                <text:p>0.0079172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70142">
                <text:p>0.0057014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208138">
                <text:p>0.00020813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0461">
                <text:p>0.01046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56863">
                <text:p>0.01568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57855">
                <text:p>0.0045785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23464">
                <text:p>0.022346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8856">
                <text:p>0.014885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41224">
                <text:p>0.024122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37297">
                <text:p>0.0237297</text:p>
              </table:table-cell>
              <table:table-cell office:value-type="float" office:value="0.0464059">
                <text:p>0.0464059</text:p>
              </table:table-cell>
              <table:table-cell office:value-type="float" office:value="0">
                <text:p>0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22369">
                <text:p>0.012236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9121">
                <text:p>0.015912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9827">
                <text:p>0.01398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68996">
                <text:p>0.036899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66252">
                <text:p>0.0076625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42137">
                <text:p>0.014213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65582">
                <text:p>0.0036558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0898">
                <text:p>0.01108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07706">
                <text:p>0.00010770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6935">
                <text:p>0.015693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4368">
                <text:p>0.0014436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63182">
                <text:p>0.0046318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1848">
                <text:p>0.01118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6038">
                <text:p>0.03760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78657">
                <text:p>0.01786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14956">
                <text:p>0.007149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8446">
                <text:p>0.027844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21795">
                <text:p>0.022179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0859514">
                <text:p>0.00085951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7559">
                <text:p>0.029755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26329">
                <text:p>0.0126329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28501">
                <text:p>0.002850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22">
                <text:p>0.02082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43318">
                <text:p>0.00243318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11694">
                <text:p>0.0031169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00367">
                <text:p>0.00900367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5137">
                <text:p>0.010513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32327">
                <text:p>0.013232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43726">
                <text:p>0.014372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9416">
                <text:p>0.010941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71555">
                <text:p>0.00771555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7849">
                <text:p>0.032784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690001">
                <text:p>0.006900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12948">
                <text:p>0.011294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7655">
                <text:p>0.0176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7134">
                <text:p>0.014713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643459">
                <text:p>0.00643459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1465">
                <text:p>0.013146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85484">
                <text:p>0.018548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10276">
                <text:p>0.021027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80363">
                <text:p>0.0048036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01">
                <text:p>0.0101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164978">
                <text:p>0.00164978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54253">
                <text:p>0.004542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67574">
                <text:p>0.0096757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8454">
                <text:p>0.017845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62738">
                <text:p>0.0046273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85576">
                <text:p>0.002855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13532">
                <text:p>0.0071353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77498">
                <text:p>0.017749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989125">
                <text:p>0.0098912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88092">
                <text:p>0.01880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46986">
                <text:p>0.024698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264344">
                <text:p>0.0026434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7057">
                <text:p>0.01705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906348">
                <text:p>0.000906348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151727">
                <text:p>0.0015172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334504">
                <text:p>0.0334504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87553">
                <text:p>0.0058755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219212">
                <text:p>0.021921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50087">
                <text:p>0.015008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2692">
                <text:p>0.0362692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14285">
                <text:p>0.014285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383866">
                <text:p>0.0038386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54576">
                <text:p>0.015457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439217">
                <text:p>0.00043921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149567">
                <text:p>0.0149567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43231">
                <text:p>0.0143231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30754">
                <text:p>0.00430754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792302">
                <text:p>0.0079230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43136">
                <text:p>0.00943136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415976">
                <text:p>0.00415976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904821">
                <text:p>0.00904821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36955">
                <text:p>0.00236955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238056">
                <text:p>0.0238056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54793">
                <text:p>0.00854793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777972">
                <text:p>0.000777972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849192">
                <text:p>0.00849192</text:p>
              </table:table-cell>
              <table:table-cell office:value-type="float" office:value="0.0351395">
                <text:p>0.03513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1419">
                <text:p>0.0301419</text:p>
              </table:table-cell>
              <table:table-cell office:value-type="float" office:value="0.0464059">
                <text:p>0.0464059</text:p>
              </table:table-cell>
              <table:table-cell office:value-type="float" office:value="0.000322557">
                <text:p>0.000322557</text:p>
              </table:table-cell>
              <table:table-cell office:value-type="float" office:value="0.0315196">
                <text:p>0.0315196</text:p>
              </table:table-cell>
              <table:table-cell office:value-type="float" office:value="0.00486135">
                <text:p>0.00486135</text:p>
              </table:table-cell>
              <table:table-cell office:value-type="float" office:value="0.0351395">
                <text:p>0.03513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594cm" svg:height="25.083cm" xlink:href=".." xlink:type="simple" chart:class="chart:line" chart:style-name="ch1">
        <chart:legend chart:legend-position="end" svg:x="40.684cm" svg:y="11.495cm" style:legend-expansion="high" chart:style-name="ch2"/>
        <chart:plot-area chart:style-name="ch3" table:cell-range-address="Sheet2.A1:Sheet2.D249" chart:data-source-has-labels="row" svg:x="0.891cm" svg:y="0.501cm" svg:width="38.902cm" svg:height="24.081cm">
          <chartooo:coordinate-region svg:x="1.803cm" svg:y="0.622cm" svg:width="37.99cm" svg:height="22.9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249" chart:label-cell-address="Sheet2.A1:Sheet2.A1" chart:class="chart:line">
            <chart:data-point chart:repeated="248"/>
          </chart:series>
          <chart:series chart:style-name="ch7" chart:values-cell-range-address="Sheet2.B2:Sheet2.B249" chart:label-cell-address="Sheet2.B1:Sheet2.B1" chart:class="chart:line">
            <chart:data-point chart:repeated="248"/>
          </chart:series>
          <chart:series chart:style-name="ch8" chart:values-cell-range-address="Sheet2.C2:Sheet2.C249" chart:label-cell-address="Sheet2.C1:Sheet2.C1" chart:class="chart:line">
            <chart:data-point chart:repeated="248"/>
          </chart:series>
          <chart:series chart:style-name="ch9" chart:values-cell-range-address="Sheet2.D2:Sheet2.D249" chart:label-cell-address="Sheet2.D1:Sheet2.D1" chart:class="chart:line">
            <chart:data-point chart:repeated="2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Sheet2.A1:Sheet2.A1</svg:desc>
                </draw:g>
              </table:table-cell>
              <table:table-cell office:value-type="string">
                <text:p>Reč</text:p>
                <draw:g>
                  <svg:desc>Sheet2.B1:Sheet2.B1</svg:desc>
                </draw:g>
              </table:table-cell>
              <table:table-cell office:value-type="string">
                <text:p>Prah</text:p>
                <draw:g>
                  <svg:desc>Sheet2.C1:Sheet2.C1</svg:desc>
                </draw:g>
              </table:table-cell>
              <table:table-cell office:value-type="string">
                <text:p>Reč skutočnosť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2098">
                <text:p>0.0182098</text:p>
                <draw:g>
                  <svg:desc>Sheet2.A2:Sheet2.A249</svg:desc>
                </draw:g>
              </table:table-cell>
              <table:table-cell office:value-type="float" office:value="0.02">
                <text:p>0.02</text:p>
                <draw:g>
                  <svg:desc>Sheet2.B2:Sheet2.B249</svg:desc>
                </draw:g>
              </table:table-cell>
              <table:table-cell office:value-type="float" office:value="0.0237736">
                <text:p>0.0237736</text:p>
                <draw:g>
                  <svg:desc>Sheet2.C2:Sheet2.C249</svg:desc>
                </draw:g>
              </table:table-cell>
              <table:table-cell office:value-type="float" office:value="NaN">
                <text:p>NaN</text:p>
                <draw:g>
                  <svg:desc>Sheet2.D2:Sheet2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7384">
                <text:p>0.012738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0612">
                <text:p>0.00085061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8493">
                <text:p>0.0024849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018">
                <text:p>0.010101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3676">
                <text:p>0.012367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38448">
                <text:p>0.00043844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5459">
                <text:p>0.0062545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6249">
                <text:p>0.0084624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99726">
                <text:p>0.0079972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946">
                <text:p>0.017894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4625">
                <text:p>0.010462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84532">
                <text:p>0.0058453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048">
                <text:p>0.014504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72024">
                <text:p>0.0067202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7795">
                <text:p>0.012779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7628">
                <text:p>0.018762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716">
                <text:p>0.01871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865">
                <text:p>0.021886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3211">
                <text:p>0.012321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82406">
                <text:p>0.00068240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3286">
                <text:p>0.014328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91808">
                <text:p>0.0049180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8801">
                <text:p>0.017880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28248">
                <text:p>0.0022824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4363">
                <text:p>0.011436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3016">
                <text:p>0.0014301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9336">
                <text:p>0.0027933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931">
                <text:p>0.010493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4529">
                <text:p>0.021452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67365">
                <text:p>0.0026736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45143">
                <text:p>0.00024514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49228">
                <text:p>0.0084922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5667">
                <text:p>0.015566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0287">
                <text:p>0.003028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17817">
                <text:p>0.0041781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80696">
                <text:p>0.0028069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68011">
                <text:p>0.0000016801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72143">
                <text:p>0.00067214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2104">
                <text:p>0.018210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47382">
                <text:p>0.0054738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3554">
                <text:p>0.0033355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32244">
                <text:p>0.0053224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4456">
                <text:p>0.018445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242">
                <text:p>0.022524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1098">
                <text:p>0.012109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22649">
                <text:p>0.00022264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5476">
                <text:p>0.011547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2903">
                <text:p>0.022290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9345">
                <text:p>0.020934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155">
                <text:p>0.016815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1429">
                <text:p>0.010142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2071">
                <text:p>0.013207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8777">
                <text:p>0.020877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83799">
                <text:p>0.0068379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45337">
                <text:p>0.014533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33703">
                <text:p>0.0043370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23436">
                <text:p>0.00032343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6812">
                <text:p>0.004681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18362">
                <text:p>0.041836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99111">
                <text:p>0.0099911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8262">
                <text:p>0.019826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71777">
                <text:p>0.0047177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33761">
                <text:p>0.00063376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61538">
                <text:p>0.0016153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5419">
                <text:p>0.0001541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79568">
                <text:p>0.0087956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23905">
                <text:p>0.022390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38522">
                <text:p>0.033852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0665">
                <text:p>0.035066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4449">
                <text:p>0.020444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643">
                <text:p>0.01264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6192">
                <text:p>0.010619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99638">
                <text:p>0.00079963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0518">
                <text:p>0.0001051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3327">
                <text:p>0.013332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95983">
                <text:p>0.0089598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46424">
                <text:p>0.00014642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62263">
                <text:p>0.0066226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32444">
                <text:p>0.0063244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5516">
                <text:p>0.018551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27558">
                <text:p>0.022755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757">
                <text:p>0.01275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55042">
                <text:p>0.0085504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53129">
                <text:p>0.0045312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0918">
                <text:p>0.013091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31954">
                <text:p>0.0073195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56268">
                <text:p>0.0095626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1901">
                <text:p>0.02190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8976">
                <text:p>0.021897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61683">
                <text:p>0.006168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7227">
                <text:p>0.015722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02777">
                <text:p>0.0030277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37222">
                <text:p>0.0013722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21407">
                <text:p>0.0092140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43761">
                <text:p>0.00024376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95211">
                <text:p>0.0079521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55429">
                <text:p>0.00065542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4871">
                <text:p>0.021487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31661">
                <text:p>0.0043166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52465">
                <text:p>0.0045246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8479">
                <text:p>0.010847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19261">
                <text:p>0.00021926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45065">
                <text:p>0.0074506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211">
                <text:p>0.052521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0457">
                <text:p>0.062045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3987">
                <text:p>0.032398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7215">
                <text:p>0.067721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76216">
                <text:p>0.0017621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109">
                <text:p>0.04910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80533">
                <text:p>0.0098053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39707">
                <text:p>0.013970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395816">
                <text:p>0.00039581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15284">
                <text:p>0.0081528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51836">
                <text:p>0.055183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94784">
                <text:p>0.049478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7408">
                <text:p>0.022740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7476">
                <text:p>0.03747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29838">
                <text:p>0.052983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1396">
                <text:p>0.031139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0821">
                <text:p>0.012082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493">
                <text:p>0.02149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08503">
                <text:p>0.0030850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302">
                <text:p>0.0430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02588">
                <text:p>0.030258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7732">
                <text:p>0.014773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679865">
                <text:p>0.0067986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3181">
                <text:p>0.031318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3817">
                <text:p>0.020381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2393">
                <text:p>0.010239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38263">
                <text:p>0.0013826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3058">
                <text:p>0.013305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2301">
                <text:p>0.01230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55673">
                <text:p>0.0085567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09258">
                <text:p>0.0060925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01903">
                <text:p>0.010190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4151">
                <text:p>0.010415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4151">
                <text:p>0.010415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14213">
                <text:p>0.00011421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0295">
                <text:p>0.01029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4518">
                <text:p>0.0022451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088">
                <text:p>0.01308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24017">
                <text:p>0.022401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73979">
                <text:p>0.017397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80767">
                <text:p>0.018076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04501">
                <text:p>0.00204501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8203">
                <text:p>0.020820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3682">
                <text:p>0.013368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95376">
                <text:p>0.00295376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1102">
                <text:p>0.006110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47928">
                <text:p>0.0054792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419563">
                <text:p>0.00041956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3038">
                <text:p>0.0103038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7234">
                <text:p>0.0107234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7679">
                <text:p>0.005767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39882">
                <text:p>0.0063988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30917">
                <text:p>0.000630917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0453">
                <text:p>0.011045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02785">
                <text:p>0.020278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06896">
                <text:p>0.030689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18028">
                <text:p>0.00021802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43685">
                <text:p>0.0024368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88466">
                <text:p>0.0088846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64457">
                <text:p>0.0086445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8767">
                <text:p>0.012876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25242">
                <text:p>0.022524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208">
                <text:p>0.01820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31676">
                <text:p>0.0083167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35225">
                <text:p>0.00073522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80986">
                <text:p>0.0018098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09943">
                <text:p>0.010994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14281">
                <text:p>0.031428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39074">
                <text:p>0.0083907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39419">
                <text:p>0.023941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4329">
                <text:p>0.010432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60486">
                <text:p>0.056048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55378">
                <text:p>0.0055537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57737">
                <text:p>0.015773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8527">
                <text:p>0.020852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1887">
                <text:p>0.016188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77282">
                <text:p>0.047728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30974">
                <text:p>0.0013097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35618">
                <text:p>0.013561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9681">
                <text:p>0.019968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01815">
                <text:p>0.020181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17539">
                <text:p>0.0041753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9014">
                <text:p>0.018901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24936">
                <text:p>0.022493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4295">
                <text:p>0.01429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12584">
                <text:p>0.0011258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5045">
                <text:p>0.019504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9039">
                <text:p>0.011903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8741">
                <text:p>0.010874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1687">
                <text:p>0.032168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398">
                <text:p>0.02939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856337">
                <text:p>0.0085633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04644">
                <text:p>0.0080464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80963">
                <text:p>0.058096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25264">
                <text:p>0.022526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1759">
                <text:p>0.009175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36498">
                <text:p>0.023649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3447">
                <text:p>0.010344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5228">
                <text:p>0.02522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63328">
                <text:p>0.00036332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32841">
                <text:p>0.013284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945869">
                <text:p>0.0094586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04857">
                <text:p>0.0040485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47539">
                <text:p>0.0034753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24833">
                <text:p>0.00072483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80163">
                <text:p>0.0088016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240618">
                <text:p>0.00024061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3352">
                <text:p>0.01335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33614">
                <text:p>0.013361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14541">
                <text:p>0.0071454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49102">
                <text:p>0.0054910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213">
                <text:p>0.02621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3265">
                <text:p>0.0133265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11873">
                <text:p>0.0031187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83996">
                <text:p>0.0058399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47077">
                <text:p>0.0044707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02948">
                <text:p>0.010294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976251">
                <text:p>0.0097625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4126">
                <text:p>0.012412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34894">
                <text:p>0.00023489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945508">
                <text:p>0.0094550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4383">
                <text:p>0.011438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4088">
                <text:p>0.010408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63597">
                <text:p>0.026359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509">
                <text:p>0.015950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1806">
                <text:p>0.0022180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9909">
                <text:p>0.00199909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4902">
                <text:p>0.0024902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60161">
                <text:p>0.000260161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8606">
                <text:p>0.012860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01863">
                <text:p>0.020186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01598">
                <text:p>0.0080159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00938">
                <text:p>0.0080093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99213">
                <text:p>0.000299213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968">
                <text:p>0.017968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8374">
                <text:p>0.0118374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2876">
                <text:p>0.00262876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5157">
                <text:p>0.0125157</text:p>
              </table:table-cell>
              <table:table-cell office:value-type="float" office:value="0.07">
                <text:p>0.07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00972">
                <text:p>0.0100972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02065">
                <text:p>0.0102065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33749">
                <text:p>0.0133749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749903">
                <text:p>0.000749903</text:p>
              </table:table-cell>
              <table:table-cell office:value-type="float" office:value="0.02">
                <text:p>0.02</text:p>
              </table:table-cell>
              <table:table-cell office:value-type="float" office:value="0.0237736">
                <text:p>0.02377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